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1.986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1.332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15.344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3.773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272cm"/>
    </style:style>
    <style:style style:name="co15" style:family="table-column">
      <style:table-column-properties fo:break-before="auto" style:column-width="1.96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3.316cm" fo:break-before="auto" style:use-optimal-row-height="true"/>
    </style:style>
    <style:style style:name="ro6" style:family="table-row">
      <style:table-row-properties style:row-height="1.685cm" fo:break-before="auto" style:use-optimal-row-height="true"/>
    </style:style>
    <style:style style:name="ro7" style:family="table-row">
      <style:table-row-properties style:row-height="2.29cm" fo:break-before="auto" style:use-optimal-row-height="true"/>
    </style:style>
    <style:style style:name="ro8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1.21cm" fo:break-before="auto" style:use-optimal-row-height="true"/>
    </style:style>
    <style:style style:name="ro10" style:family="table-row">
      <style:table-row-properties style:row-height="0.961cm" fo:break-before="auto" style:use-optimal-row-height="true"/>
    </style:style>
    <style:style style:name="ro11" style:family="table-row">
      <style:table-row-properties style:row-height="1.789cm" fo:break-before="auto" style:use-optimal-row-height="true"/>
    </style:style>
    <style:style style:name="ro12" style:family="table-row">
      <style:table-row-properties style:row-height="3.106cm" fo:break-before="auto" style:use-optimal-row-height="true"/>
    </style:style>
    <style:style style:name="ro13" style:family="table-row">
      <style:table-row-properties style:row-height="2.552cm" fo:break-before="auto" style:use-optimal-row-height="true"/>
    </style:style>
    <style:style style:name="ro14" style:family="table-row">
      <style:table-row-properties style:row-height="4.396cm" fo:break-before="auto" style:use-optimal-row-height="true"/>
    </style:style>
    <style:style style:name="ro15" style:family="table-row">
      <style:table-row-properties style:row-height="5.265cm" fo:break-before="auto" style:use-optimal-row-height="true"/>
    </style:style>
    <style:style style:name="ro16" style:family="table-row">
      <style:table-row-properties style:row-height="6.133cm" fo:break-before="auto" style:use-optimal-row-height="true"/>
    </style:style>
    <style:style style:name="ro17" style:family="table-row">
      <style:table-row-properties style:row-height="3.526cm" fo:break-before="auto" style:use-optimal-row-height="true"/>
    </style:style>
    <style:style style:name="ro18" style:family="table-row">
      <style:table-row-properties style:row-height="2.342cm" fo:break-before="auto" style:use-optimal-row-height="true"/>
    </style:style>
    <style:style style:name="ro19" style:family="table-row">
      <style:table-row-properties style:row-height="1.579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2.658cm" fo:break-before="auto" style:use-optimal-row-height="true"/>
    </style:style>
    <style:style style:name="ro22" style:family="table-row">
      <style:table-row-properties style:row-height="2.448cm" fo:break-before="auto" style:use-optimal-row-height="true"/>
    </style:style>
    <style:style style:name="ro23" style:family="table-row">
      <style:table-row-properties style:row-height="1.053cm" fo:break-before="auto" style:use-optimal-row-height="true"/>
    </style:style>
    <style:style style:name="ro24" style:family="table-row">
      <style:table-row-properties style:row-height="0.792cm" fo:break-before="auto" style:use-optimal-row-height="true"/>
    </style:style>
    <style:style style:name="ro25" style:family="table-row">
      <style:table-row-properties style:row-height="2.184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2.027cm" fo:break-before="auto" style:use-optimal-row-height="true"/>
    </style:style>
    <style:style style:name="ro28" style:family="table-row">
      <style:table-row-properties style:row-height="2.895cm" fo:break-before="auto" style:use-optimal-row-height="true"/>
    </style:style>
    <style:style style:name="ro29" style:family="table-row">
      <style:table-row-properties style:row-height="1.395cm" fo:break-before="auto" style:use-optimal-row-height="true"/>
    </style:style>
    <style:style style:name="ro30" style:family="table-row">
      <style:table-row-properties style:row-height="3.422cm" fo:break-before="auto" style:use-optimal-row-height="true"/>
    </style:style>
    <style:style style:name="ro31" style:family="table-row">
      <style:table-row-properties style:row-height="1.131cm" fo:break-before="auto" style:use-optimal-row-height="true"/>
    </style:style>
    <style:style style:name="ro32" style:family="table-row">
      <style:table-row-properties style:row-height="2.947cm" fo:break-before="auto" style:use-optimal-row-height="true"/>
    </style:style>
    <style:style style:name="ro33" style:family="table-row">
      <style:table-row-properties style:row-height="2.21cm" fo:break-before="auto" style:use-optimal-row-height="true"/>
    </style:style>
    <style:style style:name="ro34" style:family="table-row">
      <style:table-row-properties style:row-height="4.106cm" fo:break-before="auto" style:use-optimal-row-height="true"/>
    </style:style>
    <style:style style:name="ro35" style:family="table-row">
      <style:table-row-properties style:row-height="0.623cm" fo:break-before="auto" style:use-optimal-row-height="true"/>
    </style:style>
    <style:style style:name="ro36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wrap-option="wrap" fo:border="0.002cm solid #000000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99ff66" fo:wrap-option="wrap" fo:border="0.002cm solid #000000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33ff99" fo:wrap-option="wrap" fo:border="0.002cm solid #000000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ffcc00"/>
      <style:text-properties fo:font-size="15pt" style:font-size-asian="15pt" style:font-size-complex="15pt"/>
    </style:style>
    <style:style style:name="ce8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0" style:family="table-cell" style:parent-style-name="Default" style:data-style-name="N111">
      <style:text-properties fo:font-size="15pt" style:font-size-asian="15pt" style:font-size-complex="15pt"/>
    </style:style>
    <style:style style:name="ce11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12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3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14" style:family="table-cell" style:parent-style-name="Default" style:data-style-name="N112"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ＭＳ Ｐゴシック" style:font-size-asian="15pt" style:font-name-complex="Mangal" style:font-size-complex="15pt"/>
    </style:style>
    <style:style style:name="ce17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9" style:family="table-cell" style:parent-style-name="Default"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1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23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1"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27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28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style:font-name="Arial" fo:font-size="18pt" style:font-size-asian="18pt" style:font-name-complex="Arial" style:font-size-complex="18pt" style:language-complex="en" style:country-complex="US"/>
    </style:style>
    <style:style style:name="ce30" style:family="table-cell" style:parent-style-name="Default">
      <style:table-cell-properties fo:wrap-option="wrap" fo:border="0.002cm solid #000000"/>
      <style:text-properties style:font-name="Arial" fo:font-size="22pt" style:font-size-asian="22pt" style:font-size-complex="22pt"/>
    </style:style>
    <style:style style:name="ce31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32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33" style:family="table-cell" style:parent-style-name="Default">
      <style:table-cell-properties fo:wrap-option="wrap" fo:border="0.002cm solid #000000"/>
      <style:text-properties style:font-name="Consolas" fo:font-size="14pt" style:font-size-asian="14pt" style:font-size-complex="14pt"/>
    </style:style>
    <style:style style:name="ce34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35" style:family="table-cell" style:parent-style-name="Default">
      <style:table-cell-properties fo:wrap-option="wrap" fo:border="0.002cm solid #000000"/>
      <style:text-properties style:font-name="Consolas" fo:font-size="22pt" style:font-size-asian="22pt" style:font-size-complex="22pt"/>
    </style:style>
    <style:style style:name="ce36" style:family="table-cell" style:parent-style-name="Default">
      <style:table-cell-properties fo:wrap-option="wrap" fo:border="0.002cm solid #000000"/>
      <style:text-properties style:font-name="Consolas" fo:font-size="18pt" style:font-size-asian="18pt" style:font-size-complex="18pt"/>
    </style:style>
    <style:style style:name="ce37" style:family="table-cell" style:parent-style-name="Default">
      <style:table-cell-properties fo:wrap-option="wrap" fo:border="0.002cm solid #000000"/>
      <style:text-properties style:font-name="Consolas" fo:font-size="20pt" style:font-size-asian="20pt" style:font-size-complex="20pt"/>
    </style:style>
    <style:style style:name="ce38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39" style:family="table-cell" style:parent-style-name="Default">
      <style:table-cell-properties fo:wrap-option="wrap" fo:border="0.002cm solid #000000"/>
      <style:text-properties style:font-name="Arial" fo:font-size="18pt" style:font-size-asian="18pt" style:font-size-complex="18pt"/>
    </style:style>
    <style:style style:name="ce40" style:family="table-cell" style:parent-style-name="Default">
      <style:table-cell-properties fo:wrap-option="wrap" fo:border="0.002cm solid #000000"/>
      <style:text-properties style:font-name="Arial" fo:font-size="20pt" style:font-size-asian="20pt" style:font-size-complex="20pt"/>
    </style:style>
    <style:style style:name="ce41" style:family="table-cell" style:parent-style-name="Default" style:data-style-name="N113">
      <style:table-cell-properties fo:background-color="#ccffff" style:text-align-source="value-type" style:repeat-content="false" fo:border="0.002cm solid #000000"/>
      <style:paragraph-properties fo:margin-left="0cm"/>
      <style:text-properties fo:font-size="14pt" style:font-size-asian="14pt" style:font-size-complex="14pt"/>
    </style:style>
    <style:style style:name="ce42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3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45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6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</office:automatic-styles>
  <office:body>
    <office:spreadsheet>
      <table:table table:name="vi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1" table:visibility="collapse" table:default-cell-style-name="ce1"/>
        <table:table-column table:style-name="co5" table:visibility="collapse" table:default-cell-style-name="ce1"/>
        <table:table-column table:style-name="co6" table:number-columns-repeated="35" table:default-cell-style-name="ce1"/>
        <table:table-column table:style-name="co5" table:default-cell-style-name="ce1"/>
        <table:table-column table:style-name="co1" table:number-columns-repeated="978" table:default-cell-style-name="ce1"/>
        <table:table-row table:style-name="ro1">
          <table:table-cell table:number-columns-repeated="2"/>
          <table:table-cell table:style-name="ce7" office:value-type="string">
            <text:p>sum</text:p>
          </table:table-cell>
          <table:table-cell table:number-columns-repeated="7"/>
          <table:table-cell table:style-name="ce15" table:formula="of:=COUNTIF([.K4:.K52];&quot;x&quot;)" office:value-type="float" office:value="0">
            <text:p>0</text:p>
          </table:table-cell>
          <table:table-cell table:style-name="ce15" table:formula="of:=COUNTIF([.L4:.L52];&quot;x&quot;)" office:value-type="float" office:value="0">
            <text:p>0</text:p>
          </table:table-cell>
          <table:table-cell table:style-name="ce15" table:formula="of:=COUNTIF([.M4:.M52];&quot;x&quot;)" office:value-type="float" office:value="0">
            <text:p>0</text:p>
          </table:table-cell>
          <table:table-cell table:style-name="ce15" table:formula="of:=COUNTIF([.N4:.N52];&quot;x&quot;)" office:value-type="float" office:value="3">
            <text:p>3</text:p>
          </table:table-cell>
          <table:table-cell table:style-name="ce15" table:formula="of:=COUNTIF([.O4:.O52];&quot;x&quot;)" office:value-type="float" office:value="3">
            <text:p>3</text:p>
          </table:table-cell>
          <table:table-cell table:style-name="ce15" table:formula="of:=COUNTIF([.P4:.P52];&quot;x&quot;)" office:value-type="float" office:value="3">
            <text:p>3</text:p>
          </table:table-cell>
          <table:table-cell table:style-name="ce15" table:formula="of:=COUNTIF([.Q4:.Q52];&quot;x&quot;)" office:value-type="float" office:value="3">
            <text:p>3</text:p>
          </table:table-cell>
          <table:table-cell table:style-name="ce15" table:formula="of:=COUNTIF([.R4:.R52];&quot;x&quot;)" office:value-type="float" office:value="3">
            <text:p>3</text:p>
          </table:table-cell>
          <table:table-cell table:style-name="ce15" table:formula="of:=COUNTIF([.S4:.S52];&quot;x&quot;)" office:value-type="float" office:value="3">
            <text:p>3</text:p>
          </table:table-cell>
          <table:table-cell table:style-name="ce15" table:formula="of:=COUNTIF([.T4:.T52];&quot;x&quot;)" office:value-type="float" office:value="3">
            <text:p>3</text:p>
          </table:table-cell>
          <table:table-cell table:style-name="ce15" table:formula="of:=COUNTIF([.U4:.U52];&quot;x&quot;)" office:value-type="float" office:value="3">
            <text:p>3</text:p>
          </table:table-cell>
          <table:table-cell table:style-name="ce15" table:formula="of:=COUNTIF([.V4:.V52];&quot;x&quot;)" office:value-type="float" office:value="4">
            <text:p>4</text:p>
          </table:table-cell>
          <table:table-cell table:style-name="ce15" table:formula="of:=COUNTIF([.W4:.W52];&quot;x&quot;)" office:value-type="float" office:value="3">
            <text:p>3</text:p>
          </table:table-cell>
          <table:table-cell table:style-name="ce15" table:formula="of:=COUNTIF([.X4:.X52];&quot;x&quot;)" office:value-type="float" office:value="3">
            <text:p>3</text:p>
          </table:table-cell>
          <table:table-cell table:style-name="ce15" table:formula="of:=COUNTIF([.Y4:.Y52];&quot;x&quot;)" office:value-type="float" office:value="3">
            <text:p>3</text:p>
          </table:table-cell>
          <table:table-cell table:style-name="ce15" table:formula="of:=COUNTIF([.Z4:.Z52];&quot;x&quot;)" office:value-type="float" office:value="3">
            <text:p>3</text:p>
          </table:table-cell>
          <table:table-cell table:style-name="ce15" table:formula="of:=COUNTIF([.AA4:.AA52];&quot;x&quot;)" office:value-type="float" office:value="3">
            <text:p>3</text:p>
          </table:table-cell>
          <table:table-cell table:style-name="ce15" table:formula="of:=COUNTIF([.AB4:.AB52];&quot;x&quot;)" office:value-type="float" office:value="4">
            <text:p>4</text:p>
          </table:table-cell>
          <table:table-cell table:style-name="ce15" table:formula="of:=COUNTIF([.AC4:.AC52];&quot;x&quot;)" office:value-type="float" office:value="4">
            <text:p>4</text:p>
          </table:table-cell>
          <table:table-cell table:style-name="ce15" table:formula="of:=COUNTIF([.AD4:.AD52];&quot;x&quot;)" office:value-type="float" office:value="4">
            <text:p>4</text:p>
          </table:table-cell>
          <table:table-cell table:style-name="ce15" table:formula="of:=COUNTIF([.AE4:.AE52];&quot;x&quot;)" office:value-type="float" office:value="4">
            <text:p>4</text:p>
          </table:table-cell>
          <table:table-cell table:style-name="ce15" table:formula="of:=COUNTIF([.AF4:.AF52];&quot;x&quot;)" office:value-type="float" office:value="4">
            <text:p>4</text:p>
          </table:table-cell>
          <table:table-cell table:style-name="ce15" table:formula="of:=COUNTIF([.AG4:.AG52];&quot;x&quot;)" office:value-type="float" office:value="4">
            <text:p>4</text:p>
          </table:table-cell>
          <table:table-cell table:style-name="ce15" table:formula="of:=COUNTIF([.AH4:.AH52];&quot;#x&quot;)" office:value-type="float" office:value="0">
            <text:p>0</text:p>
          </table:table-cell>
          <table:table-cell table:style-name="ce15" table:formula="of:=COUNTIF([.AI4:.AI52];&quot;#x&quot;)" office:value-type="float" office:value="0">
            <text:p>0</text:p>
          </table:table-cell>
          <table:table-cell table:style-name="ce15" table:formula="of:=COUNTIF([.AJ4:.AJ52];&quot;x&quot;)" office:value-type="float" office:value="4">
            <text:p>4</text:p>
          </table:table-cell>
          <table:table-cell table:style-name="ce15" table:formula="of:=COUNTIF([.AK4:.AK52];&quot;x&quot;)" office:value-type="float" office:value="4">
            <text:p>4</text:p>
          </table:table-cell>
          <table:table-cell table:style-name="ce15" table:formula="of:=COUNTIF([.AL4:.AL52];&quot;x&quot;)" office:value-type="float" office:value="4">
            <text:p>4</text:p>
          </table:table-cell>
          <table:table-cell table:style-name="ce15" table:formula="of:=COUNTIF([.AM4:.AM52];&quot;x&quot;)" office:value-type="float" office:value="4">
            <text:p>4</text:p>
          </table:table-cell>
          <table:table-cell table:style-name="ce15" table:formula="of:=COUNTIF([.AN4:.AN52];&quot;x&quot;)" office:value-type="float" office:value="4">
            <text:p>4</text:p>
          </table:table-cell>
          <table:table-cell table:style-name="ce15" table:formula="of:=COUNTIF([.AO4:.AO52];&quot;x&quot;)" office:value-type="float" office:value="4">
            <text:p>4</text:p>
          </table:table-cell>
          <table:table-cell table:style-name="ce15" table:formula="of:=COUNTIF([.AP4:.AP52];&quot;x&quot;)" office:value-type="float" office:value="4">
            <text:p>4</text:p>
          </table:table-cell>
          <table:table-cell table:style-name="ce15" table:formula="of:=COUNTIF([.AQ4:.AQ52];&quot;x&quot;)" office:value-type="float" office:value="4">
            <text:p>4</text:p>
          </table:table-cell>
          <table:table-cell table:style-name="ce15" table:formula="of:=COUNTIF([.AR4:.AR52];&quot;x&quot;)" office:value-type="float" office:value="2">
            <text:p>2</text:p>
          </table:table-cell>
          <table:table-cell table:style-name="ce15" table:formula="of:=COUNTIF([.AS4:.AS52];&quot;x&quot;)"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7" office:value-type="string">
            <text:p>sum (o)</text:p>
          </table:table-cell>
          <table:table-cell table:number-columns-repeated="7"/>
          <table:table-cell table:style-name="ce16" table:formula="of:=COUNTIF([.K4:.K52];&quot;o&quot;)" office:value-type="float" office:value="0">
            <text:p>0</text:p>
          </table:table-cell>
          <table:table-cell table:style-name="ce16" table:formula="of:=COUNTIF([.L4:.L52];&quot;o&quot;)" office:value-type="float" office:value="0">
            <text:p>0</text:p>
          </table:table-cell>
          <table:table-cell table:style-name="ce16" table:formula="of:=COUNTIF([.M4:.M52];&quot;o&quot;)" office:value-type="float" office:value="0">
            <text:p>0</text:p>
          </table:table-cell>
          <table:table-cell table:style-name="ce16" table:formula="of:=COUNTIF([.N4:.N52];&quot;o&quot;)" office:value-type="float" office:value="0">
            <text:p>0</text:p>
          </table:table-cell>
          <table:table-cell table:style-name="ce16" table:formula="of:=COUNTIF([.O4:.O52];&quot;o&quot;)" office:value-type="float" office:value="0">
            <text:p>0</text:p>
          </table:table-cell>
          <table:table-cell table:style-name="ce16" table:formula="of:=COUNTIF([.P4:.P52];&quot;o&quot;)" office:value-type="float" office:value="0">
            <text:p>0</text:p>
          </table:table-cell>
          <table:table-cell table:style-name="ce16" table:formula="of:=COUNTIF([.Q4:.Q52];&quot;o&quot;)" office:value-type="float" office:value="0">
            <text:p>0</text:p>
          </table:table-cell>
          <table:table-cell table:style-name="ce16" table:formula="of:=COUNTIF([.R4:.R52];&quot;o&quot;)" office:value-type="float" office:value="0">
            <text:p>0</text:p>
          </table:table-cell>
          <table:table-cell table:style-name="ce16" table:formula="of:=COUNTIF([.S4:.S52];&quot;o&quot;)" office:value-type="float" office:value="0">
            <text:p>0</text:p>
          </table:table-cell>
          <table:table-cell table:style-name="ce16" table:formula="of:=COUNTIF([.T4:.T52];&quot;o&quot;)" office:value-type="float" office:value="0">
            <text:p>0</text:p>
          </table:table-cell>
          <table:table-cell table:style-name="ce16" table:formula="of:=COUNTIF([.U4:.U52];&quot;o&quot;)" office:value-type="float" office:value="0">
            <text:p>0</text:p>
          </table:table-cell>
          <table:table-cell table:style-name="ce16" table:formula="of:=COUNTIF([.V4:.V52];&quot;o&quot;)" office:value-type="float" office:value="0">
            <text:p>0</text:p>
          </table:table-cell>
          <table:table-cell table:style-name="ce16" table:formula="of:=COUNTIF([.W4:.W52];&quot;o&quot;)" office:value-type="float" office:value="0">
            <text:p>0</text:p>
          </table:table-cell>
          <table:table-cell table:style-name="ce16" table:formula="of:=COUNTIF([.X4:.X52];&quot;o&quot;)" office:value-type="float" office:value="0">
            <text:p>0</text:p>
          </table:table-cell>
          <table:table-cell table:style-name="ce16" table:formula="of:=COUNTIF([.Y4:.Y52];&quot;o&quot;)" office:value-type="float" office:value="0">
            <text:p>0</text:p>
          </table:table-cell>
          <table:table-cell table:style-name="ce16" table:formula="of:=COUNTIF([.Z4:.Z52];&quot;o&quot;)" office:value-type="float" office:value="0">
            <text:p>0</text:p>
          </table:table-cell>
          <table:table-cell table:style-name="ce16" table:formula="of:=COUNTIF([.AA4:.AA52];&quot;o&quot;)" office:value-type="float" office:value="0">
            <text:p>0</text:p>
          </table:table-cell>
          <table:table-cell table:style-name="ce16" table:formula="of:=COUNTIF([.AB4:.AB52];&quot;o&quot;)" office:value-type="float" office:value="0">
            <text:p>0</text:p>
          </table:table-cell>
          <table:table-cell table:style-name="ce16" table:formula="of:=COUNTIF([.AC4:.AC52];&quot;o&quot;)" office:value-type="float" office:value="0">
            <text:p>0</text:p>
          </table:table-cell>
          <table:table-cell table:style-name="ce16" table:formula="of:=COUNTIF([.AD4:.AD52];&quot;o&quot;)" office:value-type="float" office:value="0">
            <text:p>0</text:p>
          </table:table-cell>
          <table:table-cell table:style-name="ce16" table:formula="of:=COUNTIF([.AE4:.AE52];&quot;o&quot;)" office:value-type="float" office:value="0">
            <text:p>0</text:p>
          </table:table-cell>
          <table:table-cell table:style-name="ce16" table:formula="of:=COUNTIF([.AF4:.AF52];&quot;o&quot;)" office:value-type="float" office:value="0">
            <text:p>0</text:p>
          </table:table-cell>
          <table:table-cell table:style-name="ce16" table:formula="of:=COUNTIF([.AG4:.AG52];&quot;o&quot;)" office:value-type="float" office:value="0">
            <text:p>0</text:p>
          </table:table-cell>
          <table:table-cell table:style-name="ce16" table:formula="of:=COUNTIF([.AH4:.AH52];&quot;o&quot;)" office:value-type="float" office:value="0">
            <text:p>0</text:p>
          </table:table-cell>
          <table:table-cell table:style-name="ce16" table:formula="of:=COUNTIF([.AI4:.AI52];&quot;o&quot;)" office:value-type="float" office:value="0">
            <text:p>0</text:p>
          </table:table-cell>
          <table:table-cell table:style-name="ce16" table:formula="of:=COUNTIF([.AJ4:.AJ52];&quot;o&quot;)" office:value-type="float" office:value="0">
            <text:p>0</text:p>
          </table:table-cell>
          <table:table-cell table:style-name="ce16" table:formula="of:=COUNTIF([.AK4:.AK52];&quot;o&quot;)" office:value-type="float" office:value="0">
            <text:p>0</text:p>
          </table:table-cell>
          <table:table-cell table:style-name="ce16" table:formula="of:=COUNTIF([.AL4:.AL52];&quot;o&quot;)" office:value-type="float" office:value="0">
            <text:p>0</text:p>
          </table:table-cell>
          <table:table-cell table:style-name="ce16" table:formula="of:=COUNTIF([.AM4:.AM52];&quot;o&quot;)" office:value-type="float" office:value="0">
            <text:p>0</text:p>
          </table:table-cell>
          <table:table-cell table:style-name="ce16" table:formula="of:=COUNTIF([.AN4:.AN52];&quot;o&quot;)" office:value-type="float" office:value="0">
            <text:p>0</text:p>
          </table:table-cell>
          <table:table-cell table:style-name="ce16" table:formula="of:=COUNTIF([.AO4:.AO52];&quot;o&quot;)" office:value-type="float" office:value="0">
            <text:p>0</text:p>
          </table:table-cell>
          <table:table-cell table:style-name="ce16" table:formula="of:=COUNTIF([.AP4:.AP52];&quot;o&quot;)" office:value-type="float" office:value="0">
            <text:p>0</text:p>
          </table:table-cell>
          <table:table-cell table:style-name="ce16" table:formula="of:=COUNTIF([.AQ4:.AQ52];&quot;o&quot;)" office:value-type="float" office:value="0">
            <text:p>0</text:p>
          </table:table-cell>
          <table:table-cell table:style-name="ce16" table:formula="of:=COUNTIF([.AR4:.AR52];&quot;o&quot;)" office:value-type="float" office:value="2">
            <text:p>2</text:p>
          </table:table-cell>
          <table:table-cell table:style-name="ce16" table:formula="of:=COUNTIF([.AS4:.AS52];&quot;o&quot;)"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table:formula="of:=CONCATENATE(&quot;s.n. (&quot;;MAX([.A4:.A52]);&quot;)&quot;)" office:value-type="string" office:string-value="s.n. (47)">
            <text:p>s.n. (47)</text:p>
          </table:table-cell>
          <table:table-cell table:style-name="ce2" office:value-type="string">
            <text:p>sentence</text:p>
          </table:table-cell>
          <table:table-cell table:style-name="ce8"/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 table:formula="of:=NOW()" office:value-type="date" office:date-value="2021-04-20T11:16:44.62">
            <text:p>2021/4/20 11:16</text:p>
          </table:table-cell>
          <table:table-cell table:style-name="ce8" table:number-columns-repeated="3"/>
          <table:table-cell table:style-name="ce8" office:value-type="date" office:date-value="2021-04-19T08:53:35.970001">
            <text:p>0419</text:p>
          </table:table-cell>
          <table:table-cell table:style-name="ce8" office:value-type="date" office:date-value="2021-04-18T08:27:39.78">
            <text:p>0418</text:p>
          </table:table-cell>
          <table:table-cell table:style-name="ce8" office:value-type="date" office:date-value="2021-04-17T07:22:32.55">
            <text:p>0417</text:p>
          </table:table-cell>
          <table:table-cell table:style-name="ce8" office:value-type="date" office:date-value="2021-04-16T11:32:27">
            <text:p>0416</text:p>
          </table:table-cell>
          <table:table-cell table:style-name="ce8" office:value-type="date" office:date-value="2021-04-15T14:36:21.9">
            <text:p>0415</text:p>
          </table:table-cell>
          <table:table-cell table:style-name="ce8" office:value-type="date" office:date-value="2021-04-14T11:28:28.25">
            <text:p>0414</text:p>
          </table:table-cell>
          <table:table-cell table:style-name="ce8" office:value-type="date" office:date-value="2021-04-13T10:32:05.74">
            <text:p>0413</text:p>
          </table:table-cell>
          <table:table-cell table:style-name="ce8" office:value-type="date" office:date-value="2021-04-12T13:05:47.23">
            <text:p>0412</text:p>
          </table:table-cell>
          <table:table-cell table:style-name="ce8" office:value-type="date" office:date-value="2021-04-11T13:01:57.92">
            <text:p>0411</text:p>
          </table:table-cell>
          <table:table-cell table:style-name="ce8" office:value-type="date" office:date-value="2021-04-10T09:40:04.790001">
            <text:p>0410</text:p>
          </table:table-cell>
          <table:table-cell table:style-name="ce8" office:value-type="date" office:date-value="2021-04-09T12:49:43.24">
            <text:p>0409</text:p>
          </table:table-cell>
          <table:table-cell table:style-name="ce8" office:value-type="date" office:date-value="2021-04-08T09:23:06.59">
            <text:p>0408</text:p>
          </table:table-cell>
          <table:table-cell table:style-name="ce8" office:value-type="date" office:date-value="2021-04-06T10:08:33.89">
            <text:p>0406</text:p>
          </table:table-cell>
          <table:table-cell table:style-name="ce8" office:value-type="date" office:date-value="2021-04-05T16:16:55.55">
            <text:p>0405</text:p>
          </table:table-cell>
          <table:table-cell table:style-name="ce8" office:value-type="date" office:date-value="2021-04-04T11:08:29.720001">
            <text:p>0404</text:p>
          </table:table-cell>
          <table:table-cell table:style-name="ce8" office:value-type="date" office:date-value="2021-04-02T13:42:14.09">
            <text:p>0402</text:p>
          </table:table-cell>
          <table:table-cell table:style-name="ce8" office:value-type="date" office:date-value="2021-04-01T08:22:23.56">
            <text:p>0401</text:p>
          </table:table-cell>
          <table:table-cell table:style-name="ce8" office:value-type="date" office:date-value="2021-03-31T10:25:40.24">
            <text:p>0331</text:p>
          </table:table-cell>
          <table:table-cell table:style-name="ce8" office:value-type="date" office:date-value="2021-03-30T11:27:19.89">
            <text:p>0330</text:p>
          </table:table-cell>
          <table:table-cell table:style-name="ce8" office:value-type="date" office:date-value="2021-03-29T11:19:08.31">
            <text:p>0329</text:p>
          </table:table-cell>
          <table:table-cell table:style-name="ce8" office:value-type="date" office:date-value="2021-03-14T09:58:24.01">
            <text:p>0314</text:p>
          </table:table-cell>
          <table:table-cell table:number-columns-repeated="2" table:style-name="ce8" office:value-type="date" office:date-value="2021-03-16T13:13:24.55">
            <text:p>0316</text:p>
          </table:table-cell>
          <table:table-cell table:style-name="ce8" office:value-type="date" office:date-value="2021-03-22T16:12:27.14">
            <text:p>0322</text:p>
          </table:table-cell>
          <table:table-cell table:style-name="ce8" office:value-type="date" office:date-value="2021-03-23T09:01:42.32">
            <text:p>0323</text:p>
          </table:table-cell>
          <table:table-cell table:style-name="ce8" office:value-type="date" office:date-value="2021-03-24T14:24:06.71">
            <text:p>0324</text:p>
          </table:table-cell>
          <table:table-cell table:style-name="ce8" office:value-type="date" office:date-value="2021-03-25T12:58:58.76">
            <text:p>0325</text:p>
          </table:table-cell>
          <table:table-cell table:style-name="ce8" office:value-type="date" office:date-value="2021-03-26T12:28:10.07">
            <text:p>0326</text:p>
          </table:table-cell>
          <table:table-cell table:style-name="ce8" office:value-type="date" office:date-value="2021-03-27T08:16:24.96">
            <text:p>0327</text:p>
          </table:table-cell>
          <table:table-cell table:style-name="ce8" office:value-type="date" office:date-value="2021-03-28T08:31:58.37">
            <text:p>0328</text:p>
          </table:table-cell>
          <table:table-cell table:style-name="ce8" office:value-type="date" office:date-value="2021-03-29T11:19:08.31">
            <text:p>0329</text:p>
          </table:table-cell>
          <table:table-cell table:style-name="ce8"/>
          <table:table-cell table:style-name="ce10" table:formula="of:=NOW()" office:value-type="date" office:date-value="2021-04-20T11:16:44.62">
            <text:p>0420 <text:s/>1116</text:p>
          </table:table-cell>
          <table:table-cell table:number-columns-repeated="978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4" office:value-type="string">
            <text:p>can you bring that rope on the board to here?</text:p>
          </table:table-cell>
          <table:table-cell table:formula="of:=COUNTIF([.K4:.AR4];&quot;x&quot;)" office:value-type="float" office:value="2">
            <text:p>2</text:p>
          </table:table-cell>
          <table:table-cell table:style-name="ce3"/>
          <table:table-cell table:style-name="ce3" office:value-type="string">
            <text:p>bạn có thể mang sợi dây đó trên bảng đến đây không?</text:p>
          </table:table-cell>
          <table:table-cell table:style-name="ce3" table:formula="of:=COUNTIF([.J4];&quot;&gt;0&quot;)" office:value-type="float" office:value="0">
            <text:p>0</text:p>
          </table:table-cell>
          <table:table-cell table:style-name="ce12" office:value-type="date" office:date-value="2021-04-11T13:04:38.88">
            <text:p>0411 <text:s/>1304</text:p>
          </table:table-cell>
          <table:table-cell table:style-name="ce12"/>
          <table:table-cell/>
          <table:table-cell table:style-name="ce14"/>
          <table:table-cell table:style-name="ce9" table:number-columns-repeated="6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1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0T11:16:44.63">
            <text:p>0420 <text:s/>1116</text:p>
          </table:table-cell>
          <table:table-cell table:number-columns-repeated="97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string">
            <text:p>a nail was sticking out on the board.</text:p>
          </table:table-cell>
          <table:table-cell table:formula="of:=COUNTIF([.K5:.AR5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chiếc[개 đinh đang[연결됨~1 cắm trên[보드에~1 bảng.</text:p>
          </table:table-cell>
          <table:table-cell table:style-name="ce11" table:formula="of:=COUNTIF([.J5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 office:value-type="date" office:date-value="2021-03-09T17:19:45.11">
            <text:p>0309-1719</text:p>
          </table:table-cell>
          <table:table-cell table:style-name="ce17" table:number-columns-repeated="6"/>
          <table:table-cell table:style-name="ce17" office:value-type="string">
            <text:p>x</text:p>
          </table:table-cell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4-20T11:16:44.63">
            <text:p>2021/4/20 11:16</text:p>
          </table:table-cell>
          <table:table-cell table:number-columns-repeated="97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his hand got injured by the nail</text:p>
          </table:table-cell>
          <table:table-cell table:formula="of:=COUNTIF([.K6:.AR6];&quot;x&quot;)" office:value-type="float" office:value="3">
            <text:p>3</text:p>
          </table:table-cell>
          <table:table-cell table:style-name="ce11"/>
          <table:table-cell table:style-name="ce11" office:value-type="string">
            <text:p>tay anh ấy bị[다쳐서~1 thương do[손톱으로~1 đinh.</text:p>
          </table:table-cell>
          <table:table-cell table:style-name="ce11" table:formula="of:=COUNTIF([.J6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 office:value-type="date" office:date-value="2021-03-09T17:19:45.11">
            <text:p>0309-1719</text:p>
          </table:table-cell>
          <table:table-cell table:style-name="ce17" table:number-columns-repeated="6"/>
          <table:table-cell table:style-name="ce17" office:value-type="string">
            <text:p>x</text:p>
          </table:table-cell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4-20T11:16:44.63">
            <text:p>2021/4/20 11:16</text:p>
          </table:table-cell>
          <table:table-cell table:number-columns-repeated="97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5" office:value-type="string">
            <text:p>where do you live?</text:p>
          </table:table-cell>
          <table:table-cell table:formula="of:=COUNTIF([.K7:.AR7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sống[생활 ở đâu?</text:p>
          </table:table-cell>
          <table:table-cell table:style-name="ce11" table:formula="of:=COUNTIF([.J7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5"/>
          <table:table-cell table:style-name="ce17" office:value-type="string">
            <text:p>x</text:p>
          </table:table-cell>
          <table:table-cell table:style-name="ce17" table:number-columns-repeated="17"/>
          <table:table-cell table:style-name="ce18" office:value-type="string">
            <text:p>x</text:p>
          </table:table-cell>
          <table:table-cell table:style-name="ce18" table:number-columns-repeated="4"/>
          <table:table-cell table:style-name="ce18" office:value-type="string">
            <text:p>x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where is your company located?</text:p>
          </table:table-cell>
          <table:table-cell table:formula="of:=COUNTIF([.K8:.AR8];&quot;x&quot;)" office:value-type="float" office:value="3">
            <text:p>3</text:p>
          </table:table-cell>
          <table:table-cell table:style-name="ce11"/>
          <table:table-cell table:style-name="ce11" office:value-type="string">
            <text:p>công[공공의:회사~1 ty của bạn nằm ở đâu?</text:p>
          </table:table-cell>
          <table:table-cell table:style-name="ce11" table:formula="of:=COUNTIF([.J8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5"/>
          <table:table-cell table:style-name="ce17" office:value-type="string">
            <text:p>x</text:p>
          </table:table-cell>
          <table:table-cell table:style-name="ce17" table:number-columns-repeated="17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7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5" office:value-type="string">
            <text:p>this thing is very heavy. you do not need to move it.</text:p>
          </table:table-cell>
          <table:table-cell table:formula="of:=COUNTIF([.K9:.AR9];&quot;x&quot;)" office:value-type="float" office:value="3">
            <text:p>3</text:p>
          </table:table-cell>
          <table:table-cell table:style-name="ce11"/>
          <table:table-cell table:style-name="ce11" office:value-type="string">
            <text:p>thứ này rất nặng. bạn không cần phải di[이동~1 chuyển nó.</text:p>
          </table:table-cell>
          <table:table-cell table:style-name="ce11" table:formula="of:=COUNTIF([.J9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5"/>
          <table:table-cell table:style-name="ce9" office:value-type="string">
            <text:p>x</text:p>
          </table:table-cell>
          <table:table-cell table:style-name="ce9" table:number-columns-repeated="17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 office:value-type="string">
            <text:p>x</text:p>
          </table:table-cell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5" office:value-type="string">
            <text:p>a box is on the floor. three wood boards are <text:s/>on the elevator.</text:p>
          </table:table-cell>
          <table:table-cell table:formula="of:=COUNTIF([.K10:.AR10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hộp nằm[있습니다 trên sàn[바닥~1 nhà[집. / ba tấm gỗ[wood ở trên thang[사다리~1 máy[기계.</text:p>
          </table:table-cell>
          <table:table-cell table:style-name="ce11" table:formula="of:=COUNTIF([.J10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5" office:value-type="string">
            <text:p>a bucket is on the stairs. can you pass the bucket to me?</text:p>
          </table:table-cell>
          <table:table-cell table:formula="of:=COUNTIF([.K11:.AR11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11" table:formula="of:=COUNTIF([.J11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5" office:value-type="string">
            <text:p>did you eat meal already? are you thirsty?</text:p>
          </table:table-cell>
          <table:table-cell table:formula="of:=COUNTIF([.K12:.AR12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đã ăn bữa[식사~1 ăn chưa? bạn có khát[물기 없는~1 nước?</text:p>
          </table:table-cell>
          <table:table-cell table:style-name="ce11" table:formula="of:=COUNTIF([.J12];&quot;&gt;0&quot;)" office:value-type="float" office:value="0">
            <text:p>0</text:p>
          </table:table-cell>
          <table:table-cell table:style-name="ce3"/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5" office:value-type="string">
            <text:p>by : he was hit by this iron rod.</text:p>
          </table:table-cell>
          <table:table-cell table:formula="of:=COUNTIF([.K13:.AR13];&quot;x&quot;)" office:value-type="float" office:value="3">
            <text:p>3</text:p>
          </table:table-cell>
          <table:table-cell table:style-name="ce11" office:value-type="string">
            <text:p>by</text:p>
          </table:table-cell>
          <table:table-cell table:style-name="ce11" office:value-type="string">
            <text:p>anh ta bị đánh[맞았습니다 vào gậy[쇠막대~1 sắt này.</text:p>
          </table:table-cell>
          <table:table-cell table:style-name="ce11" table:formula="of:=COUNTIF([.J13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3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19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5" office:value-type="string">
            <text:p>by : I come here by train.</text:p>
          </table:table-cell>
          <table:table-cell table:formula="of:=COUNTIF([.K14:.AR14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ằng cách: Tôi đến đây bằng tàu[기차~1 hỏa.</text:p>
          </table:table-cell>
          <table:table-cell table:style-name="ce11" table:formula="of:=COUNTIF([.J14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3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18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5" office:value-type="string">
            <text:p>where are you from in Vietnam?</text:p>
          </table:table-cell>
          <table:table-cell table:formula="of:=COUNTIF([.K15:.AR15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đến từ đâu ở việt nam?</text:p>
          </table:table-cell>
          <table:table-cell table:style-name="ce11" table:formula="of:=COUNTIF([.J15];&quot;&gt;0&quot;)" office:value-type="float" office:value="0">
            <text:p>0</text:p>
          </table:table-cell>
          <table:table-cell table:style-name="ce3" office:value-type="string">
            <text:p>20210216_110625</text:p>
          </table:table-cell>
          <table:table-cell table:style-name="ce13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5" office:value-type="string">
            <text:p>here is a hole. it is dangerous. I do not have a rope.</text:p>
          </table:table-cell>
          <table:table-cell table:formula="of:=COUNTIF([.K16:.AR16];&quot;x&quot;)" office:value-type="float" office:value="2">
            <text:p>2</text:p>
          </table:table-cell>
          <table:table-cell table:style-name="ce11"/>
          <table:table-cell table:style-name="ce11" office:value-type="string">
            <text:p>đây là một cái lỗ. nó nguy hiểm. Tôi không có một sợi dây.</text:p>
          </table:table-cell>
          <table:table-cell table:style-name="ce11" table:formula="of:=COUNTIF([.J16];&quot;&gt;0&quot;)" office:value-type="float" office:value="0">
            <text:p>0</text:p>
          </table:table-cell>
          <table:table-cell table:style-name="ce3" office:value-type="string">
            <text:p>20210217_123203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5" office:value-type="string">
            <text:p>we put concrete around the elevator.</text:p>
          </table:table-cell>
          <table:table-cell table:formula="of:=COUNTIF([.K17:.AR17];&quot;x&quot;)" office:value-type="float" office:value="2">
            <text:p>2</text:p>
          </table:table-cell>
          <table:table-cell table:style-name="ce11"/>
          <table:table-cell table:style-name="ce11" office:value-type="string">
            <text:p>chúng tôi đổ bê tông xung[주위에~1 quanh thang máy.</text:p>
          </table:table-cell>
          <table:table-cell table:style-name="ce11" table:formula="of:=COUNTIF([.J17];&quot;&gt;0&quot;)" office:value-type="float" office:value="0">
            <text:p>0</text:p>
          </table:table-cell>
          <table:table-cell table:style-name="ce3" office:value-type="string">
            <text:p>20210217_123422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6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5" office:value-type="string">
            <text:p>can you hold this rope for me?</text:p>
          </table:table-cell>
          <table:table-cell table:formula="of:=COUNTIF([.K18:.AR18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có thể[할 수있다 giữ[보류 sợi dây này cho tôi?</text:p>
          </table:table-cell>
          <table:table-cell table:style-name="ce11" table:formula="of:=COUNTIF([.J18];&quot;&gt;0&quot;)" office:value-type="float" office:value="0">
            <text:p>0</text:p>
          </table:table-cell>
          <table:table-cell table:style-name="ce3" office:value-type="string">
            <text:p>20210217_123601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6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6" office:value-type="string">
            <text:p>can you move this bucket over there for me?</text:p>
          </table:table-cell>
          <table:table-cell table:formula="of:=COUNTIF([.K19:.AR19];&quot;x&quot;)" office:value-type="float" office:value="2">
            <text:p>2</text:p>
          </table:table-cell>
          <table:table-cell table:style-name="ce3"/>
          <table:table-cell table:style-name="ce3" office:value-type="string">
            <text:p>bạn có thể chuyển cái xô này qua[to-there~1 đó cho tôi không?</text:p>
          </table:table-cell>
          <table:table-cell table:style-name="ce3" table:formula="of:=COUNTIF([.J19];&quot;&gt;0&quot;)" office:value-type="float" office:value="1">
            <text:p>1</text:p>
          </table:table-cell>
          <table:table-cell table:style-name="ce3" office:value-type="string">
            <text:p>20210217_123601</text:p>
          </table:table-cell>
          <table:table-cell table:style-name="ce13"/>
          <table:table-cell/>
          <table:table-cell table:style-name="ce14" office:value-type="date" office:date-value="2021-03-07T13:18:16.3">
            <text:p>0307-1318</text:p>
          </table:table-cell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11"/>
          <table:table-cell table:style-name="ce14" table:number-columns-repeated="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table:formula="of:=NOW()" office:value-type="date" office:date-value="2021-04-20T11:16:44.66">
            <text:p>2021/4/20 11:16</text:p>
          </table:table-cell>
          <table:table-cell table:number-columns-repeated="978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5" office:value-type="string">
            <text:p>where is it located in Vietnam? south, north, center?</text:p>
          </table:table-cell>
          <table:table-cell table:formula="of:=COUNTIF([.K20:.AR20];&quot;x&quot;)" office:value-type="float" office:value="2">
            <text:p>2</text:p>
          </table:table-cell>
          <table:table-cell table:style-name="ce11"/>
          <table:table-cell table:style-name="ce11" office:value-type="string">
            <text:p>nó nằm ở đâu tại việt nam? nam, bắc, trung tâm?</text:p>
          </table:table-cell>
          <table:table-cell table:style-name="ce11" table:formula="of:=COUNTIF([.J20];&quot;&gt;0&quot;)" office:value-type="float" office:value="0">
            <text:p>0</text:p>
          </table:table-cell>
          <table:table-cell table:style-name="ce3" office:value-type="string">
            <text:p>20210217_124502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5" office:value-type="string">
            <text:p>when did you come to Japan?</text:p>
          </table:table-cell>
          <table:table-cell table:formula="of:=COUNTIF([.K21:.AR21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đã đến Nhật Bản khi nào?</text:p>
          </table:table-cell>
          <table:table-cell table:style-name="ce11" table:formula="of:=COUNTIF([.J21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5" office:value-type="string">
            <text:p>you live in japan for a long time.</text:p>
          </table:table-cell>
          <table:table-cell table:formula="of:=COUNTIF([.K22:.AR22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sống ở Nhật Bản trong một thời gian dài.</text:p>
          </table:table-cell>
          <table:table-cell table:style-name="ce11" table:formula="of:=COUNTIF([.J22];&quot;&gt;0&quot;)" office:value-type="float" office:value="0">
            <text:p>0</text:p>
          </table:table-cell>
          <table:table-cell table:style-name="ce3" office:value-type="string">
            <text:p>20210223_111906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7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6" office:value-type="string">
            <text:p>when did you arrive here this morning?</text:p>
          </table:table-cell>
          <table:table-cell table:formula="of:=COUNTIF([.K23:.AR23];&quot;x&quot;)" office:value-type="float" office:value="2">
            <text:p>2</text:p>
          </table:table-cell>
          <table:table-cell table:style-name="ce3"/>
          <table:table-cell table:style-name="ce3" office:value-type="string">
            <text:p>khi nào bạn đến đây sáng nay?</text:p>
          </table:table-cell>
          <table:table-cell table:style-name="ce3" table:formula="of:=COUNTIF([.J23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 office:value-type="string">
            <text:p>x</text:p>
          </table:table-cell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conditions : does it hurt?</text:p>
          </table:table-cell>
          <table:table-cell table:formula="of:=COUNTIF([.K24:.AR24];&quot;x&quot;)" office:value-type="float" office:value="2">
            <text:p>2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điều kiện: nó có đau không?</text:p>
          </table:table-cell>
          <table:table-cell table:style-name="ce3" table:formula="of:=COUNTIF([.J24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6" office:value-type="string">
            <text:p>conditions : where do you have pain?</text:p>
          </table:table-cell>
          <table:table-cell table:formula="of:=COUNTIF([.K25:.AR25];&quot;x&quot;)" office:value-type="float" office:value="2">
            <text:p>2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ạn bị[있다 đau[고통 ở đâu?</text:p>
          </table:table-cell>
          <table:table-cell table:style-name="ce3" table:formula="of:=COUNTIF([.J25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6" office:value-type="string">
            <text:p>when : when did you sleep last night?</text:p>
          </table:table-cell>
          <table:table-cell table:formula="of:=COUNTIF([.K26:.AR26];&quot;x&quot;)" office:value-type="float" office:value="2">
            <text:p>2</text:p>
          </table:table-cell>
          <table:table-cell table:style-name="ce3" office:value-type="string">
            <text:p>habits</text:p>
          </table:table-cell>
          <table:table-cell table:style-name="ce3" office:value-type="string">
            <text:p>when: đêm qua bạn ngủ khi nào?</text:p>
          </table:table-cell>
          <table:table-cell table:style-name="ce3" table:formula="of:=COUNTIF([.J26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6" office:value-type="string">
            <text:p>degree : can you pull this rope a little?</text:p>
          </table:table-cell>
          <table:table-cell table:formula="of:=COUNTIF([.K27:.AR27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bạn có thể kéo sợi dây này một chút?</text:p>
          </table:table-cell>
          <table:table-cell table:style-name="ce3" table:formula="of:=COUNTIF([.J27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8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6" office:value-type="string">
            <text:p>degree : we bring in much of concrete today.</text:p>
          </table:table-cell>
          <table:table-cell table:formula="of:=COUNTIF([.K28:.AR28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mức độ: chúng tôi mang[가져오다~1 lại nhiều[많은 bê tông hôm nay.</text:p>
          </table:table-cell>
          <table:table-cell table:style-name="ce3" table:formula="of:=COUNTIF([.J28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6" office:value-type="string">
            <text:p>degree : this is a tall building. that is a long rope.</text:p>
          </table:table-cell>
          <table:table-cell table:formula="of:=COUNTIF([.K29:.AR29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đây[여기 là nhà[집 cao[높은 tầng[층. đó là một sợi dây dài.</text:p>
          </table:table-cell>
          <table:table-cell table:style-name="ce3" table:formula="of:=COUNTIF([.J29];&quot;&gt;0&quot;)" office:value-type="float" office:value="0">
            <text:p>0</text:p>
          </table:table-cell>
          <table:table-cell table:style-name="ce3" office:value-type="string">
            <text:p>20210223_112255</text:p>
          </table:table-cell>
          <table:table-cell table:style-name="ce13"/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4"/>
          <table:table-cell table:style-name="ce9" office:value-type="string">
            <text:p>o</text:p>
          </table:table-cell>
          <table:table-cell table:style-name="ce9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transportation : I use car to come here.</text:p>
          </table:table-cell>
          <table:table-cell table:formula="of:=COUNTIF([.K30:.AR30];&quot;x&quot;)" office:value-type="float" office:value="2">
            <text:p>2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ô[차~1 tô để đến đây.</text:p>
          </table:table-cell>
          <table:table-cell table:style-name="ce3" table:formula="of:=COUNTIF([.J30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/>
          <table:table-cell/>
          <table:table-cell table:style-name="ce14"/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5" office:value-type="string">
            <text:p>transportation : I use train to go there.</text:p>
          </table:table-cell>
          <table:table-cell table:formula="of:=COUNTIF([.K31:.AR31];&quot;x&quot;)" office:value-type="float" office:value="2">
            <text:p>2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tàu[기차~1 hỏa để đến đó.</text:p>
          </table:table-cell>
          <table:table-cell table:style-name="ce3" table:formula="of:=COUNTIF([.J31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 office:value-type="date" office:date-value="2021-02-26T14:24:12.210001">
            <text:p>0226 <text:s/>1424</text:p>
          </table:table-cell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9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5" office:value-type="string">
            <text:p>vehicle : I have a bicycle at home.</text:p>
          </table:table-cell>
          <table:table-cell table:formula="of:=COUNTIF([.K32:.AR32];&quot;x&quot;)" office:value-type="float" office:value="2">
            <text:p>2</text:p>
          </table:table-cell>
          <table:table-cell table:style-name="ce3" office:value-type="string">
            <text:p>vehicle</text:p>
          </table:table-cell>
          <table:table-cell table:style-name="ce3" office:value-type="string">
            <text:p>Tôi có một chiếc[자전거~2 xe đạp ở nhà.</text:p>
          </table:table-cell>
          <table:table-cell table:style-name="ce3" table:formula="of:=COUNTIF([.J32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 office:value-type="date" office:date-value="2021-02-26T14:24:12.210001">
            <text:p>0226 <text:s/>1424</text:p>
          </table:table-cell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5" office:value-type="string">
            <text:p>I understand. that is right.</text:p>
          </table:table-cell>
          <table:table-cell table:formula="of:=COUNTIF([.K33:.AR33];&quot;x&quot;)" office:value-type="float" office:value="2">
            <text:p>2</text:p>
          </table:table-cell>
          <table:table-cell table:style-name="ce3" office:value-type="string">
            <text:p>replies</text:p>
          </table:table-cell>
          <table:table-cell table:style-name="ce3" office:value-type="string">
            <text:p>Tôi hiểu. đó là đúng.</text:p>
          </table:table-cell>
          <table:table-cell table:style-name="ce3" table:formula="of:=COUNTIF([.J33];&quot;&gt;0&quot;)" office:value-type="float" office:value="0">
            <text:p>0</text:p>
          </table:table-cell>
          <table:table-cell table:style-name="ce12" office:value-type="date" office:date-value="2021-02-24T10:35:17.11">
            <text:p>0224 <text:s/>1035</text:p>
          </table:table-cell>
          <table:table-cell table:style-name="ce12" office:value-type="date" office:date-value="2021-02-24T10:41:12.59">
            <text:p>0224 <text:s/>1041</text:p>
          </table:table-cell>
          <table:table-cell table:formula="of:=[.H33]-[.G33]" office:value-type="time" office:time-value="PT00H05M55.48S">
            <text:p>05:55.48</text:p>
          </table:table-cell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string">
            <text:p>can you say it again? slowly?</text:p>
          </table:table-cell>
          <table:table-cell table:formula="of:=COUNTIF([.K34:.AR34];&quot;x&quot;)" office:value-type="float" office:value="2">
            <text:p>2</text:p>
          </table:table-cell>
          <table:table-cell table:style-name="ce3" office:value-type="string">
            <text:p>basics</text:p>
          </table:table-cell>
          <table:table-cell table:style-name="ce3" office:value-type="string">
            <text:p>bạn có thể nói lại lần nữa không? chậm rãi?</text:p>
          </table:table-cell>
          <table:table-cell table:style-name="ce3" table:formula="of:=COUNTIF([.J34];&quot;&gt;0&quot;)" office:value-type="float" office:value="0">
            <text:p>0</text:p>
          </table:table-cell>
          <table:table-cell table:style-name="ce12" office:value-type="date" office:date-value="2021-02-24T10:35:17.11">
            <text:p>0224 <text:s/>1035</text:p>
          </table:table-cell>
          <table:table-cell table:style-name="ce12" office:value-type="date" office:date-value="2021-02-24T10:41:12.59">
            <text:p>0224 <text:s/>1041</text:p>
          </table:table-cell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5" office:value-type="string">
            <text:p>I am very tired. it is a long day.</text:p>
          </table:table-cell>
          <table:table-cell table:formula="of:=COUNTIF([.K35:.AR35];&quot;x&quot;)" office:value-type="float" office:value="2">
            <text:p>2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Tôi rất mệt. đó là một ngày dài.</text:p>
          </table:table-cell>
          <table:table-cell table:style-name="ce3" table:formula="of:=COUNTIF([.J35];&quot;&gt;0&quot;)" office:value-type="float" office:value="0">
            <text:p>0</text:p>
          </table:table-cell>
          <table:table-cell table:style-name="ce12" office:value-type="date" office:date-value="2021-03-02T11:19:35.08">
            <text:p>0302 <text:s/>1119</text:p>
          </table:table-cell>
          <table:table-cell table:style-name="ce12"/>
          <table:table-cell/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5" office:value-type="string">
            <text:p>please move this box to over there.</text:p>
          </table:table-cell>
          <table:table-cell table:formula="of:=COUNTIF([.K36:.AR36];&quot;x&quot;)" office:value-type="float" office:value="2">
            <text:p>2</text:p>
          </table:table-cell>
          <table:table-cell table:style-name="ce3" office:value-type="string">
            <text:p>ask</text:p>
          </table:table-cell>
          <table:table-cell table:style-name="ce3" office:value-type="string">
            <text:p>xin vui lòng chuyển hộp này sang[...에 đó.</text:p>
          </table:table-cell>
          <table:table-cell table:style-name="ce3" table:formula="of:=COUNTIF([.J36];&quot;&gt;0&quot;)" office:value-type="float" office:value="0">
            <text:p>0</text:p>
          </table:table-cell>
          <table:table-cell table:style-name="ce12" office:value-type="date" office:date-value="2021-03-03T13:18:59.03">
            <text:p>0303 <text:s/>1318</text:p>
          </table:table-cell>
          <table:table-cell table:style-name="ce12"/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6" office:value-type="string">
            <text:p>it is windy today. it is very cold here.</text:p>
          </table:table-cell>
          <table:table-cell table:formula="of:=COUNTIF([.K37:.AR37];&quot;x&quot;)" office:value-type="float" office:value="2">
            <text:p>2</text:p>
          </table:table-cell>
          <table:table-cell table:style-name="ce3" office:value-type="string">
            <text:p>weather</text:p>
          </table:table-cell>
          <table:table-cell table:style-name="ce3" office:value-type="string">
            <text:p>hôm nay trời có gió. ở đây rất lạnh.</text:p>
          </table:table-cell>
          <table:table-cell table:style-name="ce3" table:formula="of:=COUNTIF([.J37];&quot;&gt;0&quot;)" office:value-type="float" office:value="0">
            <text:p>0</text:p>
          </table:table-cell>
          <table:table-cell table:style-name="ce12" office:value-type="date" office:date-value="2021-03-03T13:20:14.27">
            <text:p>0303 <text:s/>1320</text:p>
          </table:table-cell>
          <table:table-cell table:style-name="ce12"/>
          <table:table-cell/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37">
            <text:p>37</text:p>
          </table:table-cell>
          <table:table-cell table:style-name="ce6" office:value-type="string">
            <text:p>time : today, yesterday, tomorrow. / tomorrow I will work.</text:p>
          </table:table-cell>
          <table:table-cell table:formula="of:=COUNTIF([.K38:.AR38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hời gian: hôm nay, hôm qua, ngày mai. </text:p>
            <text:p>/ ngày mai tôi sẽ làm việc.</text:p>
          </table:table-cell>
          <table:table-cell table:style-name="ce3" table:formula="of:=COUNTIF([.J38];&quot;&gt;0&quot;)" office:value-type="float" office:value="0">
            <text:p>0</text:p>
          </table:table-cell>
          <table:table-cell table:style-name="ce12" office:value-type="date" office:date-value="2021-03-05T14:58:57.42">
            <text:p>0305 <text:s/>1458</text:p>
          </table:table-cell>
          <table:table-cell table:style-name="ce12"/>
          <table:table-cell/>
          <table:table-cell table:style-name="ce14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0T11:16:44.7">
            <text:p>0420 <text:s/>1116</text:p>
          </table:table-cell>
          <table:table-cell table:number-columns-repeated="978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6" office:value-type="string">
            <text:p>now, later, before. / I eat now. I will go later. I went there before.</text:p>
          </table:table-cell>
          <table:table-cell table:formula="of:=COUNTIF([.K39:.AR39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bây giờ, sau này, trước đây. / Tôi ăn ngay bây giờ. Tôi sẽ đi sau. Tôi đã đến đó trước đây.</text:p>
          </table:table-cell>
          <table:table-cell table:style-name="ce3" table:formula="of:=COUNTIF([.J39];&quot;&gt;0&quot;)" office:value-type="float" office:value="0">
            <text:p>0</text:p>
          </table:table-cell>
          <table:table-cell table:style-name="ce12" office:value-type="date" office:date-value="2021-03-05T15:01:31.28">
            <text:p>0305 <text:s/>1501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0T11:16:44.7">
            <text:p>0420 <text:s/>1116</text:p>
          </table:table-cell>
          <table:table-cell table:number-columns-repeated="978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6" office:value-type="string">
            <text:p>I will move this rope later.</text:p>
          </table:table-cell>
          <table:table-cell table:formula="of:=COUNTIF([.K40:.AR40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ôi sẽ di chuyển sợi dây này sau.</text:p>
          </table:table-cell>
          <table:table-cell table:style-name="ce3" table:formula="of:=COUNTIF([.J40];&quot;&gt;0&quot;)" office:value-type="float" office:value="0">
            <text:p>0</text:p>
          </table:table-cell>
          <table:table-cell table:style-name="ce12" office:value-type="date" office:date-value="2021-03-05T15:03:45.13">
            <text:p>0305 <text:s/>1503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0" table:formula="of:=NOW()" office:value-type="date" office:date-value="2021-04-20T11:16:44.7">
            <text:p>0420 <text:s/>1116</text:p>
          </table:table-cell>
          <table:table-cell table:number-columns-repeated="978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6" office:value-type="string">
            <text:p>I need to move this box to over there.</text:p>
          </table:table-cell>
          <table:table-cell table:formula="of:=COUNTIF([.K41:.AR41];&quot;x&quot;)" office:value-type="float" office:value="2">
            <text:p>2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Tôi cần chuyển cái hộp này đến chỗ[장소 kia[그.</text:p>
          </table:table-cell>
          <table:table-cell table:style-name="ce3" table:formula="of:=COUNTIF([.J41];&quot;&gt;0&quot;)" office:value-type="float" office:value="1">
            <text:p>1</text:p>
          </table:table-cell>
          <table:table-cell table:style-name="ce12" office:value-type="date" office:date-value="2021-03-05T15:07:37.81">
            <text:p>0305 <text:s/>1507</text:p>
          </table:table-cell>
          <table:table-cell table:style-name="ce12"/>
          <table:table-cell/>
          <table:table-cell table:style-name="ce14" office:value-type="date" office:date-value="2021-03-11T15:28:31.59">
            <text:p>0311-1528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1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0" table:formula="of:=NOW()" office:value-type="date" office:date-value="2021-04-20T11:16:44.71">
            <text:p>0420 <text:s/>1116</text:p>
          </table:table-cell>
          <table:table-cell table:number-columns-repeated="978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6" office:value-type="string">
            <text:p>it is not necessary. you do not need to do that.</text:p>
          </table:table-cell>
          <table:table-cell table:formula="of:=COUNTIF([.K42:.AR42];&quot;x&quot;)" office:value-type="float" office:value="2">
            <text:p>2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nó không phải là[였다 cần thiết. bạn không cần[필요하다~1 phải làm việc[일 đó.</text:p>
          </table:table-cell>
          <table:table-cell table:style-name="ce3" table:formula="of:=COUNTIF([.J42];&quot;&gt;0&quot;)" office:value-type="float" office:value="0">
            <text:p>0</text:p>
          </table:table-cell>
          <table:table-cell table:style-name="ce12" office:value-type="date" office:date-value="2021-03-06T17:34:09.26">
            <text:p>0306 <text:s/>1734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0" table:formula="of:=NOW()" office:value-type="date" office:date-value="2021-04-20T11:16:44.71">
            <text:p>0420 <text:s/>1116</text:p>
          </table:table-cell>
          <table:table-cell table:number-columns-repeated="978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6" office:value-type="string">
            <text:p>he went to upstairs. he is not here.</text:p>
          </table:table-cell>
          <table:table-cell table:formula="of:=COUNTIF([.K43:.AR43];&quot;x&quot;)" office:value-type="float" office:value="2">
            <text:p>2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anh ấy đi lên[쪽으로;높은 곳에 있는~1 lầu[바닥. anh ây không[아니~1 co ở đây.</text:p>
          </table:table-cell>
          <table:table-cell table:style-name="ce3" table:formula="of:=COUNTIF([.J43];&quot;&gt;0&quot;)" office:value-type="float" office:value="1">
            <text:p>1</text:p>
          </table:table-cell>
          <table:table-cell table:style-name="ce12" office:value-type="date" office:date-value="2021-03-07T13:19:15.45">
            <text:p>0307 <text:s/>1319</text:p>
          </table:table-cell>
          <table:table-cell table:style-name="ce12"/>
          <table:table-cell/>
          <table:table-cell table:style-name="ce14" office:value-type="date" office:date-value="2021-03-07T13:28:35.27">
            <text:p>0307-1328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0T11:16:44.71">
            <text:p>0420 <text:s/>1116</text:p>
          </table:table-cell>
          <table:table-cell table:number-columns-repeated="978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6" office:value-type="string">
            <text:p>if I had a rope, I could move this bucket.</text:p>
          </table:table-cell>
          <table:table-cell table:formula="of:=COUNTIF([.K44:.AR44];&quot;x&quot;)" office:value-type="float" office:value="2">
            <text:p>2</text:p>
          </table:table-cell>
          <table:table-cell table:style-name="ce3" office:value-type="string">
            <text:p>if-then</text:p>
          </table:table-cell>
          <table:table-cell table:style-name="ce3" office:value-type="string">
            <text:p>nếu tôi có một sợi dây, tôi có thể di chuyển cái xô này.</text:p>
          </table:table-cell>
          <table:table-cell table:style-name="ce3" table:formula="of:=COUNTIF([.J44];&quot;&gt;0&quot;)" office:value-type="float" office:value="1">
            <text:p>1</text:p>
          </table:table-cell>
          <table:table-cell table:style-name="ce12" office:value-type="date" office:date-value="2021-03-08T12:33:59.68">
            <text:p>0308 <text:s/>1234</text:p>
          </table:table-cell>
          <table:table-cell table:style-name="ce12"/>
          <table:table-cell/>
          <table:table-cell table:style-name="ce14" office:value-type="date" office:date-value="2021-03-08T12:34:01.16">
            <text:p>0308-1234</text:p>
          </table:table-cell>
          <table:table-cell table:style-name="ce9" table:number-columns-repeated="21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 office:value-type="string">
            <text:p>x</text:p>
          </table:table-cell>
          <table:table-cell table:style-name="ce14"/>
          <table:table-cell table:style-name="ce9" table:number-columns-repeated="6"/>
          <table:table-cell table:style-name="ce10" table:formula="of:=NOW()" office:value-type="date" office:date-value="2021-04-20T11:16:44.72">
            <text:p>0420 <text:s/>1116</text:p>
          </table:table-cell>
          <table:table-cell table:number-columns-repeated="978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6" office:value-type="string">
            <text:p>the hole is very small. yet, you can tumble over it.</text:p>
          </table:table-cell>
          <table:table-cell table:formula="of:=COUNTIF([.K45:.AR45];&quot;x&quot;)" office:value-type="float" office:value="2">
            <text:p>2</text:p>
          </table:table-cell>
          <table:table-cell table:style-name="ce3"/>
          <table:table-cell table:style-name="ce3" office:value-type="string">
            <text:p>lỗ rất nhỏ. Tuy[however~1 nhiên, bạn có thể ngã[떨어지다~1 nhào vì nó.</text:p>
          </table:table-cell>
          <table:table-cell table:style-name="ce3" table:formula="of:=COUNTIF([.J45];&quot;&gt;0&quot;)" office:value-type="float" office:value="0">
            <text:p>0</text:p>
          </table:table-cell>
          <table:table-cell table:style-name="ce12" office:value-type="date" office:date-value="2021-03-10T15:32:03.04">
            <text:p>0310 <text:s/>1532</text:p>
          </table:table-cell>
          <table:table-cell table:style-name="ce12"/>
          <table:table-cell/>
          <table:table-cell table:style-name="ce14"/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0T11:16:44.72">
            <text:p>0420 <text:s/>1116</text:p>
          </table:table-cell>
          <table:table-cell table:number-columns-repeated="978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4" office:value-type="string">
            <text:p>the chord is very short. it is not enough. we need a longer chord.</text:p>
          </table:table-cell>
          <table:table-cell table:formula="of:=COUNTIF([.K46:.AR46];&quot;x&quot;)" office:value-type="float" office:value="2">
            <text:p>2</text:p>
          </table:table-cell>
          <table:table-cell table:style-name="ce3"/>
          <table:table-cell table:style-name="ce3" office:value-type="string">
            <text:p>hợp âm rất ngắn. nó không đủ. chúng ta cần một hợp âm dài hơn.</text:p>
          </table:table-cell>
          <table:table-cell table:style-name="ce3" table:formula="of:=COUNTIF([.J46];&quot;&gt;0&quot;)" office:value-type="float" office:value="0">
            <text:p>0</text:p>
          </table:table-cell>
          <table:table-cell table:style-name="ce12" office:value-type="date" office:date-value="2021-03-10T15:32:03.04">
            <text:p>0310 <text:s/>1532</text:p>
          </table:table-cell>
          <table:table-cell table:style-name="ce12"/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0" table:formula="of:=NOW()" office:value-type="date" office:date-value="2021-04-20T11:16:44.72">
            <text:p>0420 <text:s/>1116</text:p>
          </table:table-cell>
          <table:table-cell table:number-columns-repeated="978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5" office:value-type="string">
            <text:p>I came to japan two years ago.</text:p>
          </table:table-cell>
          <table:table-cell table:formula="of:=COUNTIF([.K47:.AR47];&quot;x&quot;)" office:value-type="float" office:value="3">
            <text:p>3</text:p>
          </table:table-cell>
          <table:table-cell table:style-name="ce11"/>
          <table:table-cell table:style-name="ce11" office:value-type="string">
            <text:p>Tôi đến Nhật Bản hai năm trước.</text:p>
          </table:table-cell>
          <table:table-cell table:style-name="ce11" table:formula="of:=COUNTIF([.J47];&quot;&gt;0&quot;)" office:value-type="float" office:value="0">
            <text:p>0</text:p>
          </table:table-cell>
          <table:table-cell table:style-name="ce3" office:value-type="string">
            <text:p>20210223_111715</text:p>
          </table:table-cell>
          <table:table-cell table:style-name="ce13"/>
          <table:table-cell/>
          <table:table-cell table:style-name="ce14"/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6" office:value-type="string">
            <text:p>do you feel sick now?</text:p>
          </table:table-cell>
          <table:table-cell table:formula="of:=COUNTIF([.K48:.AR48];&quot;x&quot;)" office:value-type="float" office:value="3">
            <text:p>3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ây giờ bạn có cảm thấy ốm không?</text:p>
          </table:table-cell>
          <table:table-cell table:style-name="ce3" table:formula="of:=COUNTIF([.J48];&quot;&gt;0&quot;)" office:value-type="float" office:value="1">
            <text:p>1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 office:value-type="date" office:date-value="2021-03-07">
            <text:p>0307-0000</text:p>
          </table:table-cell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formula="of:=TODAY()" office:value-type="date" office:date-value="2021-04-20">
            <text:p>4月20日</text:p>
          </table:table-cell>
          <table:table-cell table:number-columns-repeated="978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4" office:value-type="string">
            <text:p>there is a convenience store near here.</text:p>
          </table:table-cell>
          <table:table-cell table:formula="of:=COUNTIF([.K49:.AR49];&quot;x&quot;)" office:value-type="float" office:value="3">
            <text:p>3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có một cửa hàng tiện lợi gần đây.</text:p>
          </table:table-cell>
          <table:table-cell table:style-name="ce3" table:formula="of:=COUNTIF([.J49];&quot;&gt;0&quot;)" office:value-type="float" office:value="0">
            <text:p>0</text:p>
          </table:table-cell>
          <table:table-cell table:style-name="ce12" office:value-type="date" office:date-value="2021-03-11T15:30:25.43">
            <text:p>0311 <text:s/>1530</text:p>
          </table:table-cell>
          <table:table-cell table:style-name="ce12"/>
          <table:table-cell/>
          <table:table-cell table:style-name="ce14"/>
          <table:table-cell table:style-name="ce9" table:number-columns-repeated="22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office:value-type="string">
            <text:p>o</text:p>
          </table:table-cell>
          <table:table-cell table:style-name="ce9"/>
          <table:table-cell table:style-name="ce10" table:formula="of:=NOW()" office:value-type="date" office:date-value="2021-04-20T11:16:44.73">
            <text:p>0420 <text:s/>1116</text:p>
          </table:table-cell>
          <table:table-cell table:number-columns-repeated="978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5" office:value-type="string">
            <text:p>from where did you come here this morning?</text:p>
          </table:table-cell>
          <table:table-cell table:formula="of:=COUNTIF([.K50:.AR50];&quot;x&quot;)" office:value-type="float" office:value="4">
            <text:p>4</text:p>
          </table:table-cell>
          <table:table-cell table:style-name="ce11"/>
          <table:table-cell table:style-name="ce11" office:value-type="string">
            <text:p>bạn đến[왔다 đây từ đâu sáng[오늘 아침~1 nay?</text:p>
          </table:table-cell>
          <table:table-cell table:style-name="ce11" table:formula="of:=COUNTIF([.J50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22"/>
          <table:table-cell table:style-name="ce17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table:number-columns-repeated="3"/>
          <table:table-cell table:style-name="ce18" office:value-type="string">
            <text:p>x</text:p>
          </table:table-cell>
          <table:table-cell table:style-name="ce18"/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/>
          <table:table-cell table:style-name="ce4"/>
          <table:table-cell table:style-name="ce9"/>
          <table:table-cell table:style-name="ce3" table:number-columns-repeated="2"/>
          <table:table-cell table:style-name="ce3" table:formula="of:=COUNTIF([.J51];&quot;&gt;0&quot;)" office:value-type="float" office:value="0">
            <text:p>0</text:p>
          </table:table-cell>
          <table:table-cell table:style-name="ce12" table:number-columns-repeated="2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0T11:16:44.73">
            <text:p>0420 <text:s/>1116</text:p>
          </table:table-cell>
          <table:table-cell table:number-columns-repeated="978"/>
        </table:table-row>
        <table:table-row table:style-name="ro1">
          <table:table-cell table:style-name="ce3"/>
          <table:table-cell table:style-name="ce4"/>
          <table:table-cell table:style-name="ce9"/>
          <table:table-cell table:style-name="ce3" table:number-columns-repeated="2"/>
          <table:table-cell table:style-name="ce3" table:formula="of:=COUNTIF([.J52];&quot;&gt;0&quot;)" office:value-type="float" office:value="0">
            <text:p>0</text:p>
          </table:table-cell>
          <table:table-cell table:style-name="ce12" table:number-columns-repeated="2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0T11:16:44.73">
            <text:p>0420 <text:s/>1116</text:p>
          </table:table-cell>
          <table:table-cell table:number-columns-repeated="978"/>
        </table:table-row>
        <table:table-row table:style-name="ro1">
          <table:table-cell table:number-columns-repeated="2" office:value-type="string">
            <text:p>*</text:p>
          </table:table-cell>
          <table:table-cell table:style-name="ce10" table:formula="of:=NOW()" office:value-type="date" office:date-value="2021-04-20T11:16:44.73">
            <text:p>0420 <text:s/>1116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10" table:formula="of:=NOW()" office:value-type="date" office:date-value="2021-04-20T11:16:44.73">
            <text:p>0420 <text:s/>1116</text:p>
          </table:table-cell>
          <table:table-cell table:style-name="ce10" table:formula="of:=NOW()" office:value-type="date" office:date-value="2021-04-20T11:16:44.73">
            <text:p>0420 <text:s/>1116</text:p>
          </table:table-cell>
          <table:table-cell table:number-columns-repeated="2" office:value-type="string">
            <text:p>*</text:p>
          </table:table-cell>
          <table:table-cell table:style-name="ce10" table:formula="of:=NOW()" office:value-type="date" office:date-value="2021-04-20T11:16:44.73">
            <text:p>0420 <text:s/>1116</text:p>
          </table:table-cell>
          <table:table-cell table:style-name="ce10" table:formula="of:=NOW()" office:value-type="date" office:date-value="2021-04-20T11:16:44.73">
            <text:p>0420 <text:s/>1116</text:p>
          </table:table-cell>
          <table:table-cell table:style-name="ce10" table:formula="of:=NOW()" office:value-type="date" office:date-value="2021-04-20T11:16:44.73">
            <text:p>0420 <text:s/>1116</text:p>
          </table:table-cell>
          <table:table-cell table:style-name="ce10" table:formula="of:=NOW()" office:value-type="date" office:date-value="2021-04-20T11:16:44.73">
            <text:p>0420 <text:s/>1116</text:p>
          </table:table-cell>
          <table:table-cell table:style-name="ce10" table:formula="of:=NOW()" office:value-type="date" office:date-value="2021-04-20T11:16:44.73">
            <text:p>0420 <text:s/>1116</text:p>
          </table:table-cell>
          <table:table-cell table:style-name="ce10" table:formula="of:=NOW()" office:value-type="date" office:date-value="2021-04-20T11:16:44.73">
            <text:p>0420 <text:s/>1116</text:p>
          </table:table-cell>
          <table:table-cell table:style-name="ce10" table:formula="of:=NOW()" office:value-type="date" office:date-value="2021-04-20T11:16:44.73">
            <text:p>0420 <text:s/>1116</text:p>
          </table:table-cell>
          <table:table-cell table:style-name="ce10" table:formula="of:=NOW()" office:value-type="date" office:date-value="2021-04-20T11:16:44.73">
            <text:p>0420 <text:s/>1116</text:p>
          </table:table-cell>
          <table:table-cell table:style-name="ce10" table:formula="of:=NOW()" office:value-type="date" office:date-value="2021-04-20T11:16:44.73">
            <text:p>0420 <text:s/>1116</text:p>
          </table:table-cell>
          <table:table-cell table:style-name="ce10" table:formula="of:=NOW()" office:value-type="date" office:date-value="2021-04-20T11:16:44.73">
            <text:p>0420 <text:s/>1116</text:p>
          </table:table-cell>
          <table:table-cell table:style-name="ce10" table:formula="of:=NOW()" office:value-type="date" office:date-value="2021-04-20T11:16:44.73">
            <text:p>0420 <text:s/>1116</text:p>
          </table:table-cell>
          <table:table-cell table:style-name="ce10" table:formula="of:=NOW()" office:value-type="date" office:date-value="2021-04-20T11:16:44.73">
            <text:p>0420 <text:s/>1116</text:p>
          </table:table-cell>
          <table:table-cell table:style-name="ce10" table:formula="of:=NOW()" office:value-type="date" office:date-value="2021-04-20T11:16:44.73">
            <text:p>0420 <text:s/>1116</text:p>
          </table:table-cell>
          <table:table-cell table:style-name="ce10" table:formula="of:=NOW()" office:value-type="date" office:date-value="2021-04-20T11:16:44.73">
            <text:p>0420 <text:s/>1116</text:p>
          </table:table-cell>
          <table:table-cell table:style-name="ce10" table:formula="of:=NOW()" office:value-type="date" office:date-value="2021-04-20T11:16:44.73">
            <text:p>0420 <text:s/>1116</text:p>
          </table:table-cell>
          <table:table-cell table:style-name="ce10" table:formula="of:=NOW()" office:value-type="date" office:date-value="2021-04-20T11:16:44.73">
            <text:p>0420 <text:s/>1116</text:p>
          </table:table-cell>
          <table:table-cell table:style-name="ce10" table:formula="of:=NOW()" office:value-type="date" office:date-value="2021-04-20T11:16:44.73">
            <text:p>0420 <text:s/>1116</text:p>
          </table:table-cell>
          <table:table-cell table:style-name="ce10" table:formula="of:=NOW()" office:value-type="date" office:date-value="2021-04-20T11:16:44.73">
            <text:p>0420 <text:s/>1116</text:p>
          </table:table-cell>
          <table:table-cell table:style-name="ce10" table:formula="of:=NOW()" office:value-type="date" office:date-value="2021-04-20T11:16:44.73">
            <text:p>0420 <text:s/>1116</text:p>
          </table:table-cell>
          <table:table-cell table:style-name="ce10" table:formula="of:=NOW()" office:value-type="date" office:date-value="2021-04-20T11:16:44.73">
            <text:p>0420 <text:s/>1116</text:p>
          </table:table-cell>
          <table:table-cell table:style-name="ce10" table:formula="of:=NOW()" office:value-type="date" office:date-value="2021-04-20T11:16:44.73">
            <text:p>0420 <text:s/>1116</text:p>
          </table:table-cell>
          <table:table-cell table:style-name="ce10" table:formula="of:=NOW()" office:value-type="date" office:date-value="2021-04-20T11:16:44.73">
            <text:p>0420 <text:s/>1116</text:p>
          </table:table-cell>
          <table:table-cell table:style-name="ce10" table:formula="of:=NOW()" office:value-type="date" office:date-value="2021-04-20T11:16:44.73">
            <text:p>0420 <text:s/>1116</text:p>
          </table:table-cell>
          <table:table-cell table:style-name="ce10" table:formula="of:=NOW()" office:value-type="date" office:date-value="2021-04-20T11:16:44.73">
            <text:p>0420 <text:s/>1116</text:p>
          </table:table-cell>
          <table:table-cell table:style-name="ce10" table:formula="of:=NOW()" office:value-type="date" office:date-value="2021-04-20T11:16:44.73">
            <text:p>0420 <text:s/>1116</text:p>
          </table:table-cell>
          <table:table-cell table:style-name="ce10" table:formula="of:=NOW()" office:value-type="date" office:date-value="2021-04-20T11:16:44.73">
            <text:p>0420 <text:s/>1116</text:p>
          </table:table-cell>
          <table:table-cell table:style-name="ce10" table:formula="of:=NOW()" office:value-type="date" office:date-value="2021-04-20T11:16:44.73">
            <text:p>0420 <text:s/>1116</text:p>
          </table:table-cell>
          <table:table-cell table:style-name="ce10" table:formula="of:=NOW()" office:value-type="date" office:date-value="2021-04-20T11:16:44.73">
            <text:p>0420 <text:s/>1116</text:p>
          </table:table-cell>
          <table:table-cell table:style-name="ce10" table:formula="of:=NOW()" office:value-type="date" office:date-value="2021-04-20T11:16:44.73">
            <text:p>0420 <text:s/>1116</text:p>
          </table:table-cell>
          <table:table-cell table:style-name="ce10" table:formula="of:=NOW()" office:value-type="date" office:date-value="2021-04-20T11:16:44.73">
            <text:p>0420 <text:s/>1116</text:p>
          </table:table-cell>
          <table:table-cell table:style-name="ce10" table:formula="of:=NOW()" office:value-type="date" office:date-value="2021-04-20T11:16:44.73">
            <text:p>0420 <text:s/>1116</text:p>
          </table:table-cell>
          <table:table-cell table:style-name="ce10" table:formula="of:=NOW()" office:value-type="date" office:date-value="2021-04-20T11:16:44.73">
            <text:p>0420 <text:s/>1116</text:p>
          </table:table-cell>
          <table:table-cell table:style-name="ce10" table:formula="of:=NOW()" office:value-type="date" office:date-value="2021-04-20T11:16:44.73">
            <text:p>0420 <text:s/>1116</text:p>
          </table:table-cell>
          <table:table-cell table:style-name="ce10" table:formula="of:=NOW()" office:value-type="date" office:date-value="2021-04-20T11:16:44.73">
            <text:p>0420 <text:s/>1116</text:p>
          </table:table-cell>
          <table:table-cell table:style-name="ce10" table:formula="of:=NOW()" office:value-type="date" office:date-value="2021-04-20T11:16:44.73">
            <text:p>0420 <text:s/>1116</text:p>
          </table:table-cell>
          <table:table-cell office:value-type="string">
            <text:p>*</text:p>
          </table:table-cell>
          <table:table-cell table:number-columns-repeated="97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COUNTIF([.V49:.AH49];&quot;x&quot;)" office:value-type="float" office:value="1">
            <text:p>1</text:p>
          </table:table-cell>
          <table:table-cell table:number-columns-repeated="1021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7" table:number-columns-repeated="2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8" table:default-cell-style-name="ce19"/>
        <table:table-column table:style-name="co5" table:default-cell-style-name="ce19"/>
        <table:table-column table:style-name="co1" table:default-cell-style-name="ce19"/>
        <table:table-column table:style-name="co5" table:default-cell-style-name="ce1"/>
        <table:table-column table:style-name="co5" table:default-cell-style-name="ce19"/>
        <table:table-column table:style-name="co1" table:number-columns-repeated="1011" table:default-cell-style-name="ce19"/>
        <table:table-row table:style-name="ro3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20" table:formula="of:=CONCATENATE(&quot;(&quot;;MAX([.A3:.A12]);&quot;)&quot;)" office:value-type="string" office:string-value="(10)">
            <text:p>(10)</text:p>
          </table:table-cell>
          <table:table-cell table:style-name="ce20" table:formula="of:=CONCATENATE(&quot;(&quot;;COUNTA([.B3:.B140]);&quot;)&quot;)" office:value-type="string" office:string-value="(138)">
            <text:p>(138)</text:p>
          </table:table-cell>
          <table:table-cell table:style-name="ce22" office:value-type="string">
            <text:p>entry</text:p>
          </table:table-cell>
          <table:table-cell table:style-name="ce2" table:formula="of:=CONCATENATE(&quot;s.n. (&quot;;MAX([.D3:.D140]);&quot;)&quot;)" office:value-type="string" office:string-value="s.n. (7)">
            <text:p>s.n. (7)</text:p>
          </table:table-cell>
          <table:table-cell table:style-name="ce22" office:value-type="string">
            <text:p>sentence</text:p>
          </table:table-cell>
          <table:table-cell table:style-name="ce22" table:number-columns-repeated="3"/>
          <table:table-cell table:style-name="ce22" office:value-type="string">
            <text:p>entry</text:p>
          </table:table-cell>
          <table:table-cell table:style-name="ce22" office:value-type="string">
            <text:p>written</text:p>
          </table:table-cell>
          <table:table-cell table:style-name="ce22" office:value-type="string">
            <text:p>diff</text:p>
          </table:table-cell>
          <table:table-cell table:style-name="ce43"/>
          <table:table-cell office:value-type="string">
            <text:p>*</text:p>
          </table:table-cell>
          <table:table-cell table:number-columns-repeated="1011"/>
        </table:table-row>
        <table:table-row table:style-name="ro4">
          <table:table-cell table:number-columns-repeated="2" table:style-name="ce21" office:value-type="float" office:value="1">
            <text:p>1</text:p>
          </table:table-cell>
          <table:table-cell table:style-name="ce23" office:value-type="date" office:date-value="2021-03-25T13:08:31.82">
            <text:p>0325</text:p>
          </table:table-cell>
          <table:table-cell table:style-name="ce25" office:value-type="float" office:value="1">
            <text:p>1</text:p>
          </table:table-cell>
          <table:table-cell table:style-name="ce26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21"/>
          <table:table-cell table:style-name="ce38" table:number-columns-repeated="2"/>
          <table:table-cell table:style-name="ce23" office:value-type="date" office:date-value="2021-03-25T13:08:31.82">
            <text:p>0325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86">
            <text:p>0420 <text:s/>1116</text:p>
          </table:table-cell>
          <table:table-cell table:number-columns-repeated="1011"/>
        </table:table-row>
        <table:table-row table:style-name="ro5">
          <table:table-cell table:number-columns-repeated="2" table:style-name="ce2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87">
            <text:p>0420 <text:s/>1116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腰部的痛苦。没有改变。/ 今天早上，仍在蒲pu2团tuan2里，已经腰部在发出痛苦。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87">
            <text:p>0420 <text:s/>1116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躺在蒲团上，上身的负荷he4，应该不在腰部上。但是，这么的痛苦。这意味着，上身的负荷可能不是这场痛苦的原因。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87">
            <text:p>0420 <text:s/>1116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zagrałem shaku i shino. / na shino, zagrałem jedną melodię. bardzo piękną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87">
            <text:p>0420 <text:s/>1116</text:p>
          </table:table-cell>
          <table:table-cell table:number-columns-repeated="1011"/>
        </table:table-row>
        <table:table-row table:style-name="ro4">
          <table:table-cell table:number-columns-repeated="2" table:style-name="ce2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ćwiczyłem, także, "gwizdek[whistle palcem". / dwie rodzaju. jedna używa się dwóch palców, i druga jednego palca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87">
            <text:p>0420 <text:s/>1116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/ z tym, który używa się jednego palca, mogłem wydać dźwięk gwizdka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87">
            <text:p>0420 <text:s/>1116</text:p>
          </table:table-cell>
          <table:table-cell table:number-columns-repeated="1011"/>
        </table:table-row>
        <table:table-row table:style-name="ro8">
          <table:table-cell table:number-columns-repeated="2" table:style-name="ce2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7" office:value-type="string">
            <text:p>كان يوم الأربعاء.</text:p>
          </table:table-cell>
          <table:table-cell table:style-name="ce31" office:value-type="string">
            <text:p>arbiAAI</text:p>
          </table:table-cell>
          <table:table-cell table:style-name="ce31" office:value-type="string">
            <text:p>it was wednesday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87">
            <text:p>0420 <text:s/>1116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شنبه بود.</text:p>
          </table:table-cell>
          <table:table-cell table:style-name="ce21" office:value-type="string">
            <text:p>-</text:p>
          </table:table-cell>
          <table:table-cell table:style-name="ce34" office:value-type="string">
            <text:p>it was wednesday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87">
            <text:p>0420 <text:s/>1116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ارس.</text:p>
          </table:table-cell>
          <table:table-cell table:style-name="ce21"/>
          <table:table-cell table:style-name="ce38" office:value-type="string">
            <text:p>march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88">
            <text:p>0420 <text:s/>1116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1">
            <text:p>11</text:p>
          </table:table-cell>
          <table:table-cell table:style-name="ce23" office:value-type="date" office:date-value="2021-03-26T12:27:18.84">
            <text:p>032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<text:s/>먼저부터 지상에. / 마케가 내려왔다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88">
            <text:p>0420 <text:s/>1116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운동장에서는, 아버지와 아들 일까. / 배팅 연습을 하고 있다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88">
            <text:p>0420 <text:s/>1116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i shaku. dla obu, ćwiczyłem wydmuchanie wysokich dźwięków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88">
            <text:p>0420 <text:s/>1116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gwizdek palcem / znów ćwiczyłem. wczoraj, dźwięk gwizdku nie wyszedł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88">
            <text:p>0420 <text:s/>1116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/ więc, szukałem formy, która mogłaby wywołać dźwięk gwizdka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88">
            <text:p>0420 <text:s/>1116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6">
            <text:p>1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昨天，腰部继续痛苦。新的是呢，我伸了腰部的时候，我采取与以前不同的方式。／ 就是说，我举起一条腿，将脚手指放在架子的开放部分上。</text:p>
          </table:table-cell>
          <table:table-cell table:style-name="ce32" office:value-type="string">
            <text:p>i raise one leg, put the foot fingers on an open space of the shelf.</text:p>
          </table:table-cell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88">
            <text:p>0420 <text:s/>1116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17">
            <text:p>1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然后，一边，把膝盖弯曲大约90度，将我的上身，向前下方向倾斜。</text:p>
          </table:table-cell>
          <table:table-cell table:style-name="ce21" office:value-type="string">
            <text:p>-</text:p>
          </table:table-cell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88">
            <text:p>0420 <text:s/>1116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18">
            <text:p>1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做这样，臀tun2部的一部分，被拉伸起来。哪个一部分？这就是，大腿tui3与骨盆pen2相连的那个部分。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88">
            <text:p>0420 <text:s/>1116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9">
            <text:p>1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حميس، مارس ٢٥</text:p>
          </table:table-cell>
          <table:table-cell table:style-name="ce21" office:value-type="string">
            <text:p>* / dhalika[that / al'xamiysi / al'xaamis wa'l'ashriyn / min maars</text:p>
          </table:table-cell>
          <table:table-cell table:style-name="ce34" office:value-type="string">
            <text:p>it was Thursday, march 25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88">
            <text:p>0420 <text:s/>1116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20">
            <text:p>2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س، مرة أخرى، ذهبت إلى الحديقة.</text:p>
          </table:table-cell>
          <table:table-cell table:style-name="ce21" office:value-type="string">
            <text:p>-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88">
            <text:p>0420 <text:s/>1116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21">
            <text:p>2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ذهب إلى المتاجر.</text:p>
          </table:table-cell>
          <table:table-cell table:style-name="ce21" office:value-type="string">
            <text:p>a'dhahab / mataadhiri</text:p>
          </table:table-cell>
          <table:table-cell table:style-name="ce34" office:value-type="string">
            <text:p>I did not go to stores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88">
            <text:p>0420 <text:s/>1116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22">
            <text:p>2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شنبه، ۲۵ مارس بود.</text:p>
          </table:table-cell>
          <table:table-cell table:style-name="ce21" office:value-type="string">
            <text:p>biysto pandh</text:p>
          </table:table-cell>
          <table:table-cell table:style-name="ce34" office:value-type="string">
            <text:p>it was Thursday, march 25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88">
            <text:p>0420 <text:s/>1116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23">
            <text:p>2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 گربه در پارک.</text:p>
          </table:table-cell>
          <table:table-cell table:style-name="ce21" office:value-type="string">
            <text:p>korbe</text:p>
          </table:table-cell>
          <table:table-cell table:style-name="ce34" office:value-type="string">
            <text:p>two cats in the park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88">
            <text:p>0420 <text:s/>1116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24">
            <text:p>2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به آنها غذا می دهم</text:p>
          </table:table-cell>
          <table:table-cell table:style-name="ce21" office:value-type="string">
            <text:p>an'haa / ghadhoo[food / mei[i-give~1 dahoom</text:p>
          </table:table-cell>
          <table:table-cell table:style-name="ce34" office:value-type="string">
            <text:p>I give food to them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89">
            <text:p>0420 <text:s/>1116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25">
            <text:p>2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'тверг, 25 ма'рта</text:p>
          </table:table-cell>
          <table:table-cell table:style-name="ce21" office:value-type="string">
            <text:p>dwatsat` piat`</text:p>
          </table:table-cell>
          <table:table-cell table:style-name="ce34" office:value-type="string">
            <text:p>it was Thursday, march 25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89">
            <text:p>0420 <text:s/>1116</text:p>
          </table:table-cell>
          <table:table-cell table:number-columns-repeated="1011"/>
        </table:table-row>
        <table:table-row table:style-name="ro14"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3" office:value-type="date" office:date-value="2021-03-27T07:35:47.09">
            <text:p>032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금요일, 3월 26일. / 두 마리. / 크로는 계단 옆의 옹벽위에서. / 문득, 크로는 계단 쪽으로 내려와 싶은 것인지라고 생각하고, 체육관의 울타리 근처에 이동해, 기다린다. / 크로가 울타리에서 나온다. / 잠시 "뒹굴" 을 했다.</text:p>
          </table:table-cell>
          <table:table-cell table:style-name="ce21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89">
            <text:p>0420 <text:s/>1116</text:p>
          </table:table-cell>
          <table:table-cell table:number-columns-repeated="1011"/>
        </table:table-row>
        <table:table-row table:style-name="ro10">
          <table:table-cell table:style-name="ce21" office:value-type="float" office:value="27">
            <text:p>27</text:p>
          </table:table-cell>
          <table:table-cell table:style-name="ce2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znowu ćwiczenia wysokich dźwięków.</text:p>
          </table:table-cell>
          <table:table-cell table:style-name="ce21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89">
            <text:p>0420 <text:s/>1116</text:p>
          </table:table-cell>
          <table:table-cell table:number-columns-repeated="1011"/>
        </table:table-row>
        <table:table-row table:style-name="ro15">
          <table:table-cell table:style-name="ce21" office:value-type="float" office:value="28">
            <text:p>28</text:p>
          </table:table-cell>
          <table:table-cell table:style-name="ce2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interesujące jest to, że kiedy wydmucham wysoki dźwięk, to znaczy, dźwięki w drugiej oktawie, często, nie mogę wydmuchać dźwięki niższych <text:s/>nut, ale mogę, rzeczywiście, wydmuchać te z wyższych nut.</text:p>
          </table:table-cell>
          <table:table-cell table:style-name="ce21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89">
            <text:p>0420 <text:s/>1116</text:p>
          </table:table-cell>
          <table:table-cell table:number-columns-repeated="1011"/>
        </table:table-row>
        <table:table-row table:style-name="ro16">
          <table:table-cell table:style-name="ce21" office:value-type="float" office:value="29">
            <text:p>29</text:p>
          </table:table-cell>
          <table:table-cell table:style-name="ce2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więc, teraz zastanawiam się, czy może, metod wydmuchiwania wysokich dźwięków, mogłoby takie : najpierw wydmucham dowolny dźwięk, który przychodzi dobrze. a potem, tam, <text:s/>skoncentruję się moją świadomość na kształcie mojego usta.</text:p>
          </table:table-cell>
          <table:table-cell table:style-name="ce32" office:value-type="string">
            <text:p>any sound that comes well.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89">
            <text:p>0420 <text:s/>1116</text:p>
          </table:table-cell>
          <table:table-cell table:number-columns-repeated="1011"/>
        </table:table-row>
        <table:table-row table:style-name="ro17">
          <table:table-cell table:style-name="ce21" office:value-type="float" office:value="30">
            <text:p>30</text:p>
          </table:table-cell>
          <table:table-cell table:style-name="ce21" office:value-type="float" office:value="5">
            <text:p>5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po trzecie, kiedy wydmucham inne dziury, <text:s/>zmieniam kształt mojego usta, odpowiednio.</text:p>
          </table:table-cell>
          <table:table-cell table:style-name="ce32" office:value-type="string">
            <text:p>thirdly, when i blow other holes, i change the shape of my mouth accordingly.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89">
            <text:p>0420 <text:s/>1116</text:p>
          </table:table-cell>
          <table:table-cell table:number-columns-repeated="1011"/>
        </table:table-row>
        <table:table-row table:style-name="ro18">
          <table:table-cell table:style-name="ce21" office:value-type="float" office:value="31">
            <text:p>31</text:p>
          </table:table-cell>
          <table:table-cell table:style-name="ce2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不变。但是，昨天呢，我试图与以前不同的方法。到目前为止的方法， 是收紧臀部的肌肉，收紧向臀部中心。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89">
            <text:p>0420 <text:s/>1116</text:p>
          </table:table-cell>
          <table:table-cell table:number-columns-repeated="1011"/>
        </table:table-row>
        <table:table-row table:style-name="ro19">
          <table:table-cell table:style-name="ce21" office:value-type="float" office:value="32">
            <text:p>32</text:p>
          </table:table-cell>
          <table:table-cell table:style-name="ce2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昨天呢，代替这种方法，我把腰部稍微向前倾斜。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89">
            <text:p>0420 <text:s/>1116</text:p>
          </table:table-cell>
          <table:table-cell table:number-columns-repeated="1011"/>
        </table:table-row>
        <table:table-row table:style-name="ro19">
          <table:table-cell table:style-name="ce21" office:value-type="float" office:value="33">
            <text:p>33</text:p>
          </table:table-cell>
          <table:table-cell table:style-name="ce2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做这样，我感觉，尾骨和它周边上在加上的上身重量压力， 这条压力有所减少。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89">
            <text:p>0420 <text:s/>1116</text:p>
          </table:table-cell>
          <table:table-cell table:number-columns-repeated="1011"/>
        </table:table-row>
        <table:table-row table:style-name="ro11">
          <table:table-cell table:style-name="ce21" office:value-type="float" office:value="34">
            <text:p>34</text:p>
          </table:table-cell>
          <table:table-cell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пятница, 26 Марта. / пого'да хоро'шая. дождя' нет.</text:p>
          </table:table-cell>
          <table:table-cell table:style-name="ce32" office:value-type="string">
            <text:p>dobra pogoda. nie ma deszczu.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89">
            <text:p>0420 <text:s/>1116</text:p>
          </table:table-cell>
          <table:table-cell table:number-columns-repeated="1011"/>
        </table:table-row>
        <table:table-row table:style-name="ro11">
          <table:table-cell table:style-name="ce21" office:value-type="float" office:value="35">
            <text:p>35</text:p>
          </table:table-cell>
          <table:table-cell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ошел в парк. / там, две кошки. / Я даю' им е'ду.</text:p>
          </table:table-cell>
          <table:table-cell table:style-name="ce32" office:value-type="string">
            <text:p>Daję im jedzenie.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89">
            <text:p>0420 <text:s/>1116</text:p>
          </table:table-cell>
          <table:table-cell table:number-columns-repeated="1011"/>
        </table:table-row>
        <table:table-row table:style-name="ro11">
          <table:table-cell table:style-name="ce21" office:value-type="float" office:value="36">
            <text:p>36</text:p>
          </table:table-cell>
          <table:table-cell table:style-name="ce2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جمعة، ٢٦ مارس.</text:p>
          </table:table-cell>
          <table:table-cell table:style-name="ce32" office:value-type="string">
            <text:p>yawm'l'jumA / a'thaadis wa'l'ashriyn</text:p>
          </table:table-cell>
          <table:table-cell table:style-name="ce34" office:value-type="string">
            <text:p>it was friday, march 26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">
            <text:p>0420 <text:s/>1116</text:p>
          </table:table-cell>
          <table:table-cell table:number-columns-repeated="1011"/>
        </table:table-row>
        <table:table-row table:style-name="ro11">
          <table:table-cell table:style-name="ce21" office:value-type="float" office:value="37">
            <text:p>37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عطي الطعام للقطط في الحديقة</text:p>
          </table:table-cell>
          <table:table-cell table:style-name="ce32" office:value-type="string">
            <text:p>aAt^iy / a't^aAAma[food / lil'qit^at^i</text:p>
          </table:table-cell>
          <table:table-cell table:style-name="ce34" office:value-type="string">
            <text:p>i give food to the cats in the park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">
            <text:p>0420 <text:s/>1116</text:p>
          </table:table-cell>
          <table:table-cell table:number-columns-repeated="1011"/>
        </table:table-row>
        <table:table-row table:style-name="ro9">
          <table:table-cell table:style-name="ce21" office:value-type="float" office:value="38">
            <text:p>38</text:p>
          </table:table-cell>
          <table:table-cell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‍جمعه ۲۶ مارس بود.</text:p>
          </table:table-cell>
          <table:table-cell table:style-name="ce32" office:value-type="string">
            <text:p>joom'e / biyst wa'sheesh</text:p>
          </table:table-cell>
          <table:table-cell table:style-name="ce34" office:value-type="string">
            <text:p>it was friday, march 26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">
            <text:p>0420 <text:s/>1116</text:p>
          </table:table-cell>
          <table:table-cell table:number-columns-repeated="1011"/>
        </table:table-row>
        <table:table-row table:style-name="ro20">
          <table:table-cell table:style-name="ce21" office:value-type="float" office:value="39">
            <text:p>39</text:p>
          </table:table-cell>
          <table:table-cell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ی بود باران نمی بارد.</text:p>
          </table:table-cell>
          <table:table-cell table:style-name="ce32" office:value-type="string">
            <text:p>havoo[weather / xuubiy / buwt / baaraan / nemiy[no / ?</text:p>
          </table:table-cell>
          <table:table-cell table:style-name="ce34" office:value-type="string">
            <text:p>it was a fine weather. no rain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">
            <text:p>0420 <text:s/>1116</text:p>
          </table:table-cell>
          <table:table-cell table:number-columns-repeated="1011"/>
        </table:table-row>
        <table:table-row table:style-name="ro17"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3" office:value-type="date" office:date-value="2021-03-28T08:36:20.230001">
            <text:p>032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토요일. 3월 27일. / 두 마리. / 크로는 다시 먼저 계단 근처의 옹벽 위에서. 어제보다, 하지만, 약간 남 쪽에. / 나는 혀를 울리고 크로를 부른다. 크로가 온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">
            <text:p>0420 <text:s/>1116</text:p>
          </table:table-cell>
          <table:table-cell table:number-columns-repeated="1011"/>
        </table:table-row>
        <table:table-row table:style-name="ro17"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이 번은, 하지만, 머지 않아, 미케도 지상에 내려온다. 항상의 나무 그늘까지 와서 앉아 있다. / 어쩔 수 없이 크로에 "가자" 라고 목소리를 던져, 미케에 향해 걷기 시작한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">
            <text:p>0420 <text:s/>1116</text:p>
          </table:table-cell>
          <table:table-cell table:number-columns-repeated="1011"/>
        </table:table-row>
        <table:table-row table:style-name="ro11"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jeszcze raz, ćwiczenia wysokich dźwięków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">
            <text:p>0420 <text:s/>1116</text:p>
          </table:table-cell>
          <table:table-cell table:number-columns-repeated="1011"/>
        </table:table-row>
        <table:table-row table:style-name="ro11">
          <table:table-cell table:style-name="ce21" office:value-type="float" office:value="43">
            <text:p>43</text:p>
          </table:table-cell>
          <table:table-cell table:style-name="ce2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tym razem, od początku, mogłem wydmuchać wysokich dźwięki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">
            <text:p>0420 <text:s/>1116</text:p>
          </table:table-cell>
          <table:table-cell table:number-columns-repeated="1011"/>
        </table:table-row>
        <table:table-row table:style-name="ro17">
          <table:table-cell table:style-name="ce21" office:value-type="float" office:value="44">
            <text:p>44</text:p>
          </table:table-cell>
          <table:table-cell table:style-name="ce2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miałem na myśli to, że wydmucham każdą nutę na chwilę. to znaczy, zaczynam wydmuchać, i przez kilka secund wydmucham ciągle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">
            <text:p>0420 <text:s/>1116</text:p>
          </table:table-cell>
          <table:table-cell table:number-columns-repeated="1011"/>
        </table:table-row>
        <table:table-row table:style-name="ro21">
          <table:table-cell table:style-name="ce21" office:value-type="float" office:value="45">
            <text:p>45</text:p>
          </table:table-cell>
          <table:table-cell table:style-name="ce2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robiącem to, zamierzam, aby moje mieśnie wokół ust rozwijały się w określonym kształcie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">
            <text:p>0420 <text:s/>1116</text:p>
          </table:table-cell>
          <table:table-cell table:number-columns-repeated="1011"/>
        </table:table-row>
        <table:table-row table:style-name="ro18">
          <table:table-cell table:style-name="ce21" office:value-type="float" office:value="46">
            <text:p>46</text:p>
          </table:table-cell>
          <table:table-cell table:style-name="ce2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再次，关于腰部的记录。痛苦继续。前天开始的方法，把腰部向前倾斜。这方法呢，昨天也继续实践。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">
            <text:p>0420 <text:s/>1116</text:p>
          </table:table-cell>
          <table:table-cell table:number-columns-repeated="1011"/>
        </table:table-row>
        <table:table-row table:style-name="ro22">
          <table:table-cell table:style-name="ce21" office:value-type="float" office:value="47">
            <text:p>47</text:p>
          </table:table-cell>
          <table:table-cell table:style-name="ce2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上午之间，好像状态比较不严重。但是呢，到了下午，腰部慢慢的开始发出痛苦。特别是，有所麻痹bi4的感觉。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">
            <text:p>0420 <text:s/>1116</text:p>
          </table:table-cell>
          <table:table-cell table:number-columns-repeated="1011"/>
        </table:table-row>
        <table:table-row table:style-name="ro10">
          <table:table-cell table:style-name="ce21" office:value-type="float" office:value="48">
            <text:p>48</text:p>
          </table:table-cell>
          <table:table-cell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суббо'та, 27 марта.</text:p>
          </table:table-cell>
          <table:table-cell table:style-name="ce32" office:value-type="string">
            <text:p>dvatsat` shiem`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">
            <text:p>0420 <text:s/>1116</text:p>
          </table:table-cell>
          <table:table-cell table:number-columns-repeated="1011"/>
        </table:table-row>
        <table:table-row table:style-name="ro10">
          <table:table-cell table:style-name="ce21" office:value-type="float" office:value="49">
            <text:p>49</text:p>
          </table:table-cell>
          <table:table-cell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ошел в парк снова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1">
            <text:p>0420 <text:s/>1116</text:p>
          </table:table-cell>
          <table:table-cell table:number-columns-repeated="1011"/>
        </table:table-row>
        <table:table-row table:style-name="ro10">
          <table:table-cell table:style-name="ce21" office:value-type="float" office:value="50">
            <text:p>50</text:p>
          </table:table-cell>
          <table:table-cell table:style-name="ce2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Я даю' е'ду двум кошкам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1">
            <text:p>0420 <text:s/>1116</text:p>
          </table:table-cell>
          <table:table-cell table:number-columns-repeated="1011"/>
        </table:table-row>
        <table:table-row table:style-name="ro11">
          <table:table-cell table:style-name="ce21" office:value-type="float" office:value="51">
            <text:p>51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ката'юшь на велосипе'де, когда хожу' в парк.</text:p>
          </table:table-cell>
          <table:table-cell table:style-name="ce32"/>
          <table:table-cell table:style-name="ce34" office:value-type="string">
            <text:p>i ride bicycle when i go to the park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1">
            <text:p>0420 <text:s/>1116</text:p>
          </table:table-cell>
          <table:table-cell table:number-columns-repeated="1011"/>
        </table:table-row>
        <table:table-row table:style-name="ro20">
          <table:table-cell table:style-name="ce21" office:value-type="float" office:value="52">
            <text:p>52</text:p>
          </table:table-cell>
          <table:table-cell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سبت، ٢٧ مارس.</text:p>
          </table:table-cell>
          <table:table-cell table:style-name="ce32" office:value-type="string">
            <text:p>dhaliyka / yawma'sapti / a'saaba wa'al'ashriyn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1">
            <text:p>0420 <text:s/>1116</text:p>
          </table:table-cell>
          <table:table-cell table:number-columns-repeated="1011"/>
        </table:table-row>
        <table:table-row table:style-name="ro10">
          <table:table-cell table:style-name="ce21" office:value-type="float" office:value="53">
            <text:p>53</text:p>
          </table:table-cell>
          <table:table-cell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رة أخرى، ذهبت إلى الحديقة. 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1">
            <text:p>0420 <text:s/>1116</text:p>
          </table:table-cell>
          <table:table-cell table:number-columns-repeated="1011"/>
        </table:table-row>
        <table:table-row table:style-name="ro11">
          <table:table-cell table:style-name="ce21" office:value-type="float" office:value="54">
            <text:p>54</text:p>
          </table:table-cell>
          <table:table-cell table:style-name="ce2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أعطي الطعام للقطط.</text:p>
          </table:table-cell>
          <table:table-cell table:style-name="ce32" office:value-type="string">
            <text:p>aAt^iy / a't^aAAma / lil'qit^at^i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1">
            <text:p>0420 <text:s/>1116</text:p>
          </table:table-cell>
          <table:table-cell table:number-columns-repeated="1011"/>
        </table:table-row>
        <table:table-row table:style-name="ro11">
          <table:table-cell table:style-name="ce21" office:value-type="float" office:value="55">
            <text:p>55</text:p>
          </table:table-cell>
          <table:table-cell table:style-name="ce2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أسمائهم كورو وميكي، على التوالي.</text:p>
          </table:table-cell>
          <table:table-cell table:style-name="ce32" office:value-type="string">
            <text:p>asmaUhum[their-names / AAlaa'tawaaliy</text:p>
          </table:table-cell>
          <table:table-cell table:style-name="ce34" office:value-type="string">
            <text:p>their names are kuro and mike, respectively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1">
            <text:p>0420 <text:s/>1116</text:p>
          </table:table-cell>
          <table:table-cell table:number-columns-repeated="1011"/>
        </table:table-row>
        <table:table-row table:style-name="ro9">
          <table:table-cell table:style-name="ce21" office:value-type="float" office:value="56">
            <text:p>56</text:p>
          </table:table-cell>
          <table:table-cell table:style-name="ce2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، ۲۷ مارس بود.</text:p>
          </table:table-cell>
          <table:table-cell table:style-name="ce32" office:value-type="string">
            <text:p>biyst wa'haaft</text:p>
          </table:table-cell>
          <table:table-cell table:style-name="ce34" office:value-type="string">
            <text:p>it was saturday, march 27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1">
            <text:p>0420 <text:s/>1116</text:p>
          </table:table-cell>
          <table:table-cell table:number-columns-repeated="1011"/>
        </table:table-row>
        <table:table-row table:style-name="ro9">
          <table:table-cell table:style-name="ce21" office:value-type="float" office:value="57">
            <text:p>57</text:p>
          </table:table-cell>
          <table:table-cell table:style-name="ce21" office:value-type="float" office:value="18">
            <text:p>1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ي بود.</text:p>
          </table:table-cell>
          <table:table-cell table:style-name="ce32"/>
          <table:table-cell table:style-name="ce34" office:value-type="string">
            <text:p>it was a fine weather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1">
            <text:p>0420 <text:s/>1116</text:p>
          </table:table-cell>
          <table:table-cell table:number-columns-repeated="1011"/>
        </table:table-row>
        <table:table-row table:style-name="ro9">
          <table:table-cell table:style-name="ce21" table:formula="of:=ROW()-2" office:value-type="float" office:value="58">
            <text:p>58</text:p>
          </table:table-cell>
          <table:table-cell table:style-name="ce21" office:value-type="float" office:value="19">
            <text:p>19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در اتاق گرم بود.</text:p>
          </table:table-cell>
          <table:table-cell table:style-name="ce32" office:value-type="string">
            <text:p>dar / otaa_Ge / gjarm</text:p>
          </table:table-cell>
          <table:table-cell table:style-name="ce34" office:value-type="string">
            <text:p>It was warm in the room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1">
            <text:p>0420 <text:s/>1116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59">
            <text:p>59</text:p>
          </table:table-cell>
          <table:table-cell table:style-name="ce21" table:formula="of:=ROW()-60" office:value-type="float" office:value="1">
            <text:p>1</text:p>
          </table:table-cell>
          <table:table-cell table:style-name="ce23" office:value-type="date" office:date-value="2021-03-29T11:54:59.39">
            <text:p>0329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비가 좀 내리고 있었다. 우산을 가지고 집에서 나왔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1">
            <text:p>0420 <text:s/>1116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60">
            <text:p>60</text:p>
          </table:table-cell>
          <table:table-cell table:style-name="ce21" table:formula="of:=ROW()-60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마지막으로, 고체를 준 후. 미케에게 두 번째의 고체를 주려고하면, 지상에 내려와 버린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2">
            <text:p>0420 <text:s/>1116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61">
            <text:p>61</text:p>
          </table:table-cell>
          <table:table-cell table:style-name="ce21" table:formula="of:=ROW()-60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짧은 동안 다시 마사지를 한다. 그 후 미케의 몸을 안고 옹벽에 올린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2">
            <text:p>0420 <text:s/>1116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62">
            <text:p>62</text:p>
          </table:table-cell>
          <table:table-cell table:style-name="ce21" table:formula="of:=ROW()-60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그 때, 미케의 몸이 옹벽에 건드리지 직전, 미케가 "냐아아아" 라고 큰 소리를 낸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2">
            <text:p>0420 <text:s/>1116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63">
            <text:p>63</text:p>
          </table:table-cell>
          <table:table-cell table:style-name="ce21" table:formula="of:=ROW()-60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나는 상관없이, 그대로 마케를 옹벽에 올렸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2">
            <text:p>0420 <text:s/>1116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64">
            <text:p>64</text:p>
          </table:table-cell>
          <table:table-cell table:style-name="ce21" table:formula="of:=ROW()-60" office:value-type="float" office:value="6">
            <text:p>6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그 후, 미케가 옹벽 위로 돌출의 반대편으로 갈 모습을 보고 있으면, 나쁜 일을 했다라는 느낌이 가슴에 일어나고왔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2">
            <text:p>0420 <text:s/>1116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65">
            <text:p>65</text:p>
          </table:table-cell>
          <table:table-cell table:style-name="ce21" table:formula="of:=ROW()-60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ćwiczenia dla, znów, wysokich dźwięków. tym razem, wydmuchać wysokich i nieskich dźwięków, kolejno. 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2">
            <text:p>0420 <text:s/>1116</text:p>
          </table:table-cell>
          <table:table-cell table:number-columns-repeated="1011"/>
        </table:table-row>
        <table:table-row table:style-name="ro17">
          <table:table-cell table:style-name="ce21" table:formula="of:=ROW()-2" office:value-type="float" office:value="66">
            <text:p>66</text:p>
          </table:table-cell>
          <table:table-cell table:style-name="ce21" table:formula="of:=ROW()-60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to znaczy, najpierw wydmuchać dźwięk na określony dziura, w pierwszy oktawie, a potem, następnie, zmieniając kształt ust, wydmuchać wysoki dźwięk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2">
            <text:p>0420 <text:s/>1116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67">
            <text:p>67</text:p>
          </table:table-cell>
          <table:table-cell table:style-name="ce21" table:formula="of:=ROW()-60" office:value-type="float" office:value="9">
            <text:p>9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chodzi o to, że przejście od niskiego dźwięku do wysokiego. dokonujesz tego przejścia bardzo powoli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2">
            <text:p>0420 <text:s/>1116</text:p>
          </table:table-cell>
          <table:table-cell table:number-columns-repeated="1011"/>
        </table:table-row>
        <table:table-row table:style-name="ro17">
          <table:table-cell table:style-name="ce21" table:formula="of:=ROW()-2" office:value-type="float" office:value="68">
            <text:p>68</text:p>
          </table:table-cell>
          <table:table-cell table:style-name="ce21" table:formula="of:=ROW()-60" office:value-type="float" office:value="10">
            <text:p>10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chodzi o to, że przejście od niskiego dźwięku do wysokiego. dokonujesz tego przejścia bardzo powoli, abyś mógł monitorować ruchy mięśni warg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2">
            <text:p>0420 <text:s/>1116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69">
            <text:p>69</text:p>
          </table:table-cell>
          <table:table-cell table:style-name="ce21" table:formula="of:=ROW()-[.A71]-1" office:value-type="float" office:value="1">
            <text:p>1</text:p>
          </table:table-cell>
          <table:table-cell table:style-name="ce23" office:value-type="date" office:date-value="2021-03-30T11:47:00.84">
            <text:p>0330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어제는 미케도 자꾸 "뒹굴" 을 했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2">
            <text:p>0420 <text:s/>1116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70">
            <text:p>70</text:p>
          </table:table-cell>
          <table:table-cell table:style-name="ce21" table:formula="of:=[.B71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그제 공원에서 집으로 돌아갈 길, 생각한 것. / 미케는 혹시 버려진 것에 의해, 심리에 뭔가 이상이 초래되어 버리고 있었을지도 모른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2">
            <text:p>0420 <text:s/>1116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1">
            <text:p>71</text:p>
          </table:table-cell>
          <table:table-cell table:style-name="ce21" table:formula="of:=[.B72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먹이주기 시작했을 당시, 미케는 내가 옹벽에 가면, 자꾸 큰 소리로 울리고 있었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2">
            <text:p>0420 <text:s/>1116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2">
            <text:p>72</text:p>
          </table:table-cell>
          <table:table-cell table:style-name="ce21" table:formula="of:=[.B73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버려진 것에 의해 아마도 느꼈을 두려움. 그 두려움에서 이럭저럭 벗어나고 싶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2">
            <text:p>0420 <text:s/>1116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73">
            <text:p>73</text:p>
          </table:table-cell>
          <table:table-cell table:style-name="ce21" table:formula="of:=[.B74]+1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당시, 미케의 눈이 지금과는 달랐다. / 뭔가, 파충류의 눈. / 눈 색깔이 검게 않다. / 나를 보고 있는데, 초점은 나에게는 맞지 않는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2">
            <text:p>0420 <text:s/>1116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4">
            <text:p>74</text:p>
          </table:table-cell>
          <table:table-cell table:style-name="ce21" table:formula="of:=[.B75]+1" office:value-type="float" office:value="6">
            <text:p>6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지금은, 예를 들어, 어제는, 고체를 <text:s/>내가 주는 걸 기다리고 있을 때, 미케는 나를 보고 있었다. 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2">
            <text:p>0420 <text:s/>1116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5">
            <text:p>75</text:p>
          </table:table-cell>
          <table:table-cell table:style-name="ce21" table:formula="of:=[.B76]+1" office:value-type="float" office:value="7">
            <text:p>7</text:p>
          </table:table-cell>
          <table:table-cell table:style-name="ce23"/>
          <table:table-cell table:style-name="ce25" office:value-type="float" office:value="7">
            <text:p>7</text:p>
          </table:table-cell>
          <table:table-cell table:style-name="ce28" office:value-type="string">
            <text:p>/ 그 때, 미케의 눈은 홍채 부분이 검은 색이다. 즉, 초점을 나에게 맞추고 있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2">
            <text:p>0420 <text:s/>1116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6">
            <text:p>76</text:p>
          </table:table-cell>
          <table:table-cell table:style-name="ce21" table:formula="of:=ROW()-[.A78]-1" office:value-type="float" office:value="1">
            <text:p>1</text:p>
          </table:table-cell>
          <table:table-cell table:style-name="ce23" office:value-type="date" office:date-value="2021-03-31T10:25:30.35">
            <text:p>033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다시, 산책 갈 때, 미케가 자꾸 "뒹굴" 을 한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2">
            <text:p>0420 <text:s/>1116</text:p>
          </table:table-cell>
          <table:table-cell table:number-columns-repeated="1011"/>
        </table:table-row>
        <table:table-row table:style-name="ro23">
          <table:table-cell table:style-name="ce21" table:formula="of:=ROW()-2" office:value-type="float" office:value="77">
            <text:p>77</text:p>
          </table:table-cell>
          <table:table-cell table:style-name="ce21" table:formula="of:=[.B7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응석을 나타내는 행동의 하나 일 것이다.</text:p>
          </table:table-cell>
          <table:table-cell table:style-name="ce32" office:value-type="string">
            <text:p>甘えを表す行動の一つなのだろう。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2">
            <text:p>0420 <text:s/>1116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78">
            <text:p>78</text:p>
          </table:table-cell>
          <table:table-cell table:style-name="ce21" table:formula="of:=[.B79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어제 알아차린 것. / 산책 후 옹벽으로 돌아갈 때. 두 마리가 나란히 걷는 위치가 된 때, 미케가 크로에게 몸을 긁으 건다.</text:p>
          </table:table-cell>
          <table:table-cell table:style-name="ce32" office:value-type="string">
            <text:p>昨日、気づいたこと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2">
            <text:p>0420 <text:s/>1116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79">
            <text:p>79</text:p>
          </table:table-cell>
          <table:table-cell table:style-name="ce21" table:formula="of:=[.B80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그 모습을 보고 생각한 것. <text:s/>/ 미케는 "뒹굴" 을 하고, 느낌이 충족 된 것이다. 그래서 크로에게 만지는 행위를 하고 싶어진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2">
            <text:p>0420 <text:s/>1116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80">
            <text:p>80</text:p>
          </table:table-cell>
          <table:table-cell table:style-name="ce21" table:formula="of:=[.B81]+1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이렇게 생각하면, 혹시 크로도 자기의 감정을 얼려지고 있는지도 모른다.</text:p>
          </table:table-cell>
          <table:table-cell table:style-name="ce32" office:value-type="string">
            <text:p>このように考えると、もしかしたらクロも自分の感情を凍らているのかもしれない。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2">
            <text:p>0420 <text:s/>1116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81">
            <text:p>81</text:p>
          </table:table-cell>
          <table:table-cell table:style-name="ce21" table:formula="of:=[.B82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muzyka : wczoraj zacząłem koto. znowu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2">
            <text:p>0420 <text:s/>1116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82">
            <text:p>82</text:p>
          </table:table-cell>
          <table:table-cell table:style-name="ce21" table:formula="of:=[.B83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użyłem łuku do wydawania dźwięków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2">
            <text:p>0420 <text:s/>1116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83">
            <text:p>83</text:p>
          </table:table-cell>
          <table:table-cell table:style-name="ce21" table:formula="of:=[.B84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obejrzałem jeden wideo, któregoś dnia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2">
            <text:p>0420 <text:s/>1116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4">
            <text:p>84</text:p>
          </table:table-cell>
          <table:table-cell table:style-name="ce21" table:formula="of:=[.B85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wideo, w który osoba zagrał koreański koto z łukiem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2">
            <text:p>0420 <text:s/>1116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5">
            <text:p>85</text:p>
          </table:table-cell>
          <table:table-cell table:style-name="ce21" table:formula="of:=[.B86]+1" office:value-type="float" office:value="10">
            <text:p>10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pierwotnie, mi się podobało dźwięki skrzypiec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2">
            <text:p>0420 <text:s/>1116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6">
            <text:p>86</text:p>
          </table:table-cell>
          <table:table-cell table:style-name="ce21" table:formula="of:=[.B87]+1" office:value-type="float" office:value="11">
            <text:p>11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więc, kiedy obejrzałem te wideo, myślałem o zagraniu japoński koto w taki sposób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3">
            <text:p>0420 <text:s/>1116</text:p>
          </table:table-cell>
          <table:table-cell table:number-columns-repeated="1011"/>
        </table:table-row>
        <table:table-row table:style-name="ro19">
          <table:table-cell table:style-name="ce21" table:formula="of:=ROW()-2" office:value-type="float" office:value="87">
            <text:p>87</text:p>
          </table:table-cell>
          <table:table-cell table:style-name="ce21" table:formula="of:=[.B88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在继续。昨天呢，但是，尝试一个新的对策。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3">
            <text:p>0420 <text:s/>1116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88">
            <text:p>88</text:p>
          </table:table-cell>
          <table:table-cell table:style-name="ce21" table:formula="of:=[.B89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第一。我将我的上半身向前弯wan1曲qu1。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20T11:16:44.93">
            <text:p>0420 <text:s/>1116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9">
            <text:p>89</text:p>
          </table:table-cell>
          <table:table-cell table:style-name="ce21" table:formula="of:=[.B90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做这样，坐zuo4骨的下端，它被披露而靠近皮肤fu1表面。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90">
            <text:p>90</text:p>
          </table:table-cell>
          <table:table-cell table:style-name="ce21" table:formula="of:=[.B91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在这个时候，我按摩mo2坐骨下端的外边。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91">
            <text:p>91</text:p>
          </table:table-cell>
          <table:table-cell table:style-name="ce21" table:formula="of:=[.B92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思考就是这样。可能是，长期以来的扭niu3曲qu1的身体姿态，迫使该部分，就是说，坐骨的下端周边，该部分可能是被压力。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92">
            <text:p>92</text:p>
          </table:table-cell>
          <table:table-cell table:style-name="ce21" table:formula="of:=[.B93]+1" office:value-type="float" office:value="17">
            <text:p>1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可能，该部分的肌肉成为僵jiang1硬。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93">
            <text:p>93</text:p>
          </table:table-cell>
          <table:table-cell table:style-name="ce21" table:formula="of:=[.B94]+1" office:value-type="float" office:value="18">
            <text:p>18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因此，简单的普通的拉伸运动，不会让该肌肉松动。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94">
            <text:p>94</text:p>
          </table:table-cell>
          <table:table-cell table:style-name="ce21" table:formula="of:=ROW()-[.A96]-1" office:value-type="float" office:value="1">
            <text:p>1</text:p>
          </table:table-cell>
          <table:table-cell table:style-name="ce23" office:value-type="date" office:date-value="2021-04-01T08:20:45.93">
            <text:p>040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먼저 지상에. / 미케는 거의 울리지 않고 지상에 내려왔다. 크로가 뒹굴을 하고 시작하면, 곧, 달려왔다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5">
            <text:p>95</text:p>
          </table:table-cell>
          <table:table-cell table:style-name="ce21" table:formula="of:=[.B9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znowu. tym razem bez nagrania zagrania. / używałem łuku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6">
            <text:p>96</text:p>
          </table:table-cell>
          <table:table-cell table:style-name="ce21" table:formula="of:=[.B97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łuku, którego używają w koreańskim koto "adzieng". 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7">
            <text:p>97</text:p>
          </table:table-cell>
          <table:table-cell table:style-name="ce21" table:formula="of:=[.B98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en łuk mógłby być trochę krótszy niż ten używany w skrzypcach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98">
            <text:p>98</text:p>
          </table:table-cell>
          <table:table-cell table:style-name="ce21" table:formula="of:=[.B9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.</text:p>
          </table:table-cell>
          <table:table-cell table:style-name="ce32" office:value-type="string">
            <text:p>arbiAAI[wednesday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99">
            <text:p>99</text:p>
          </table:table-cell>
          <table:table-cell table:style-name="ce21" table:formula="of:=[.B100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ذهب إلى الحديقة، مرة أخرى.</text:p>
          </table:table-cell>
          <table:table-cell table:style-name="ce32" office:value-type="string">
            <text:p>a'dhahabu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00">
            <text:p>100</text:p>
          </table:table-cell>
          <table:table-cell table:style-name="ce21" table:formula="of:=[.B101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ذهب إلى المتاجر.</text:p>
          </table:table-cell>
          <table:table-cell table:style-name="ce32" office:value-type="string">
            <text:p>adhahab / mataadhiri[store</text:p>
          </table:table-cell>
          <table:table-cell table:style-name="ce34" office:value-type="string">
            <text:p>Nie chodziłem do sklepów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01">
            <text:p>101</text:p>
          </table:table-cell>
          <table:table-cell table:style-name="ce21" table:formula="of:=[.B10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يروز، چهارشنبه، ۳۰ <text:s/>(سی) مارس بود.</text:p>
          </table:table-cell>
          <table:table-cell table:style-name="ce32" office:value-type="string">
            <text:p>sii[thirty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02">
            <text:p>102</text:p>
          </table:table-cell>
          <table:table-cell table:style-name="ce21" table:formula="of:=[.B10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، دو گربه در پارک.</text:p>
          </table:table-cell>
          <table:table-cell table:style-name="ce32" office:value-type="string">
            <text:p>korbe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3">
            <text:p>103</text:p>
          </table:table-cell>
          <table:table-cell table:style-name="ce21" table:formula="of:=[.B104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به آنها غذا می دهم.</text:p>
          </table:table-cell>
          <table:table-cell table:style-name="ce32" office:value-type="string">
            <text:p>ah'haa[them / gadhoo[food / dahoom[give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04">
            <text:p>104</text:p>
          </table:table-cell>
          <table:table-cell table:style-name="ce21" table:formula="of:=ROW()-[.A106]-1" office:value-type="float" office:value="1">
            <text:p>1</text:p>
          </table:table-cell>
          <table:table-cell table:style-name="ce23" office:value-type="date" office:date-value="2021-04-02T13:39:54.84">
            <text:p>0402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모두 먼저 옹벽 위에. / 공원에 도착한 시간은 대체로 7시 50분경 이었다. / 미리 생각했던 시간보다 도착시간은 늦었다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5">
            <text:p>105</text:p>
          </table:table-cell>
          <table:table-cell table:style-name="ce21" table:formula="of:=[.B10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znów. kiedy skończyłem sesję, minęła około jednej godziny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6">
            <text:p>106</text:p>
          </table:table-cell>
          <table:table-cell table:style-name="ce21" table:formula="of:=[.B107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skomponowałem kolejną nową melodię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7">
            <text:p>107</text:p>
          </table:table-cell>
          <table:table-cell table:style-name="ce21" table:formula="of:=[.B108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ćwiczyłem dziś szybką grę. / trzy notatki. zagrałem je szybko z rzędu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108">
            <text:p>108</text:p>
          </table:table-cell>
          <table:table-cell table:style-name="ce21" table:formula="of:=[.B10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，在继续。腿部的小而无数的刺痛。昨天没有。这一点，让我舒服。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09">
            <text:p>109</text:p>
          </table:table-cell>
          <table:table-cell table:style-name="ce21" table:formula="of:=[.B11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вчера, был че'тверг[thursday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0">
            <text:p>110</text:p>
          </table:table-cell>
          <table:table-cell table:style-name="ce21" table:formula="of:=[.B11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пре'жде чем я пойду в парк, я поше'л в ма'газин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11">
            <text:p>111</text:p>
          </table:table-cell>
          <table:table-cell table:style-name="ce21" table:formula="of:=[.B11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يروز پنجشنبه بود.</text:p>
          </table:table-cell>
          <table:table-cell table:style-name="ce32" office:value-type="string">
            <text:p>thursday</text:p>
          </table:table-cell>
          <table:table-cell table:style-name="ce34" office:value-type="string">
            <text:p>it was thursday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12">
            <text:p>112</text:p>
          </table:table-cell>
          <table:table-cell table:style-name="ce21" table:formula="of:=[.B11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به پارک رفتم.</text:p>
          </table:table-cell>
          <table:table-cell table:style-name="ce32" office:value-type="string">
            <text:p>raftam[went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13">
            <text:p>113</text:p>
          </table:table-cell>
          <table:table-cell table:style-name="ce21" table:formula="of:=[.B114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٢ أبريل</text:p>
          </table:table-cell>
          <table:table-cell table:style-name="ce32"/>
          <table:table-cell table:style-name="ce34" office:value-type="string">
            <text:p>it was thursday, april 2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14">
            <text:p>114</text:p>
          </table:table-cell>
          <table:table-cell table:style-name="ce21" table:formula="of:=ROW()-[.A116]-1" office:value-type="float" office:value="1">
            <text:p>1</text:p>
          </table:table-cell>
          <table:table-cell table:style-name="ce23" office:value-type="date" office:date-value="2021-04-04T11:08:08.77">
            <text:p>0404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내려오지 않았다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15">
            <text:p>115</text:p>
          </table:table-cell>
          <table:table-cell table:style-name="ce21" table:formula="of:=[.B116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에 이어 옹벽 위로 <text:s/>걷기 시작했는데, 곧 멈춘다. / 내가 내 팔을 뻗어 내려오도록 촉진하지만, 반대로 물러나 버린다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6">
            <text:p>116</text:p>
          </table:table-cell>
          <table:table-cell table:style-name="ce21" table:formula="of:=[.B11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nie zrobiłem. shaku, nie także. / shino : ćwiczenia dla wysokich dźwięków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7">
            <text:p>117</text:p>
          </table:table-cell>
          <table:table-cell table:style-name="ce21" table:formula="of:=[.B118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w ostatnich minutach, ćwiczenie dla sposoby wydmuchania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118">
            <text:p>118</text:p>
          </table:table-cell>
          <table:table-cell table:style-name="ce21" table:formula="of:=[.B119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kiedy wydmucham od dźwięku w drugiej oktawie do tego w pierwszej, jak dotąd, pierwszy dźwięk w pierwszej staje się głośny, głośniej niż bym chiał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19">
            <text:p>119</text:p>
          </table:table-cell>
          <table:table-cell table:style-name="ce21" table:formula="of:=[.B12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<text:s text:c="2"/>كان ذلك يوم السبت، الثاني من ابريل.</text:p>
          </table:table-cell>
          <table:table-cell table:style-name="ce32" office:value-type="string">
            <text:p>dhaliyka / yawma'sapti /</text:p>
          </table:table-cell>
          <table:table-cell table:style-name="ce34" office:value-type="string">
            <text:p>it was saturday, april second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20">
            <text:p>120</text:p>
          </table:table-cell>
          <table:table-cell table:style-name="ce21" table:formula="of:=[.B12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للعمل</text:p>
          </table:table-cell>
          <table:table-cell table:style-name="ce32" office:value-type="string">
            <text:p>lil'AAmali</text:p>
          </table:table-cell>
          <table:table-cell table:style-name="ce34" office:value-type="string">
            <text:p>I went to work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21">
            <text:p>121</text:p>
          </table:table-cell>
          <table:table-cell table:style-name="ce21" table:formula="of:=[.B122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كان الطقس جيدًا.</text:p>
          </table:table-cell>
          <table:table-cell table:style-name="ce32" office:value-type="string">
            <text:p>al't^aqsu / dhayiidan</text:p>
          </table:table-cell>
          <table:table-cell table:style-name="ce34" office:value-type="string">
            <text:p>it was a fine weather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22">
            <text:p>122</text:p>
          </table:table-cell>
          <table:table-cell table:style-name="ce21" table:formula="of:=[.B123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 بود. دوم آوريل بود.</text:p>
          </table:table-cell>
          <table:table-cell table:style-name="ce32" office:value-type="string">
            <text:p>duvom / avriyl</text:p>
          </table:table-cell>
          <table:table-cell table:style-name="ce34" office:value-type="string">
            <text:p>it was saturday, april second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123">
            <text:p>123</text:p>
          </table:table-cell>
          <table:table-cell table:style-name="ce21" table:formula="of:=[.B124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ي بود. باران نمی بارد.</text:p>
          </table:table-cell>
          <table:table-cell table:style-name="ce32" office:value-type="string">
            <text:p>havoo[weather / xuubiy / buwt / baaraan / nemiy[no / ?</text:p>
          </table:table-cell>
          <table:table-cell table:style-name="ce34" office:value-type="string">
            <text:p>it was a fine weather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24">
            <text:p>124</text:p>
          </table:table-cell>
          <table:table-cell table:style-name="ce21" table:formula="of:=[.B125]+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رفتم سر کار.</text:p>
          </table:table-cell>
          <table:table-cell table:style-name="ce32" office:value-type="string">
            <text:p>saru / kaar[job</text:p>
          </table:table-cell>
          <table:table-cell table:style-name="ce34" office:value-type="string">
            <text:p>I went to work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25">
            <text:p>125</text:p>
          </table:table-cell>
          <table:table-cell table:style-name="ce21" table:formula="of:=ROW()-[.A127]-1" office:value-type="float" office:value="1">
            <text:p>1</text:p>
          </table:table-cell>
          <table:table-cell table:style-name="ce23" office:value-type="date" office:date-value="2021-04-05T16:21:24.93">
            <text:p>0405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비가 내리고 있었다. / 울타리를 통해 페이스트를 주었다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126">
            <text:p>126</text:p>
          </table:table-cell>
          <table:table-cell table:style-name="ce21" table:formula="of:=[.B12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종이 통을 사용해 고체를 주었다. / 먼저 미케에게 페이스트. 이 때 크로도 미케의 페이스트에 다가온다. / "크로! 크로!" 라고 소리를 던진면서 좀 떨어진 곳에 다른 페이스트를 떨어뜨린다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27">
            <text:p>127</text:p>
          </table:table-cell>
          <table:table-cell table:style-name="ce21" table:formula="of:=[.B128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znów shino. po długim czasie, nagrałem zagrania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28">
            <text:p>128</text:p>
          </table:table-cell>
          <table:table-cell table:style-name="ce21" table:formula="of:=[.B129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w tych filmach, nie mówiłem wiele. tylko poinformowałem o numerze seryjnym filmu. a potem, prostu, zagrałem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29">
            <text:p>129</text:p>
          </table:table-cell>
          <table:table-cell table:style-name="ce21" table:formula="of:=[.B13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أحد. ٤ أبريل.</text:p>
          </table:table-cell>
          <table:table-cell table:style-name="ce32" office:value-type="string">
            <text:p>axadi / a'rabaA[fourth</text:p>
          </table:table-cell>
          <table:table-cell table:style-name="ce34" office:value-type="string">
            <text:p>it was sunday, april 4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0">
            <text:p>130</text:p>
          </table:table-cell>
          <table:table-cell table:style-name="ce21" table:formula="of:=[.B131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يکشنبه، ۴ آوريل یود.</text:p>
          </table:table-cell>
          <table:table-cell table:style-name="ce32" office:value-type="string">
            <text:p>chahaarom[fourth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31">
            <text:p>131</text:p>
          </table:table-cell>
          <table:table-cell table:style-name="ce21" table:formula="of:=[.B132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طرت في المساء.</text:p>
          </table:table-cell>
          <table:table-cell table:style-name="ce33" office:value-type="string">
            <text:p>amt^art / fiy'l'masaaI</text:p>
          </table:table-cell>
          <table:table-cell table:style-name="ce34" office:value-type="string">
            <text:p>I rained in the evening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32">
            <text:p>132</text:p>
          </table:table-cell>
          <table:table-cell table:style-name="ce21" table:formula="of:=[.B133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عصر باريدم </text:p>
          </table:table-cell>
          <table:table-cell table:style-name="ce33" office:value-type="string">
            <text:p>aasr / baariydam(?)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3">
            <text:p>133</text:p>
          </table:table-cell>
          <table:table-cell table:style-name="ce21" table:formula="of:=[.B134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вчера было воскресенье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4">
            <text:p>134</text:p>
          </table:table-cell>
          <table:table-cell table:style-name="ce21" table:formula="of:=[.B135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还继续。还厉害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35">
            <text:p>135</text:p>
          </table:table-cell>
          <table:table-cell table:style-name="ce21" table:formula="of:=ROW()-[.A137]-1" office:value-type="float" office:value="1">
            <text:p>1</text:p>
          </table:table-cell>
          <table:table-cell table:style-name="ce23" office:value-type="date" office:date-value="2021-04-06T10:06:23.31">
            <text:p>040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먼저부터 지상에. / 내가 크로에 가까워진 때 이미 미케가 이쪽으로 달려오는 중이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136">
            <text:p>136</text:p>
          </table:table-cell>
          <table:table-cell table:style-name="ce21" table:formula="of:=[.B137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zacząłem ćwiczenia dla zagranienia skali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37">
            <text:p>137</text:p>
          </table:table-cell>
          <table:table-cell table:style-name="ce21" table:formula="of:=[.B138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to znaczy, konkretnie, co zrobiłem wczoraj. / pierwszej wydmuchałem cztery nuty z rzędu w skali D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38">
            <text:p>138</text:p>
          </table:table-cell>
          <table:table-cell table:style-name="ce21" table:formula="of:=[.B139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a potem, te same nuty w skali E. a potem dalej, w skali F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39">
            <text:p>139</text:p>
          </table:table-cell>
          <table:table-cell table:style-name="ce21" table:formula="of:=[.B14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اثنين، السادس من أبريل.</text:p>
          </table:table-cell>
          <table:table-cell table:style-name="ce33" office:value-type="string">
            <text:p>ithnayni / a'saadisi</text:p>
          </table:table-cell>
          <table:table-cell table:style-name="ce34" office:value-type="string">
            <text:p>it was monday, april six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40">
            <text:p>140</text:p>
          </table:table-cell>
          <table:table-cell table:style-name="ce21" table:formula="of:=[.B141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وشنبه بود، ششم آوریل.</text:p>
          </table:table-cell>
          <table:table-cell table:style-name="ce33" office:value-type="string">
            <text:p>sheshoo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41">
            <text:p>141</text:p>
          </table:table-cell>
          <table:table-cell table:style-name="ce21" table:formula="of:=[.B142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لم تمطر في المساء.</text:p>
          </table:table-cell>
          <table:table-cell table:style-name="ce33" office:value-type="string">
            <text:p>tamt^ir</text:p>
          </table:table-cell>
          <table:table-cell table:style-name="ce34" office:value-type="string">
            <text:p>it did not rain in the evening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42">
            <text:p>142</text:p>
          </table:table-cell>
          <table:table-cell table:style-name="ce21" table:formula="of:=[.B143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غروب باران نمی بارد. </text:p>
          </table:table-cell>
          <table:table-cell table:style-name="ce33" office:value-type="string">
            <text:p>Guruwb / nemiy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43">
            <text:p>143</text:p>
          </table:table-cell>
          <table:table-cell table:style-name="ce21" table:formula="of:=[.B144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понеде'льник, шесто'го апре'ля.</text:p>
          </table:table-cell>
          <table:table-cell table:style-name="ce33"/>
          <table:table-cell table:style-name="ce34" office:value-type="string">
            <text:p>it was monday, april six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44">
            <text:p>144</text:p>
          </table:table-cell>
          <table:table-cell table:style-name="ce21" table:formula="of:=[.B145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145">
            <text:p>145</text:p>
          </table:table-cell>
          <table:table-cell table:style-name="ce21" table:formula="of:=[.B146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我开始别的新的拉伸运动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146">
            <text:p>146</text:p>
          </table:table-cell>
          <table:table-cell table:style-name="ce21" table:formula="of:=[.B147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这个运动呢，三个部分而构成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147">
            <text:p>147</text:p>
          </table:table-cell>
          <table:table-cell table:style-name="ce21" table:formula="of:=[.B148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第一是将上半身向前弯曲。第二是再将上半身向左右扭转。第三是吧两条腿互相交叉cha1，而向内侧紧紧地闭合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48">
            <text:p>148</text:p>
          </table:table-cell>
          <table:table-cell table:style-name="ce21" table:formula="of:=ROW()-[.A150]-1" office:value-type="float" office:value="1">
            <text:p>1</text:p>
          </table:table-cell>
          <table:table-cell table:style-name="ce23" office:value-type="date" office:date-value="2021-04-07T16:16:21.04">
            <text:p>040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산책 때 크로에게 두 번째의 포옹을 주었다. / 제1회는 크로가 나에게 달려올 때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49">
            <text:p>149</text:p>
          </table:table-cell>
          <table:table-cell table:style-name="ce21" table:formula="of:=[.B150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jak zwykle, ćwiczenia. co nowego to, że próbowałem tak zwanego, "alternatywnego palcowania". bardzo interesjący. 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8">
          <table:table-cell table:style-name="ce21" table:formula="of:=ROW()-2" office:value-type="float" office:value="150">
            <text:p>150</text:p>
          </table:table-cell>
          <table:table-cell table:style-name="ce21" table:formula="of:=[.B151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na przykład, dźwięk F#. palcowanie, którego obecnie używam, jest takie : położyję palce na tych dziurach : od dziury cztery do dziury siedem, i dziury cztery w połowie pozycji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51">
            <text:p>151</text:p>
          </table:table-cell>
          <table:table-cell table:style-name="ce21" table:formula="of:=[.B152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nowe palcowanie : położyję palce na tych dziurach : od dziury dwa do dziury siedem, całe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52">
            <text:p>152</text:p>
          </table:table-cell>
          <table:table-cell table:style-name="ce21" table:formula="of:=[.B153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ثلاثاء، السادس من أبريل.</text:p>
          </table:table-cell>
          <table:table-cell table:style-name="ce33" office:value-type="string">
            <text:p>thlathaaI</text:p>
          </table:table-cell>
          <table:table-cell table:style-name="ce34" office:value-type="string">
            <text:p>it was tuesday, april six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53">
            <text:p>153</text:p>
          </table:table-cell>
          <table:table-cell table:style-name="ce21" table:formula="of:=[.B15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سهشنبه بود، ششم آوريل</text:p>
          </table:table-cell>
          <table:table-cell table:style-name="ce33" office:value-type="string">
            <text:p>sheshae: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54">
            <text:p>154</text:p>
          </table:table-cell>
          <table:table-cell table:style-name="ce21" table:formula="of:=[.B155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كان الطقس جيدًا.</text:p>
          </table:table-cell>
          <table:table-cell table:style-name="ce33" office:value-type="string">
            <text:p>dhayiidan</text:p>
          </table:table-cell>
          <table:table-cell table:style-name="ce34" office:value-type="string">
            <text:p>weather was fine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55">
            <text:p>155</text:p>
          </table:table-cell>
          <table:table-cell table:style-name="ce21" table:formula="of:=[.B156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 بود.</text:p>
          </table:table-cell>
          <table:table-cell table:style-name="ce33" office:value-type="string">
            <text:p>xuwb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56">
            <text:p>156</text:p>
          </table:table-cell>
          <table:table-cell table:style-name="ce21" table:formula="of:=[.B157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 вторник, шесто'го апреля.</text:p>
          </table:table-cell>
          <table:table-cell table:style-name="ce33"/>
          <table:table-cell table:style-name="ce34" office:value-type="string">
            <text:p>it was tuesday, april six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157">
            <text:p>157</text:p>
          </table:table-cell>
          <table:table-cell table:style-name="ce21" table:formula="of:=[.B158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腰部的痛苦太厉害。我不得不几次躺tang3在地板上。不能继续站立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58">
            <text:p>158</text:p>
          </table:table-cell>
          <table:table-cell table:style-name="ce21" table:formula="of:=ROW()-[.A160]-1" office:value-type="float" office:value="1">
            <text:p>1</text:p>
          </table:table-cell>
          <table:table-cell table:style-name="ce23" office:value-type="date" office:date-value="2021-04-08T09:22:44.01">
            <text:p>040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운동장에서 몇몇 사람들이 공 던지기를 하고 있었다. 공을 벽에 던지고 있다. / 그래서 산책은 하지 않고 항상 장소에서 마사지를 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59">
            <text:p>159</text:p>
          </table:table-cell>
          <table:table-cell table:style-name="ce21" table:formula="of:=[.B160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ćwiczenia dla wysokich dźwięków, to znaczy, dla nich w drugiej oktawie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60">
            <text:p>160</text:p>
          </table:table-cell>
          <table:table-cell table:style-name="ce21" table:formula="of:=[.B161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myślę, że wczoraj doszedłem do kolejnego objawienia, dotyczącego kształtu ust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1">
            <text:p>161</text:p>
          </table:table-cell>
          <table:table-cell table:style-name="ce21" table:formula="of:=[.B162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swoiście, kształtu dla drugiej oktawie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2">
            <text:p>162</text:p>
          </table:table-cell>
          <table:table-cell table:style-name="ce21" table:formula="of:=[.B163]+1" office:value-type="float" office:value="5">
            <text:p>5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była środa, siódmy kwietnia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3">
            <text:p>163</text:p>
          </table:table-cell>
          <table:table-cell table:style-name="ce21" table:formula="of:=[.B16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، السابع من أبريل.</text:p>
          </table:table-cell>
          <table:table-cell table:style-name="ce33" office:value-type="string">
            <text:p>a'saabiAU</text:p>
          </table:table-cell>
          <table:table-cell table:style-name="ce34" office:value-type="string">
            <text:p>it was wednesday, april sev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4">
            <text:p>164</text:p>
          </table:table-cell>
          <table:table-cell table:style-name="ce21" table:formula="of:=[.B165]+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شنبه، هفتم آوريل بود.</text:p>
          </table:table-cell>
          <table:table-cell table:style-name="ce33" office:value-type="string">
            <text:p>haftoo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65">
            <text:p>165</text:p>
          </table:table-cell>
          <table:table-cell table:style-name="ce21" table:formula="of:=[.B166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مرة أخرى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6">
            <text:p>166</text:p>
          </table:table-cell>
          <table:table-cell table:style-name="ce21" table:formula="of:=[.B167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167">
            <text:p>167</text:p>
          </table:table-cell>
          <table:table-cell table:style-name="ce21" table:formula="of:=[.B168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继续。／ 很久我没有理会这个痛苦。不照顾我自己的身体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8">
            <text:p>168</text:p>
          </table:table-cell>
          <table:table-cell table:style-name="ce21" table:formula="of:=[.B169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среда, седьмо'е апреля.</text:p>
          </table:table-cell>
          <table:table-cell table:style-name="ce33"/>
          <table:table-cell table:style-name="ce34" office:value-type="string">
            <text:p>it was wednesday, april sev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9">
            <text:p>169</text:p>
          </table:table-cell>
          <table:table-cell table:style-name="ce21" table:formula="of:=[.B170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</text:p>
          </table:table-cell>
          <table:table-cell table:style-name="ce33" office:value-type="string">
            <text:p>Znowu poszedłem do parku.</text:p>
          </table:table-cell>
          <table:table-cell table:style-name="ce34" office:value-type="string">
            <text:p>I went to the park again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70">
            <text:p>170</text:p>
          </table:table-cell>
          <table:table-cell table:style-name="ce21" table:formula="of:=ROW()-[.A172]-1" office:value-type="float" office:value="1">
            <text:p>1</text:p>
          </table:table-cell>
          <table:table-cell table:style-name="ce23" office:value-type="date" office:date-value="2021-04-09T13:02:40.66">
            <text:p>0409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한 젊은 남자가 운동장의 남서 쪽 구석, 항상 내가 옹벽으로 갈 길 근처에서 공을 차고 있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171">
            <text:p>171</text:p>
          </table:table-cell>
          <table:table-cell table:style-name="ce21" table:formula="of:=[.B17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그래서 나는 운동장 중앙 근처를 통해 옹벽으로 갔다. / 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72">
            <text:p>172</text:p>
          </table:table-cell>
          <table:table-cell table:style-name="ce21" table:formula="of:=[.B173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크로는 이미 지상에 내려오고 있었다. / 미케가 곧 이어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73">
            <text:p>173</text:p>
          </table:table-cell>
          <table:table-cell table:style-name="ce21" table:formula="of:=[.B174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크로는 어제는 마사지 때 미케가 근처에 오면 "후우우" 라고 신음을 올렸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74">
            <text:p>174</text:p>
          </table:table-cell>
          <table:table-cell table:style-name="ce21" table:formula="of:=[.B175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 czwartek, ósmy kwietnia</text:p>
          </table:table-cell>
          <table:table-cell table:style-name="ce33"/>
          <table:table-cell table:style-name="ce34" office:value-type="string">
            <text:p>it was thursay, april eigh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175">
            <text:p>175</text:p>
          </table:table-cell>
          <table:table-cell table:style-name="ce21" table:formula="of:=[.B176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ponownie, ćwiczenia dla wysokich dźwięków. kształt ust, to używałem nowego sposoby, którego, jak napisałem wczoraj, doposzedłem przedwczoraj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76">
            <text:p>176</text:p>
          </table:table-cell>
          <table:table-cell table:style-name="ce21" table:formula="of:=[.B177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akże, doposzedłem kolejny nowy sposób. tym razem sposób dla dźwięku A-flat w drugiej oktawie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77">
            <text:p>177</text:p>
          </table:table-cell>
          <table:table-cell table:style-name="ce21" table:formula="of:=[.B178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الثامن من نيسان.</text:p>
          </table:table-cell>
          <table:table-cell table:style-name="ce33" office:value-type="string">
            <text:p>a'thaamini / niysaan</text:p>
          </table:table-cell>
          <table:table-cell table:style-name="ce34" office:value-type="string">
            <text:p>it was thursay, april eigh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78">
            <text:p>178</text:p>
          </table:table-cell>
          <table:table-cell table:style-name="ce21" table:formula="of:=[.B179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شنبه، هشتم آوريل بود.</text:p>
          </table:table-cell>
          <table:table-cell table:style-name="ce33" office:value-type="string">
            <text:p>hashtoo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79">
            <text:p>179</text:p>
          </table:table-cell>
          <table:table-cell table:style-name="ce21" table:formula="of:=[.B180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 بود.</text:p>
          </table:table-cell>
          <table:table-cell table:style-name="ce33"/>
          <table:table-cell table:style-name="ce34" office:value-type="string">
            <text:p>the weather was fine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80">
            <text:p>180</text:p>
          </table:table-cell>
          <table:table-cell table:style-name="ce21" table:formula="of:=[.B181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الطقس كان جيدًا.</text:p>
          </table:table-cell>
          <table:table-cell table:style-name="ce33" office:value-type="string">
            <text:p>dhayiidan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81">
            <text:p>181</text:p>
          </table:table-cell>
          <table:table-cell table:style-name="ce21" table:formula="of:=[.B182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'тверг, восьмо'е апреля.</text:p>
          </table:table-cell>
          <table:table-cell table:style-name="ce33"/>
          <table:table-cell table:style-name="ce34" office:value-type="string">
            <text:p>it was thursay, april eigh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82">
            <text:p>182</text:p>
          </table:table-cell>
          <table:table-cell table:style-name="ce21" table:formula="of:=[.B183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 / я не ходи'л в мага'зин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183">
            <text:p>183</text:p>
          </table:table-cell>
          <table:table-cell table:style-name="ce21" table:formula="of:=[.B184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昨天星期五， 四月八日。／ 我的腰部的痛苦继续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84">
            <text:p>184</text:p>
          </table:table-cell>
          <table:table-cell table:style-name="ce21" table:formula="of:=[.B185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我继续阅读文件。关于二氧化碳tan4的文件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185">
            <text:p>185</text:p>
          </table:table-cell>
          <table:table-cell table:style-name="ce21" table:formula="of:=ROW()-[.A187]-1" office:value-type="float" office:value="1">
            <text:p>1</text:p>
          </table:table-cell>
          <table:table-cell table:style-name="ce23" office:value-type="date" office:date-value="2021-04-10T09:39:43.06">
            <text:p>0410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계단 바로 옆의 옹벽에서. / 나는 순간 항상 장소으로 달리기 시작했는데, 곧 멈추어, 계단으로 돌아가서, 크로를 불렀다. 크로가 내려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86">
            <text:p>186</text:p>
          </table:table-cell>
          <table:table-cell table:style-name="ce21" table:formula="of:=[.B18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페이스트를 준 후의 절차. 미케의 경우. / 미케가 나를 본다. 나는 고체를 준다. 미케가 먹기 시작한다. 나는 어깨를 만진다.</text:p>
          </table:table-cell>
          <table:table-cell table:style-name="ce34" office:value-type="string">
            <text:p>Dotykam swojego ramienia.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87">
            <text:p>187</text:p>
          </table:table-cell>
          <table:table-cell table:style-name="ce21" table:formula="of:=[.B188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그렇게 함으로써 나는 그녀에게 다음과 같이 말하려고 한다. / "좋아, 조하. 너는 내가 <text:s/>너에게 음식을 주기를 기다려고주었다."</text:p>
          </table:table-cell>
          <table:table-cell table:style-name="ce33" office:value-type="string">
            <text:p>Czekał na jedzenie.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88">
            <text:p>188</text:p>
          </table:table-cell>
          <table:table-cell table:style-name="ce21" table:formula="of:=[.B189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był piątek, dziewiąty kwietnia.</text:p>
          </table:table-cell>
          <table:table-cell table:style-name="ce33"/>
          <table:table-cell table:style-name="ce34" office:value-type="string">
            <text:p>it was friday, april ni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89">
            <text:p>189</text:p>
          </table:table-cell>
          <table:table-cell table:style-name="ce21" table:formula="of:=[.B190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shino : ćwiczenia dla sekwencji wydmuchania dwóch dźwięków na przemian, jednej w pierwszej oktawie, drugiej w drugiej.</text:p>
          </table:table-cell>
          <table:table-cell table:style-name="ce35" office:value-type="string">
            <text:p>번갈아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190">
            <text:p>190</text:p>
          </table:table-cell>
          <table:table-cell table:style-name="ce21" table:formula="of:=[.B191]+1" office:value-type="float" office:value="6">
            <text:p>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co z kształt ust. wydaje się, że ten sposób, który wcześniej doposzedłem, być wystarczający.</text:p>
          </table:table-cell>
          <table:table-cell table:style-name="ce36" office:value-type="string">
            <text:p>입 모양은 어떻습니까? 아까 알아 낸 방식이면 충분할 것 같습니다.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1">
          <table:table-cell table:style-name="ce21" table:formula="of:=ROW()-2" office:value-type="float" office:value="191">
            <text:p>191</text:p>
          </table:table-cell>
          <table:table-cell table:style-name="ce21" table:formula="of:=[.B192]+1" office:value-type="float" office:value="7">
            <text:p>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9" office:value-type="string">
            <text:p>dźwięki wychodzi żywe.</text:p>
          </table:table-cell>
          <table:table-cell table:style-name="ce33" office:value-type="string">
            <text:p>소리가 생생하게 나옵니다.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2">
            <text:p>192</text:p>
          </table:table-cell>
          <table:table-cell table:style-name="ce21" table:formula="of:=[.B193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جمعة، التاسع من أبريل.</text:p>
          </table:table-cell>
          <table:table-cell table:style-name="ce33" office:value-type="string">
            <text:p>dhumuA</text:p>
          </table:table-cell>
          <table:table-cell table:style-name="ce34" office:value-type="string">
            <text:p>it was friday, april ni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3">
            <text:p>193</text:p>
          </table:table-cell>
          <table:table-cell table:style-name="ce21" table:formula="of:=[.B194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مرة أخرى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4">
            <text:p>194</text:p>
          </table:table-cell>
          <table:table-cell table:style-name="ce21" table:formula="of:=[.B195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ذهبت إلى متجر أيضًا.</text:p>
          </table:table-cell>
          <table:table-cell table:style-name="ce33" office:value-type="string">
            <text:p>ma'dharen / iyd^an</text:p>
          </table:table-cell>
          <table:table-cell table:style-name="ce34" office:value-type="string">
            <text:p>I went to the store, also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5">
            <text:p>195</text:p>
          </table:table-cell>
          <table:table-cell table:style-name="ce21" table:formula="of:=[.B196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جمعه بود، نهم آوريل.</text:p>
          </table:table-cell>
          <table:table-cell table:style-name="ce33" office:value-type="string">
            <text:p>dhom'e / nohoom</text:p>
          </table:table-cell>
          <table:table-cell table:style-name="ce34" office:value-type="string">
            <text:p>it was friday, april ni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6">
            <text:p>196</text:p>
          </table:table-cell>
          <table:table-cell table:style-name="ce21" table:formula="of:=[.B197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7">
            <text:p>197</text:p>
          </table:table-cell>
          <table:table-cell table:style-name="ce21" table:formula="of:=[.B198]+1" office:value-type="float" office:value="13">
            <text:p>1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هم به فروشگاه رفتم.</text:p>
          </table:table-cell>
          <table:table-cell table:style-name="ce33" office:value-type="string">
            <text:p>ham / furuw'shkaa</text:p>
          </table:table-cell>
          <table:table-cell table:style-name="ce34" office:value-type="string">
            <text:p>I went to the store, also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8">
            <text:p>198</text:p>
          </table:table-cell>
          <table:table-cell table:style-name="ce21" table:formula="of:=[.B199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пя'тница, девя'тое апреля.</text:p>
          </table:table-cell>
          <table:table-cell table:style-name="ce33"/>
          <table:table-cell table:style-name="ce34" office:value-type="string">
            <text:p>it was friday, april ni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9">
            <text:p>199</text:p>
          </table:table-cell>
          <table:table-cell table:style-name="ce21" table:formula="of:=[.B200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0" office:value-type="string">
            <text:p>я снова пошел в парк.</text:p>
          </table:table-cell>
          <table:table-cell table:style-name="ce33"/>
          <table:table-cell table:style-name="ce34" office:value-type="string">
            <text:p>I went to the store, also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00">
            <text:p>200</text:p>
          </table:table-cell>
          <table:table-cell table:style-name="ce21" table:formula="of:=[.B201]+1" office:value-type="float" office:value="16">
            <text:p>1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я тоже ходил в магазин.</text:p>
          </table:table-cell>
          <table:table-cell table:style-name="ce33"/>
          <table:table-cell table:style-name="ce34" office:value-type="string">
            <text:p>I went to the store, also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01">
            <text:p>201</text:p>
          </table:table-cell>
          <table:table-cell table:style-name="ce21" table:formula="of:=[.B202]+1" office:value-type="float" office:value="17">
            <text:p>1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ку'пил сла'дости.</text:p>
          </table:table-cell>
          <table:table-cell table:style-name="ce33"/>
          <table:table-cell table:style-name="ce34" office:value-type="string">
            <text:p>I bought some sweets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02">
            <text:p>202</text:p>
          </table:table-cell>
          <table:table-cell table:style-name="ce21" table:formula="of:=[.B203]+1" office:value-type="float" office:value="18">
            <text:p>1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，不变。痛苦地真厉害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203">
            <text:p>203</text:p>
          </table:table-cell>
          <table:table-cell table:style-name="ce21" table:formula="of:=[.B204]+1" office:value-type="float" office:value="19">
            <text:p>1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要不，我的感情可成为更放松。</text:p>
          </table:table-cell>
          <table:table-cell table:style-name="ce33" office:value-type="string">
            <text:p>W przeciwnym razie moje uczucia mogą się bardziej rozluźnić.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4">
            <text:p>204</text:p>
          </table:table-cell>
          <table:table-cell table:style-name="ce21" table:formula="of:=ROW()-[.A206]-1" office:value-type="float" office:value="1">
            <text:p>1</text:p>
          </table:table-cell>
          <table:table-cell table:style-name="ce23" office:value-type="date" office:date-value="2021-04-11T13:01:46.25">
            <text:p>041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내가 "평지" 를 지나는 무렵에 달려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05">
            <text:p>205</text:p>
          </table:table-cell>
          <table:table-cell table:style-name="ce21" table:formula="of:=[.B206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이전에도 그랬다거나 모르겠지만, 어제는 크로도 페이스트를 먹은 후, 고체를 줄 전에, 미케의 먹이를 먹으러가는 대신, 내를 보았다. / 그래서 그 행동에 이어, 나는 크로에게 고체를 주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06">
            <text:p>206</text:p>
          </table:table-cell>
          <table:table-cell table:style-name="ce21" table:formula="of:=[.B20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a sobota, dziesiąty kwietnia.</text:p>
          </table:table-cell>
          <table:table-cell table:style-name="ce33"/>
          <table:table-cell table:style-name="ce34" office:value-type="string">
            <text:p>it was saturday, april t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7">
            <text:p>207</text:p>
          </table:table-cell>
          <table:table-cell table:style-name="ce21" table:formula="of:=[.B208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wysoki dźwięki. te wychodzą dobrze, brzmią pięknie, wystarczająco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8">
            <text:p>208</text:p>
          </table:table-cell>
          <table:table-cell table:style-name="ce21" table:formula="of:=[.B209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w ostatnich minutach ćwiczenia, zrobiłem ćwiczenia dla półnutach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09">
            <text:p>209</text:p>
          </table:table-cell>
          <table:table-cell table:style-name="ce21" table:formula="of:=[.B21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سبت، العاشر من أبريل.</text:p>
          </table:table-cell>
          <table:table-cell table:style-name="ce33" office:value-type="string">
            <text:p>yawm'a'sapti / al'AAshiru</text:p>
          </table:table-cell>
          <table:table-cell table:style-name="ce34" office:value-type="string">
            <text:p>it was saturday, april t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0">
            <text:p>210</text:p>
          </table:table-cell>
          <table:table-cell table:style-name="ce21" table:formula="of:=[.B21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س، كان الطقس جيدة جدا.</text:p>
          </table:table-cell>
          <table:table-cell table:style-name="ce33" office:value-type="string">
            <text:p>dhayiidaton / dha'dan[very</text:p>
          </table:table-cell>
          <table:table-cell table:style-name="ce34" office:value-type="string">
            <text:p>it was a very fine weather, yesterday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11">
            <text:p>211</text:p>
          </table:table-cell>
          <table:table-cell table:style-name="ce21" table:formula="of:=[.B21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 بود، دهم آوريل.</text:p>
          </table:table-cell>
          <table:table-cell table:style-name="ce33" office:value-type="string">
            <text:p>dahoom</text:p>
          </table:table-cell>
          <table:table-cell table:style-name="ce34" office:value-type="string">
            <text:p>it was saturday, april t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2">
            <text:p>212</text:p>
          </table:table-cell>
          <table:table-cell table:style-name="ce21" table:formula="of:=[.B21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يروز، هوا بسيار خوبی بود.</text:p>
          </table:table-cell>
          <table:table-cell table:style-name="ce33" office:value-type="string">
            <text:p>bisyaer[많이</text:p>
          </table:table-cell>
          <table:table-cell table:style-name="ce34" office:value-type="string">
            <text:p>it was a very fine weather, yesterday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13">
            <text:p>213</text:p>
          </table:table-cell>
          <table:table-cell table:style-name="ce21" table:formula="of:=[.B214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суббо'та, деся'тое апреля.</text:p>
          </table:table-cell>
          <table:table-cell table:style-name="ce33"/>
          <table:table-cell table:style-name="ce34" office:value-type="string">
            <text:p>it was saturday, april t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4">
            <text:p>214</text:p>
          </table:table-cell>
          <table:table-cell table:style-name="ce21" table:formula="of:=[.B215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снова в парк. тоже в магазин. купил пачку спиртного.</text:p>
          </table:table-cell>
          <table:table-cell table:style-name="ce33" office:value-type="string" table:number-columns-spanned="2" table:number-rows-spanned="1">
            <text:p>다시 공원으로. 상점에도. 술 한 팩을 샀다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5">
            <text:p>215</text:p>
          </table:table-cell>
          <table:table-cell table:style-name="ce21" table:formula="of:=[.B216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yao1部的痛苦还厉害。特别是，右腿。右腿的和骨盆相接的部分。</text:p>
          </table:table-cell>
          <table:table-cell table:style-name="ce33" office:value-type="string" table:number-columns-spanned="2" table:number-rows-spanned="1">
            <text:p>허리 통증은 여전히 ​​심각합니다. 특히 오른쪽 다리. 골반과 만나는 오른쪽 다리 부분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16">
            <text:p>216</text:p>
          </table:table-cell>
          <table:table-cell table:style-name="ce21" table:formula="of:=ROW()-[.A218]-1" office:value-type="float" office:value="1">
            <text:p>1</text:p>
          </table:table-cell>
          <table:table-cell table:style-name="ce23" office:value-type="date" office:date-value="2021-04-12T13:04:17.37">
            <text:p>0412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먼저 미케가 지상으로 내려왔다. 내가 옹벽에 도착할 전에. / 한편 크로는 내려 오려고하지 않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217">
            <text:p>217</text:p>
          </table:table-cell>
          <table:table-cell table:style-name="ce21" table:formula="of:=[.B21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에게만 마사지. / 크로는 먹고 있을 때 내가 몸을 손대려고 하면 몸을 뒤으로 물러난다. / 머리를 내 손가락으로 가볍게 두드리면 머리를 조금 당겨 있지만, 그 자리에 머문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18">
            <text:p>218</text:p>
          </table:table-cell>
          <table:table-cell table:style-name="ce21" table:formula="of:=[.B219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a niedziele, jedenasty kwietnia.</text:p>
          </table:table-cell>
          <table:table-cell table:style-name="ce33"/>
          <table:table-cell table:style-name="ce34" office:value-type="string">
            <text:p>it was sunday, april elev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219">
            <text:p>219</text:p>
          </table:table-cell>
          <table:table-cell table:style-name="ce21" table:formula="of:=[.B220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znowu ćwiczenia dla sekwencji wysokich i niskich dźwięków, na przemian.</text:p>
          </table:table-cell>
          <table:table-cell table:style-name="ce33" office:value-type="string">
            <text:p>shino : 고음과 저음 시퀀스를 교대로 다시 연습합니다.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20">
            <text:p>220</text:p>
          </table:table-cell>
          <table:table-cell table:style-name="ce21" table:formula="of:=[.B221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أحد، الحادي عشر من أبريل.</text:p>
          </table:table-cell>
          <table:table-cell table:style-name="ce33" office:value-type="string">
            <text:p>a'xaadiy / AAshara</text:p>
          </table:table-cell>
          <table:table-cell table:style-name="ce34" office:value-type="string">
            <text:p>it was sunday, april elev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21">
            <text:p>221</text:p>
          </table:table-cell>
          <table:table-cell table:style-name="ce21" table:formula="of:=[.B222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كان الطقس جيد جدا.</text:p>
          </table:table-cell>
          <table:table-cell table:style-name="ce33" office:value-type="string">
            <text:p>dhayiidon / dhadan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22">
            <text:p>222</text:p>
          </table:table-cell>
          <table:table-cell table:style-name="ce21" table:formula="of:=[.B223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شتري البارحة.</text:p>
          </table:table-cell>
          <table:table-cell table:style-name="ce33" office:value-type="string">
            <text:p>ashtariy / al'baarixata</text:p>
          </table:table-cell>
          <table:table-cell table:style-name="ce34" office:value-type="string">
            <text:p>I did not buy yesterday</text:p>
          </table:table-cell>
          <table:table-cell table:style-name="ce38" office:value-type="string">
            <text:p>Nie kupiłem wczoraj.</text:p>
          </table:table-cell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23">
            <text:p>223</text:p>
          </table:table-cell>
          <table:table-cell table:style-name="ce21" table:formula="of:=[.B224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یکشنبه، يازدهم آوريل بود.</text:p>
          </table:table-cell>
          <table:table-cell table:style-name="ce33" office:value-type="string">
            <text:p>yaazda'hom(?)</text:p>
          </table:table-cell>
          <table:table-cell table:style-name="ce34" office:value-type="string">
            <text:p>it was sunday, april elev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24">
            <text:p>224</text:p>
          </table:table-cell>
          <table:table-cell table:style-name="ce21" table:formula="of:=[.B225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يروز من خريد نکردم.</text:p>
          </table:table-cell>
          <table:table-cell table:style-name="ce33" office:value-type="string">
            <text:p>chariyd[buy / ni'kardam(?)[do</text:p>
          </table:table-cell>
          <table:table-cell table:style-name="ce34" office:value-type="string">
            <text:p>I did not buy yesterday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25">
            <text:p>225</text:p>
          </table:table-cell>
          <table:table-cell table:style-name="ce21" table:formula="of:=[.B226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о воскресе'нье, одиннадца'тое апреля.</text:p>
          </table:table-cell>
          <table:table-cell table:style-name="ce33"/>
          <table:table-cell table:style-name="ce34" office:value-type="string">
            <text:p>it was sunday, april elev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4">
          <table:table-cell table:style-name="ce21" table:formula="of:=ROW()-2" office:value-type="float" office:value="226">
            <text:p>226</text:p>
          </table:table-cell>
          <table:table-cell table:style-name="ce21" table:formula="of:=[.B227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程度厉害。往往程度太厉害我站不住。</text:p>
          </table:table-cell>
          <table:table-cell table:style-name="ce33"/>
          <table:table-cell table:style-name="ce34" office:value-type="string">
            <text:p>Ból w talii. Stopień jest świetny. Często stopień jest zbyt silny, abym mógł wstać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27">
            <text:p>227</text:p>
          </table:table-cell>
          <table:table-cell table:style-name="ce21" table:formula="of:=ROW()-[.A229]-1" office:value-type="float" office:value="1">
            <text:p>1</text:p>
          </table:table-cell>
          <table:table-cell table:style-name="ce23" office:value-type="date" office:date-value="2021-04-13T10:29:51.31">
            <text:p>0413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크로는 먼저부터 지상에. "평지". 내가 크로의 곳에 도착할 무렵에 미케도 옹벽에서 도착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28">
            <text:p>228</text:p>
          </table:table-cell>
          <table:table-cell table:style-name="ce21" table:formula="of:=[.B22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크로는 "뒹굴" 등은 하지 않고 잠시 후 옹벽으로 돌아가서 버렸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29">
            <text:p>229</text:p>
          </table:table-cell>
          <table:table-cell table:style-name="ce21" table:formula="of:=[.B230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wczoraj, inne niż zwykłe ćwiczenia, skomponowałem jedną melodię. / tym razem, napisałem notatki, które dotyczą artykulacji nut. czy grać je płynnie, czy też przerwać oddychanie przed wydmuchanie nuty.</text:p>
          </table:table-cell>
          <table:table-cell table:style-name="ce33"/>
          <table:table-cell table:style-name="ce39" office:value-type="string">
            <text:p>매끄럽게 연주 할 것인지, 음을 불어 내기 전에 숨을 멈출 것인지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30">
            <text:p>230</text:p>
          </table:table-cell>
          <table:table-cell table:style-name="ce21" table:formula="of:=[.B231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był poniedziałek, dwunasty kwietnia.</text:p>
          </table:table-cell>
          <table:table-cell table:style-name="ce33"/>
          <table:table-cell table:style-name="ce34" office:value-type="string">
            <text:p>it was monday, april twelf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1">
            <text:p>231</text:p>
          </table:table-cell>
          <table:table-cell table:style-name="ce21" table:formula="of:=[.B232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اثنين، الثاني عشر من أبريل.</text:p>
          </table:table-cell>
          <table:table-cell table:style-name="ce33" office:value-type="string">
            <text:p>ithnayni / a'thaaniy / AAshara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32">
            <text:p>232</text:p>
          </table:table-cell>
          <table:table-cell table:style-name="ce21" table:formula="of:=[.B233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رة أخرى ذهبت إلى الحديقة، 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3">
            <text:p>233</text:p>
          </table:table-cell>
          <table:table-cell table:style-name="ce21" table:formula="of:=[.B234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وأعطيت الطعام للقطط .</text:p>
          </table:table-cell>
          <table:table-cell table:style-name="ce33" office:value-type="string">
            <text:p>AAt^iyt / al't^aAAm / lil'qit^at^i</text:p>
          </table:table-cell>
          <table:table-cell table:style-name="ce34" office:value-type="string">
            <text:p>i gave food to the cats.</text:p>
          </table:table-cell>
          <table:table-cell table:style-name="ce38" office:value-type="string">
            <text:p>I karmiła koty.</text:p>
          </table:table-cell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34">
            <text:p>234</text:p>
          </table:table-cell>
          <table:table-cell table:style-name="ce21" table:formula="of:=[.B235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وشنبه، دوازدهم آوريل بود.</text:p>
          </table:table-cell>
          <table:table-cell table:style-name="ce33" office:value-type="string">
            <text:p>davoozdahom</text:p>
          </table:table-cell>
          <table:table-cell table:style-name="ce34" office:value-type="string">
            <text:p>it was monday, april twelf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5">
            <text:p>235</text:p>
          </table:table-cell>
          <table:table-cell table:style-name="ce21" table:formula="of:=[.B236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 office:value-type="string">
            <text:p>Znowu poszedłem do parku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36">
            <text:p>236</text:p>
          </table:table-cell>
          <table:table-cell table:style-name="ce21" table:formula="of:=[.B237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دو گربه در پارک.</text:p>
          </table:table-cell>
          <table:table-cell table:style-name="ce33"/>
          <table:table-cell table:style-name="ce34" office:value-type="string">
            <text:p>Dwa koty w parku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37">
            <text:p>237</text:p>
          </table:table-cell>
          <table:table-cell table:style-name="ce21" table:formula="of:=[.B238]+1" office:value-type="float" office:value="11">
            <text:p>11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من به آنها غذا می دهم.</text:p>
          </table:table-cell>
          <table:table-cell table:style-name="ce33"/>
          <table:table-cell table:style-name="ce34" office:value-type="string">
            <text:p>Karmię je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238">
            <text:p>238</text:p>
          </table:table-cell>
          <table:table-cell table:style-name="ce21" table:formula="of:=[.B239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 понедельник, двенадцатый апреля.</text:p>
          </table:table-cell>
          <table:table-cell table:style-name="ce33"/>
          <table:table-cell table:style-name="ce34" office:value-type="string">
            <text:p>był poniedziałek, dwunasty kwietnia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39">
            <text:p>239</text:p>
          </table:table-cell>
          <table:table-cell table:style-name="ce21" table:formula="of:=[.B240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腰部痛苦继续。继续执行拉伸运动。这件运动，它就三个部分而构成。第一，上半身向前下扭转。第二，又上半身向左右扭转。第三，将各大腿互相拖拉。</text:p>
          </table:table-cell>
          <table:table-cell table:style-name="ce33" office:value-type="string" table:number-columns-spanned="3" table:number-rows-spanned="1">
            <text:p>Ból w talii trwał nadal. Kontynuuj wykonywanie ćwiczeń rozciągających. Ruch ten składa się z trzech części. Najpierw przekręć górną część ciała do przodu i do dołu. Po drugie, skręcił górną część ciała w lewo i w prawo. Po trzecie, przeciągnij uda do siebie.</text:p>
          </table:table-cell>
          <table:covered-table-cell table:style-name="ce34"/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40">
            <text:p>240</text:p>
          </table:table-cell>
          <table:table-cell table:style-name="ce21" table:formula="of:=ROW()-[.A242]-1" office:value-type="float" office:value="1">
            <text:p>1</text:p>
          </table:table-cell>
          <table:table-cell table:style-name="ce23" office:value-type="date" office:date-value="2021-04-14T11:28:17.48">
            <text:p>0414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계단 아래 옹벽에 있었다. 게단 아래 장소에서 "뒹굴". / 미케가 곧 울음 시작했기 때문에 크로를 안아하고 항상 옹벽으로 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241">
            <text:p>241</text:p>
          </table:table-cell>
          <table:table-cell table:style-name="ce21" table:formula="of:=[.B24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의 후 크로에게 페이스트를 주는 때 남 쪽의 보도에 몇몇 사람들이 왔다. 따라서 잠시 크로에게는 페이스트를 주어지 않았다. / 그러자 크로가 "우우?" 라는 목소리를 냈다. / 나쁜 일을 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42">
            <text:p>242</text:p>
          </table:table-cell>
          <table:table-cell table:style-name="ce21" table:formula="of:=[.B243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 wtorek, trzynastego kwietnia.</text:p>
          </table:table-cell>
          <table:table-cell table:style-name="ce33"/>
          <table:table-cell table:style-name="ce34" office:value-type="string">
            <text:p>it was tuesday, april thir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43">
            <text:p>243</text:p>
          </table:table-cell>
          <table:table-cell table:style-name="ce21" table:formula="of:=[.B244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to zaczyna stać się rutyną. czynności w sesji. najpierw skomponowanie, a potem ćwiczenie dla wydmuchania każdego dźwięku, a na koniec, ćwiczenie dla wysokich dźwięków, tzn., dźwięków w drugiej oktawie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44">
            <text:p>244</text:p>
          </table:table-cell>
          <table:table-cell table:style-name="ce21" table:formula="of:=[.B245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ثلاثاء، الثالث عشر من أبريل.</text:p>
          </table:table-cell>
          <table:table-cell table:style-name="ce33" office:value-type="string">
            <text:p>a'thaalith</text:p>
          </table:table-cell>
          <table:table-cell table:style-name="ce34" office:value-type="string">
            <text:p>it was tuesday, april thir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45">
            <text:p>245</text:p>
          </table:table-cell>
          <table:table-cell table:style-name="ce21" table:formula="of:=[.B246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في المساء ذهبت إلى الحديقة.</text:p>
          </table:table-cell>
          <table:table-cell table:style-name="ce33" office:value-type="string">
            <text:p>fiy'l'masaaI</text:p>
          </table:table-cell>
          <table:table-cell table:style-name="ce34" office:value-type="string">
            <text:p>in the evening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246">
            <text:p>246</text:p>
          </table:table-cell>
          <table:table-cell table:style-name="ce21" table:formula="of:=[.B247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قطتان هناك.</text:p>
          </table:table-cell>
          <table:table-cell table:style-name="ce33" office:value-type="string">
            <text:p>qut^ataani / hunaaka</text:p>
          </table:table-cell>
          <table:table-cell table:style-name="ce39" office:value-type="string">
            <text:p>거기 고양이 두 마리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247">
            <text:p>247</text:p>
          </table:table-cell>
          <table:table-cell table:style-name="ce21" table:formula="of:=[.B248]+1" office:value-type="float" office:value="8">
            <text:p>8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أعطيهم الطعام.</text:p>
          </table:table-cell>
          <table:table-cell table:style-name="ce33" office:value-type="string">
            <text:p>aAt^ayhum / a't^aAAma</text:p>
          </table:table-cell>
          <table:table-cell table:style-name="ce39" office:value-type="string">
            <text:p>나는 그들에게 음식을 준다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48">
            <text:p>248</text:p>
          </table:table-cell>
          <table:table-cell table:style-name="ce21" table:formula="of:=[.B249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سه شنبه بود، سيزدهم آوريل.</text:p>
          </table:table-cell>
          <table:table-cell table:style-name="ce33"/>
          <table:table-cell table:style-name="ce34" office:value-type="string">
            <text:p>it was tuesday, april thir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49">
            <text:p>249</text:p>
          </table:table-cell>
          <table:table-cell table:style-name="ce21" table:formula="of:=[.B250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غذا نخريدم</text:p>
          </table:table-cell>
          <table:table-cell table:style-name="ce33" office:value-type="string">
            <text:p>ghadho / ni(?)chariydam</text:p>
          </table:table-cell>
          <table:table-cell table:style-name="ce34" office:value-type="string">
            <text:p>나는 음식을 사지 않았다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50">
            <text:p>250</text:p>
          </table:table-cell>
          <table:table-cell table:style-name="ce21" table:formula="of:=[.B251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вторник, трина'дцатое апреля.</text:p>
          </table:table-cell>
          <table:table-cell table:style-name="ce28" office:value-type="string">
            <text:p>سه شنبه ، سیزدهم آوریل بود.</text:p>
          </table:table-cell>
          <table:table-cell table:style-name="ce34" office:value-type="string">
            <text:p>it was tuesday, april thirteenth</text:p>
          </table:table-cell>
          <table:table-cell table:style-name="ce2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51">
            <text:p>251</text:p>
          </table:table-cell>
          <table:table-cell table:style-name="ce21" table:formula="of:=[.B252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ходил в парк.</text:p>
          </table:table-cell>
          <table:table-cell table:style-name="ce28" office:value-type="string" table:number-columns-spanned="2" table:number-rows-spanned="1">
            <text:p>من به پارک رفتم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52">
            <text:p>252</text:p>
          </table:table-cell>
          <table:table-cell table:style-name="ce21" table:formula="of:=[.B253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还继续。</text:p>
          </table:table-cell>
          <table:table-cell table:style-name="ce33" office:value-type="string" table:number-columns-spanned="2" table:number-rows-spanned="1">
            <text:p>Боль в поясни'це продолжа'лась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53">
            <text:p>253</text:p>
          </table:table-cell>
          <table:table-cell table:style-name="ce21" table:formula="of:=[.B254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进一步更详细地说，骶髂关节。</text:p>
          </table:table-cell>
          <table:table-cell table:style-name="ce33" office:value-type="string" table:number-columns-spanned="2" table:number-rows-spanned="1">
            <text:p>Более подробно крестцово-подвздошный сустав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54">
            <text:p>254</text:p>
          </table:table-cell>
          <table:table-cell table:style-name="ce21" table:formula="of:=ROW()-[.A256]-1" office:value-type="float" office:value="1">
            <text:p>1</text:p>
          </table:table-cell>
          <table:table-cell table:style-name="ce23" office:value-type="date" office:date-value="2021-04-15T14:40:04.540001">
            <text:p>0415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비가 약간 내리고 있었다. 하지만 옹벽에도착한 때 두 마리 모두 옹벽에서 있었다. / 먼저 미케가 지상으로 내려왔다. 내가 소리를 걸어. 그러자 크로도 내려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255">
            <text:p>255</text:p>
          </table:table-cell>
          <table:table-cell table:style-name="ce21" table:formula="of:=[.B25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podobnie jak wczoraj. skomponowanie, ćwiczenie dla każdego dźwięku, a na koniec ćwiczenie dla wysokich dźwięków. wysokich i niskich dźwięków na przemian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56">
            <text:p>256</text:p>
          </table:table-cell>
          <table:table-cell table:style-name="ce21" table:formula="of:=[.B25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، الرابع عشر من أبريل.</text:p>
          </table:table-cell>
          <table:table-cell table:style-name="ce33"/>
          <table:table-cell table:style-name="ce34" office:value-type="string">
            <text:p>it was wednesday, april four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57">
            <text:p>257</text:p>
          </table:table-cell>
          <table:table-cell table:style-name="ce21" table:formula="of:=[.B258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 شنبه، چهاردهم آوريل بود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58">
            <text:p>258</text:p>
          </table:table-cell>
          <table:table-cell table:style-name="ce21" table:formula="of:=[.B25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среда', че'тырнадцатое апреля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259">
            <text:p>259</text:p>
          </table:table-cell>
          <table:table-cell table:style-name="ce21" table:formula="of:=[.B26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很长时间，我一直继续对身体有害的姿势。难怪我的骶di3髂qia4关节这么痛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60">
            <text:p>260</text:p>
          </table:table-cell>
          <table:table-cell table:style-name="ce21" table:formula="of:=ROW()-[.A262]-1" office:value-type="float" office:value="1">
            <text:p>1</text:p>
          </table:table-cell>
          <table:table-cell table:style-name="ce23" office:value-type="date" office:date-value="2021-04-16T11:31:39.83">
            <text:p>041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운동장, 남서 쪽에. 한 남자가 공을 벽에 던지고 있었다. 그래서 "평지"에의 산책은 하지않고 옹벽의 "먹이 자리" 앞에서 마사지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261">
            <text:p>261</text:p>
          </table:table-cell>
          <table:table-cell table:style-name="ce21" table:formula="of:=[.B26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어제는 마사지 후 미케도 스스로 옹벽으로 돌아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62">
            <text:p>262</text:p>
          </table:table-cell>
          <table:table-cell table:style-name="ce21" table:formula="of:=[.B263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skopiowałem jedną melodię. <text:s/>tytuł jest "Asadoja Junta". to jest piosenkiem z Okinawy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63">
            <text:p>263</text:p>
          </table:table-cell>
          <table:table-cell table:style-name="ce21" table:formula="of:=[.B264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po tym, znowu ćwiczenie dla wysokich dźwięków. / na jedną sekundę, w tej chwili kiedy przeszedłem z wysokiej noty do niskiej, poczułem kształt moich ust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64">
            <text:p>264</text:p>
          </table:table-cell>
          <table:table-cell table:style-name="ce21" table:formula="of:=[.B265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nie to, żebym mógł zmienić kształt moich ust, ale zobaczyć kształt ust. 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65">
            <text:p>265</text:p>
          </table:table-cell>
          <table:table-cell table:style-name="ce21" table:formula="of:=[.B266]+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mogłem poczuć kształt ust, mogłem zobaczyć, jak taki kształt dałby taki dźwięk, który teraz słyszę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66">
            <text:p>266</text:p>
          </table:table-cell>
          <table:table-cell table:style-name="ce21" table:formula="of:=[.B267]+1" office:value-type="float" office:value="7">
            <text:p>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był czwartek, piętnastego kwietnia</text:p>
          </table:table-cell>
          <table:table-cell table:style-name="ce33"/>
          <table:table-cell table:style-name="ce34" office:value-type="string">
            <text:p>it was thursday, april fif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67">
            <text:p>267</text:p>
          </table:table-cell>
          <table:table-cell table:style-name="ce21" table:formula="of:=[.B268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الخامس عشر من أبريل.</text:p>
          </table:table-cell>
          <table:table-cell table:style-name="ce33" office:value-type="string">
            <text:p>yam'l'chamiysi / al'chaamisu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68">
            <text:p>268</text:p>
          </table:table-cell>
          <table:table-cell table:style-name="ce21" table:formula="of:=[.B269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و لم إلى المتجر</text:p>
          </table:table-cell>
          <table:table-cell table:style-name="ce33" office:value-type="string">
            <text:p>iylaa'l'ma'dhari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69">
            <text:p>269</text:p>
          </table:table-cell>
          <table:table-cell table:style-name="ce21" table:formula="of:=[.B270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 شنبه، پانزدهم آوريل بود.</text:p>
          </table:table-cell>
          <table:table-cell table:style-name="ce33" office:value-type="string">
            <text:p>paanz'dahom</text:p>
          </table:table-cell>
          <table:table-cell table:style-name="ce34" office:value-type="string">
            <text:p>it was thursday, april fif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270">
            <text:p>270</text:p>
          </table:table-cell>
          <table:table-cell table:style-name="ce21" table:formula="of:=[.B271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از دوچرخه استفاده می کنم</text:p>
          </table:table-cell>
          <table:table-cell table:style-name="ce33" office:value-type="string">
            <text:p>dotscharche[bicycle / estefaade[use / konam[do</text:p>
          </table:table-cell>
          <table:table-cell table:style-name="ce34" office:value-type="string">
            <text:p>i use bicycle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71">
            <text:p>271</text:p>
          </table:table-cell>
          <table:table-cell table:style-name="ce21" table:formula="of:=[.B272]+1" office:value-type="float" office:value="12">
            <text:p>12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وقتی به پارک می روم</text:p>
          </table:table-cell>
          <table:table-cell table:style-name="ce33" office:value-type="string">
            <text:p>waqtiy / mei[i-go~1 ruwm</text:p>
          </table:table-cell>
          <table:table-cell table:style-name="ce34" office:value-type="string">
            <text:p>when I go to the park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72">
            <text:p>272</text:p>
          </table:table-cell>
          <table:table-cell table:style-name="ce21" table:formula="of:=[.B273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тверг, пятнадцатое апреля.</text:p>
          </table:table-cell>
          <table:table-cell table:style-name="ce33"/>
          <table:table-cell table:style-name="ce34" office:value-type="string">
            <text:p>it was thursday, april fif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73">
            <text:p>273</text:p>
          </table:table-cell>
          <table:table-cell table:style-name="ce21" table:formula="of:=[.B274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ходил в парк.</text:p>
          </table:table-cell>
          <table:table-cell table:style-name="ce33"/>
          <table:table-cell table:style-name="ce34" office:value-type="string">
            <text:p>I went to the park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74">
            <text:p>274</text:p>
          </table:table-cell>
          <table:table-cell table:style-name="ce21" table:formula="of:=[.B275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две кошки при'шли снова.</text:p>
          </table:table-cell>
          <table:table-cell table:style-name="ce33"/>
          <table:table-cell table:style-name="ce34" office:value-type="string">
            <text:p>the two cats came again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75">
            <text:p>275</text:p>
          </table:table-cell>
          <table:table-cell table:style-name="ce21" table:formula="of:=[.B276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дал им е'ду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276">
            <text:p>276</text:p>
          </table:table-cell>
          <table:table-cell table:style-name="ce21" table:formula="of:=[.B277]+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痛苦继续，就是说，骶髂关节的痛苦。还继续拉伸运动。以前说明过的运动。三件动作而构成的那种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77">
            <text:p>277</text:p>
          </table:table-cell>
          <table:table-cell table:style-name="ce21" table:formula="of:=ROW()-[.A279]-1" office:value-type="float" office:value="1">
            <text:p>1</text:p>
          </table:table-cell>
          <table:table-cell table:style-name="ce23" office:value-type="date" office:date-value="2021-04-17T07:34:40.02">
            <text:p>041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계단 아래 옹벽에서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78">
            <text:p>278</text:p>
          </table:table-cell>
          <table:table-cell table:style-name="ce21" table:formula="of:=[.B27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계잔 아래 지상에서 한두 번 "뒹굴"을 한 후, 다시 미케가 울리기 시작하고 있었기 때문에 크로를 안아하고 항상 옹벽으로 달리기 시작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79">
            <text:p>279</text:p>
          </table:table-cell>
          <table:table-cell table:style-name="ce21" table:formula="of:=[.B280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 piątek, szesnastego kwietnia.</text:p>
          </table:table-cell>
          <table:table-cell table:style-name="ce33"/>
          <table:table-cell table:style-name="ce34" office:value-type="string">
            <text:p>it was friday, april six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80">
            <text:p>280</text:p>
          </table:table-cell>
          <table:table-cell table:style-name="ce21" table:formula="of:=[.B281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wczoraj nie zagrałem żadnej melodii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81">
            <text:p>281</text:p>
          </table:table-cell>
          <table:table-cell table:style-name="ce21" table:formula="of:=[.B282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ylko ćwiczenia. dwa rodzaje ćwiczeń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82">
            <text:p>282</text:p>
          </table:table-cell>
          <table:table-cell table:style-name="ce21" table:formula="of:=[.B283]+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jedna, dla sekwencji, która zaczyna się od wysokiego dźwięku do niskiego, konkretnie, do pierwszej dziury, w pierwsze oktawie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283">
            <text:p>283</text:p>
          </table:table-cell>
          <table:table-cell table:style-name="ce21" table:formula="of:=[.B284]+1" office:value-type="float" office:value="7">
            <text:p>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drugie ćwiczenie. to dla sekwencji, która zaczyna się, znowu, od wysokiego dźwięku do niskiego, ale tym razem, wysoki dźwięk to w <text:s/>drugiej oktawie, i niski to w pierwszej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84">
            <text:p>284</text:p>
          </table:table-cell>
          <table:table-cell table:style-name="ce21" table:formula="of:=[.B285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جمعة، السادس عشر من أبريل.</text:p>
          </table:table-cell>
          <table:table-cell table:style-name="ce33" office:value-type="string">
            <text:p>yawm'l'dhumA / a'saadis </text:p>
          </table:table-cell>
          <table:table-cell table:style-name="ce34" office:value-type="string">
            <text:p>it was friday, april six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85">
            <text:p>285</text:p>
          </table:table-cell>
          <table:table-cell table:style-name="ce21" table:formula="of:=[.B286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جمعه، شانزدهم آوريل بود.</text:p>
          </table:table-cell>
          <table:table-cell table:style-name="ce33" office:value-type="string">
            <text:p>dhumuE / shaanz'daho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286">
            <text:p>286</text:p>
          </table:table-cell>
          <table:table-cell table:style-name="ce21" table:formula="of:=[.B287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لقد عزفت على الفلوت الياباني</text:p>
          </table:table-cell>
          <table:table-cell table:style-name="ce33" office:value-type="string">
            <text:p>laqad / Azafta / AAla'l'fluwt'l'jaabaaniy</text:p>
          </table:table-cell>
          <table:table-cell table:style-name="ce34" office:value-type="string">
            <text:p>I played a japanese flute</text:p>
          </table:table-cell>
          <table:table-cell table:style-name="ce38" office:value-type="string">
            <text:p>Я играл на японской флейте</text:p>
          </table:table-cell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287">
            <text:p>287</text:p>
          </table:table-cell>
          <table:table-cell table:style-name="ce21" table:formula="of:=[.B288]+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أكلت وجبة خفيفة على الغداء.</text:p>
          </table:table-cell>
          <table:table-cell table:style-name="ce33" office:value-type="string">
            <text:p>akaltu[ate / wadhbata[meal;snack~1 / chafiyfatan / GadaaI</text:p>
          </table:table-cell>
          <table:table-cell table:style-name="ce34" office:value-type="string">
            <text:p>i ate snack for lunch</text:p>
          </table:table-cell>
          <table:table-cell table:style-name="ce38" office:value-type="string">
            <text:p>Zjadłem przekąskę na lunch.</text:p>
          </table:table-cell>
          <table:table-cell table:style-name="ce41" office:value-type="string" table:number-columns-spanned="2" table:number-rows-spanned="1">
            <text:p>Я перекусил на обед.</text:p>
          </table:table-cell>
          <table:covered-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288">
            <text:p>288</text:p>
          </table:table-cell>
          <table:table-cell table:style-name="ce21" table:formula="of:=[.B289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ناهار ميان وعده خوردم</text:p>
          </table:table-cell>
          <table:table-cell table:style-name="ce33" office:value-type="string">
            <text:p>naahaeer[lunch / m'yoon[snack / waxade / choordam[eat</text:p>
          </table:table-cell>
          <table:table-cell table:style-name="ce34" office:value-type="string">
            <text:p>i ate snack for lunc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89">
            <text:p>289</text:p>
          </table:table-cell>
          <table:table-cell table:style-name="ce21" table:formula="of:=[.B290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пятница, шестнадцатое апреля.</text:p>
          </table:table-cell>
          <table:table-cell table:style-name="ce33"/>
          <table:table-cell table:style-name="ce34" office:value-type="string">
            <text:p>it was friday, april six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90">
            <text:p>290</text:p>
          </table:table-cell>
          <table:table-cell table:style-name="ce21" table:formula="of:=[.B291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ереку'сил на о'[a]бед.</text:p>
          </table:table-cell>
          <table:table-cell table:style-name="ce33"/>
          <table:table-cell table:style-name="ce34" office:value-type="string">
            <text:p>i ate snack for lunc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291">
            <text:p>291</text:p>
          </table:table-cell>
          <table:table-cell table:style-name="ce21" table:formula="of:=[.B292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骶髂关节，痛苦继续。三部拉伸运动，一天里执行三四次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2">
            <text:p>292</text:p>
          </table:table-cell>
          <table:table-cell table:style-name="ce21" table:formula="of:=ROW()-[.A294]-1" office:value-type="float" office:value="1">
            <text:p>1</text:p>
          </table:table-cell>
          <table:table-cell table:style-name="ce23" office:value-type="date" office:date-value="2021-04-18T08:27:23.67">
            <text:p>041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비가 와서 있었다. 장화를 신고 갔다. 우산도 쓰고 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3">
            <text:p>293</text:p>
          </table:table-cell>
          <table:table-cell table:style-name="ce21" table:formula="of:=[.B294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확입된 방식이 되었지만, 울타리 통해 먹이를 주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94">
            <text:p>294</text:p>
          </table:table-cell>
          <table:table-cell table:style-name="ce21" table:formula="of:=[.B295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먼저 미케에게 페이스트를 준 때 크로는 조금 떨어진 곳에 있고, 미케가 있는 곳으로는 다가오지는 않았다. 내가 주는 것을 기다려주고 있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5">
            <text:p>295</text:p>
          </table:table-cell>
          <table:table-cell table:style-name="ce21" table:formula="of:=[.B296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była sobota, siedemnastego kwietnia</text:p>
          </table:table-cell>
          <table:table-cell table:style-name="ce33"/>
          <table:table-cell table:style-name="ce34" office:value-type="string">
            <text:p>it was saturday, april sevente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296">
            <text:p>296</text:p>
          </table:table-cell>
          <table:table-cell table:style-name="ce21" table:formula="of:=[.B297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shino : sekwencja z wysokimi dźwiękami i niskimi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297">
            <text:p>297</text:p>
          </table:table-cell>
          <table:table-cell table:style-name="ce21" table:formula="of:=[.B298]+1" office:value-type="float" office:value="6">
            <text:p>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w ciągu ostatnich około pięciu minut, ćwiczenie dla gry. nowa technika gry. nazwałem to "pokrywa-poprzedzający wydmuchanie" </text:p>
          </table:table-cell>
          <table:table-cell table:style-name="ce33" office:value-type="string" table:number-columns-spanned="3" table:number-rows-spanned="1">
            <text:p>지난 5 분 동안 게임을 위해 운동하십시오. 새로운 연주 기술. 나는 그것을 "커버-프리 블로우"라고 불렀다.</text:p>
          </table:table-cell>
          <table:covered-table-cell table:style-name="ce34"/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8">
            <text:p>298</text:p>
          </table:table-cell>
          <table:table-cell table:style-name="ce21" table:formula="of:=[.B299]+1" office:value-type="float" office:value="7">
            <text:p>7</text:p>
          </table:table-cell>
          <table:table-cell table:style-name="ce23"/>
          <table:table-cell table:style-name="ce25" office:value-type="string">
            <text:p>a1</text:p>
          </table:table-cell>
          <table:table-cell table:style-name="ce28" office:value-type="string">
            <text:p>,كان ذلك يوم السبت، السابع عشر من أبريل.</text:p>
          </table:table-cell>
          <table:table-cell table:style-name="ce33" office:value-type="string">
            <text:p>yawm'l'sapti</text:p>
          </table:table-cell>
          <table:table-cell table:style-name="ce34" office:value-type="string">
            <text:p>it was saturday, april sevente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99">
            <text:p>299</text:p>
          </table:table-cell>
          <table:table-cell table:style-name="ce21" table:formula="of:=[.B300]+1" office:value-type="float" office:value="8">
            <text:p>8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شنبه، هفدهم آوريل بود.</text:p>
          </table:table-cell>
          <table:table-cell table:style-name="ce33" office:value-type="string">
            <text:p>hefdaho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00">
            <text:p>300</text:p>
          </table:table-cell>
          <table:table-cell table:style-name="ce21" table:formula="of:=[.B301]+1" office:value-type="float" office:value="9">
            <text:p>9</text:p>
          </table:table-cell>
          <table:table-cell table:style-name="ce23"/>
          <table:table-cell table:style-name="ce25" office:value-type="string">
            <text:p>a2</text:p>
          </table:table-cell>
          <table:table-cell table:style-name="ce28" office:value-type="string">
            <text:p>أمطرت في المساء.</text:p>
          </table:table-cell>
          <table:table-cell table:style-name="ce33" office:value-type="string">
            <text:p>amt^arat</text:p>
          </table:table-cell>
          <table:table-cell table:style-name="ce34" office:value-type="string">
            <text:p>it rained in the evening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301">
            <text:p>301</text:p>
          </table:table-cell>
          <table:table-cell table:style-name="ce21" table:formula="of:=[.B302]+1" office:value-type="float" office:value="10">
            <text:p>10</text:p>
          </table:table-cell>
          <table:table-cell table:style-name="ce23"/>
          <table:table-cell table:style-name="ce25" office:value-type="string">
            <text:p>a3</text:p>
          </table:table-cell>
          <table:table-cell table:style-name="ce28" office:value-type="string">
            <text:p>لقد أمطرت خلال النهاركذلك.</text:p>
          </table:table-cell>
          <table:table-cell table:style-name="ce33" office:value-type="string">
            <text:p>laqad[did / amt^ara_t / chilaala / nahaari / kadhaalika</text:p>
          </table:table-cell>
          <table:table-cell table:style-name="ce34" office:value-type="string">
            <text:p>it rained during the day as well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02">
            <text:p>302</text:p>
          </table:table-cell>
          <table:table-cell table:style-name="ce21" table:formula="of:=[.B303]+1" office:value-type="float" office:value="11">
            <text:p>11</text:p>
          </table:table-cell>
          <table:table-cell table:style-name="ce23"/>
          <table:table-cell table:style-name="ce25" office:value-type="string">
            <text:p>f2</text:p>
          </table:table-cell>
          <table:table-cell table:style-name="ce28" office:value-type="string">
            <text:p>عصر باريدم.</text:p>
          </table:table-cell>
          <table:table-cell table:style-name="ce33" office:value-type="string">
            <text:p>AAsr</text:p>
          </table:table-cell>
          <table:table-cell table:style-name="ce34" office:value-type="string">
            <text:p>it rained in the evening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03">
            <text:p>303</text:p>
          </table:table-cell>
          <table:table-cell table:style-name="ce21" table:formula="of:=[.B304]+1" office:value-type="float" office:value="12">
            <text:p>12</text:p>
          </table:table-cell>
          <table:table-cell table:style-name="ce23"/>
          <table:table-cell table:style-name="ce25" office:value-type="string">
            <text:p>f3</text:p>
          </table:table-cell>
          <table:table-cell table:style-name="ce28" office:value-type="string">
            <text:p>در روز نيز باران می بارد.</text:p>
          </table:table-cell>
          <table:table-cell table:style-name="ce33" office:value-type="string">
            <text:p>niyz[also</text:p>
          </table:table-cell>
          <table:table-cell table:style-name="ce34" office:value-type="string">
            <text:p>it rained during the day as well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04">
            <text:p>304</text:p>
          </table:table-cell>
          <table:table-cell table:style-name="ce21" table:formula="of:=[.B305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а суббота, семна'дцатое апреля.</text:p>
          </table:table-cell>
          <table:table-cell table:style-name="ce33"/>
          <table:table-cell table:style-name="ce34" office:value-type="string">
            <text:p>it was saturday, april sevente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05">
            <text:p>305</text:p>
          </table:table-cell>
          <table:table-cell table:style-name="ce21" table:formula="of:=[.B306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骶髂痛苦不变。昨天我感觉，我身体虚弱下去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306">
            <text:p>306</text:p>
          </table:table-cell>
          <table:table-cell table:style-name="ce21" table:formula="of:=[.B307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又练习手指笛。三种方法。一是使用一根食指。二是使用食指和拇mu3指。三是两根小指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07">
            <text:p>307</text:p>
          </table:table-cell>
          <table:table-cell table:style-name="ce21" table:formula="of:=ROW()-[.A309]-1" office:value-type="float" office:value="1">
            <text:p>1</text:p>
          </table:table-cell>
          <table:table-cell table:style-name="ce23" office:value-type="date" office:date-value="2021-04-19T08:53:21.230001">
            <text:p>0419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bạn cảm thâý ổn không?</text:p>
          </table:table-cell>
          <table:table-cell table:style-name="ce33"/>
          <table:table-cell table:style-name="ce39" office:value-type="string">
            <text:p>괜찮아?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308">
            <text:p>308</text:p>
          </table:table-cell>
          <table:table-cell table:style-name="ce21" table:formula="of:=[.B30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anh ấy bị thương bởi cái đinh này</text:p>
          </table:table-cell>
          <table:table-cell table:style-name="ce33"/>
          <table:table-cell table:style-name="ce34" office:value-type="string">
            <text:p>그는 이 못에 의해 상처를 입었다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309">
            <text:p>309</text:p>
          </table:table-cell>
          <table:table-cell table:style-name="ce21" table:formula="of:=[.B310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anh ta ngã xuống[에 sàn[바닥</text:p>
          </table:table-cell>
          <table:table-cell table:style-name="ce33"/>
          <table:table-cell table:style-name="ce34" office:value-type="string">
            <text:p>그는 바닥에 쓰러졌다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10">
            <text:p>310</text:p>
          </table:table-cell>
          <table:table-cell table:style-name="ce21" table:formula="of:=[.B311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두 마리. 크로는 내려오지 않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311">
            <text:p>311</text:p>
          </table:table-cell>
          <table:table-cell table:style-name="ce21" table:formula="of:=[.B312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나는 팔을 뻗어 더욱 옹벽에 매달려 크로에게 "내려오자" 라고 호소한다. 그러자 <text:s/>보도 쪽으로 이동하고 버린다. / 그대로 지상에 내려와냐고 생각했더니 옹벽에 머물고 있다.</text:p>
          </table:table-cell>
          <table:table-cell table:style-name="ce33" office:value-type="string" table:number-columns-spanned="3" table:number-rows-spanned="1">
            <text:p>Wyciągnąłem ramiona i zwisałem jeszcze bardziej z muru oporowego i zaapelowałem do Kro: „chodźmy na dół. Następnie przejdź na chodnik i wyrzuć go. / Myślałem o zejściu na ziemię tak, jak jest, ale zostaję na murze oporowym.</text:p>
          </table:table-cell>
          <table:covered-table-cell table:style-name="ce34"/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2">
            <text:p>312</text:p>
          </table:table-cell>
          <table:table-cell table:style-name="ce21" table:formula="of:=[.B313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odkryłem nowy sposób dla wydmuchania wysokich dźwięków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313">
            <text:p>313</text:p>
          </table:table-cell>
          <table:table-cell table:style-name="ce21" table:formula="of:=[.B314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punkt styku między dolną wargą a korpusem fletu. nie ruszasz tego punktu.</text:p>
          </table:table-cell>
          <table:table-cell table:style-name="ce37" office:value-type="string" table:number-columns-spanned="2" table:number-rows-spanned="1">
            <text:p>아랫 입술과 플루트 몸체 사이의 접촉점. 당신은 그 지점을 이동하지 않다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4">
            <text:p>314</text:p>
          </table:table-cell>
          <table:table-cell table:style-name="ce21" table:formula="of:=[.B315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ylko zmienisz kształt warg i kierunek powietrza.</text:p>
          </table:table-cell>
          <table:table-cell table:style-name="ce37" office:value-type="string" table:number-columns-spanned="2" table:number-rows-spanned="1">
            <text:p>입술의 모양과 공기의 방향 만 바꿉니다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15">
            <text:p>315</text:p>
          </table:table-cell>
          <table:table-cell table:style-name="ce21" table:formula="of:=[.B316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to był niedziele, oszemnastego kwietnia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6">
            <text:p>316</text:p>
          </table:table-cell>
          <table:table-cell table:style-name="ce21" table:formula="of:=[.B317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أحد، الثامن عشر من أبريل.</text:p>
          </table:table-cell>
          <table:table-cell table:style-name="ce33" office:value-type="string">
            <text:p>a'thaamina</text:p>
          </table:table-cell>
          <table:table-cell table:style-name="ce34" office:value-type="string">
            <text:p>it was sunday, april eighte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7">
            <text:p>317</text:p>
          </table:table-cell>
          <table:table-cell table:style-name="ce21" table:formula="of:=[.B318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. أيضا، إلى المتجر.</text:p>
          </table:table-cell>
          <table:table-cell table:style-name="ce33" office:value-type="string">
            <text:p>dhahaptu / ayd^an / ma'dhari</text:p>
          </table:table-cell>
          <table:table-cell table:style-name="ce40" office:value-type="string">
            <text:p>또한 가게에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18">
            <text:p>318</text:p>
          </table:table-cell>
          <table:table-cell table:style-name="ce21" table:formula="of:=[.B319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يروز، يکشنبه، هجدهم آوريل بود.</text:p>
          </table:table-cell>
          <table:table-cell table:style-name="ce33" office:value-type="string">
            <text:p>hedhuda'ho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9">
            <text:p>319</text:p>
          </table:table-cell>
          <table:table-cell table:style-name="ce21" table:formula="of:=[.B320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ميان وعده خريدم.</text:p>
          </table:table-cell>
          <table:table-cell table:style-name="ce33" office:value-type="string">
            <text:p>miyaan / wa'ade / chariydam</text:p>
          </table:table-cell>
          <table:table-cell table:style-name="ce34" office:value-type="string">
            <text:p>I bought a snack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20">
            <text:p>320</text:p>
          </table:table-cell>
          <table:table-cell table:style-name="ce21" table:formula="of:=[.B321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о воскресе'нье, восемна'дцатое апреля.</text:p>
          </table:table-cell>
          <table:table-cell table:style-name="ce33"/>
          <table:table-cell table:style-name="ce34" office:value-type="string">
            <text:p>it was sunday, april eighte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321">
            <text:p>321</text:p>
          </table:table-cell>
          <table:table-cell table:style-name="ce21" table:formula="of:=[.B322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继续 “三部拉伸运动”。腰部和骶髂的状况、感情，好像稍微、微弱地，好一点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322">
            <text:p>322</text:p>
          </table:table-cell>
          <table:table-cell table:style-name="ce21" table:formula="of:=[.B323]+1" office:value-type="float" office:value="16">
            <text:p>1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重点是，当我将我的上半身向水平方向扭转时，扭转到感觉爽快的程度。如果我感觉比较痛苦的话，那就扭转的程度过多了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23">
            <text:p>323</text:p>
          </table:table-cell>
          <table:table-cell table:style-name="ce21" table:formula="of:=ROW()-[.A325]-1" office:value-type="float" office:value="1">
            <text:p>1</text:p>
          </table:table-cell>
          <table:table-cell table:style-name="ce23" office:value-type="date" office:date-value="2021-04-20T10:20:18.36">
            <text:p>0420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hãy[please;let's? sử[use~2 dụng thang[elevator~1 máy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24">
            <text:p>324</text:p>
          </table:table-cell>
          <table:table-cell table:style-name="ce21" table:formula="of:=[.B325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chúng tôi đổ[pour bê tông vào[into đây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25">
            <text:p>325</text:p>
          </table:table-cell>
          <table:table-cell table:style-name="ce21" table:formula="of:=[.B326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anh ta đập[hit đầu[head vào[againt tường[wall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26">
            <text:p>326</text:p>
          </table:table-cell>
          <table:table-cell table:style-name="ce21" table:formula="of:=[.B327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두 마리. 다시 크로는 내려오지 않다. / 어제는 내가 내 팔을 뻗어면 옹벽에서 내리려고 했는데 역시 그 단계에서 멈춰 오지 않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327">
            <text:p>327</text:p>
          </table:table-cell>
          <table:table-cell table:style-name="ce21" table:formula="of:=[.B328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는 내가 옹벽으로 달리고 있었던 때 달리고 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328">
            <text:p>328</text:p>
          </table:table-cell>
          <table:table-cell table:style-name="ce21" table:formula="of:=[.B329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wysokie dźwięki. jak na poprzedniej sesji, sposób wydmuchania, to jest metodą ustalania[고정하는 pozycji dolnej wargi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29">
            <text:p>329</text:p>
          </table:table-cell>
          <table:table-cell table:style-name="ce21" table:formula="of:=[.B330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był poniedziele, dziewiętnastego kwietnia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30">
            <text:p>330</text:p>
          </table:table-cell>
          <table:table-cell table:style-name="ce21" table:formula="of:=[.B331]+1" office:value-type="float" office:value="8">
            <text:p>8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28" office:value-type="string">
            <text:p>كان ذلك يوم الاثنين، التاسع عشر من أبريل.</text:p>
          </table:table-cell>
          <table:table-cell table:style-name="ce33" office:value-type="string">
            <text:p>ithnayni</text:p>
          </table:table-cell>
          <table:table-cell table:style-name="ce34" office:value-type="string" table:number-columns-spanned="2" table:number-rows-spanned="1">
            <text:p>był poniedziele, dziewiętnastego kwietnia.</text:p>
          </table:table-cell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31">
            <text:p>331</text:p>
          </table:table-cell>
          <table:table-cell table:style-name="ce21" table:formula="of:=[.B332]+1" office:value-type="float" office:value="9">
            <text:p>9</text:p>
          </table:table-cell>
          <table:table-cell table:style-name="ce23"/>
          <table:table-cell table:style-name="ce25" office:value-type="string">
            <text:p>r2</text:p>
          </table:table-cell>
          <table:table-cell table:style-name="ce28" office:value-type="string">
            <text:p>الطقس كان جيدا.</text:p>
          </table:table-cell>
          <table:table-cell table:style-name="ce33" office:value-type="string">
            <text:p>dhayiidan</text:p>
          </table:table-cell>
          <table:table-cell table:style-name="ce34" office:value-type="string">
            <text:p>the weather was fine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2">
            <text:p>332</text:p>
          </table:table-cell>
          <table:table-cell table:style-name="ce21" table:formula="of:=[.B333]+1" office:value-type="float" office:value="10">
            <text:p>10</text:p>
          </table:table-cell>
          <table:table-cell table:style-name="ce23"/>
          <table:table-cell table:style-name="ce25" office:value-type="string">
            <text:p>r3</text:p>
          </table:table-cell>
          <table:table-cell table:style-name="ce28" office:value-type="string">
            <text:p>كانت هناك غيوم في السماء.</text:p>
          </table:table-cell>
          <table:table-cell table:style-name="ce33" office:value-type="string">
            <text:p>kyaana_t / hunaaka / ghyuwmon</text:p>
          </table:table-cell>
          <table:table-cell table:style-name="ce34" office:value-type="string" table:number-columns-spanned="2" table:number-rows-spanned="1">
            <text:p>there were clouds in the sky.</text:p>
          </table:table-cell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3">
            <text:p>333</text:p>
          </table:table-cell>
          <table:table-cell table:style-name="ce21" table:formula="of:=[.B334]+1" office:value-type="float" office:value="11">
            <text:p>11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دوشنبه بود، نوزدهم آوريل.</text:p>
          </table:table-cell>
          <table:table-cell table:style-name="ce33"/>
          <table:table-cell table:style-name="ce28" office:value-type="string" table:number-columns-spanned="2" table:number-rows-spanned="1">
            <text:p>كان ذلك يوم الاثنين، التاسع عشر من أبريل.</text:p>
          </table:table-cell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34">
            <text:p>334</text:p>
          </table:table-cell>
          <table:table-cell table:style-name="ce21" table:formula="of:=[.B335]+1" office:value-type="float" office:value="12">
            <text:p>12</text:p>
          </table:table-cell>
          <table:table-cell table:style-name="ce23"/>
          <table:table-cell table:style-name="ce25" office:value-type="string">
            <text:p>f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35">
            <text:p>335</text:p>
          </table:table-cell>
          <table:table-cell table:style-name="ce21" table:formula="of:=[.B336]+1" office:value-type="float" office:value="13">
            <text:p>13</text:p>
          </table:table-cell>
          <table:table-cell table:style-name="ce23"/>
          <table:table-cell table:style-name="ce25" office:value-type="string">
            <text:p>f3</text:p>
          </table:table-cell>
          <table:table-cell table:style-name="ce28" office:value-type="string">
            <text:p>من به فروشگاه ميروم</text:p>
          </table:table-cell>
          <table:table-cell table:style-name="ce33" office:value-type="string">
            <text:p>furuwshukaa / miyrawam</text:p>
          </table:table-cell>
          <table:table-cell table:style-name="ce34" office:value-type="string">
            <text:p>I go to the store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6">
            <text:p>336</text:p>
          </table:table-cell>
          <table:table-cell table:style-name="ce21" table:formula="of:=[.B337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понедельник, девятнадцатое апреля.</text:p>
          </table:table-cell>
          <table:table-cell table:style-name="ce33"/>
          <table:table-cell table:style-name="ce34" office:value-type="string" table:number-columns-spanned="2" table:number-rows-spanned="1">
            <text:p>był poniedziele, dziewiętnastego kwietnia.</text:p>
          </table:table-cell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37">
            <text:p>337</text:p>
          </table:table-cell>
          <table:table-cell table:style-name="ce21" table:formula="of:=[.B338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我昨晚看了色情录像。</text:p>
          </table:table-cell>
          <table:table-cell table:style-name="ce33"/>
          <table:table-cell table:style-name="ce34" office:value-type="string" table:number-columns-spanned="2" table:number-rows-spanned="1">
            <text:p>I watched pornography video last night.</text:p>
          </table:table-cell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38">
            <text:p>338</text:p>
          </table:table-cell>
          <table:table-cell table:style-name="ce21" table:formula="of:=[.B339]+1" office:value-type="float" office:value="16">
            <text:p>1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我前天下载这件视频。</text:p>
          </table:table-cell>
          <table:table-cell table:style-name="ce33"/>
          <table:table-cell table:style-name="ce34" office:value-type="string" table:number-columns-spanned="2" table:number-rows-spanned="1">
            <text:p>I downloaded the video the day before yesterday.</text:p>
          </table:table-cell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39">
            <text:p>339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0">
            <text:p>340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1">
            <text:p>341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2">
            <text:p>342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3">
            <text:p>343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4">
            <text:p>344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5">
            <text:p>345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6">
            <text:p>346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7">
            <text:p>347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8">
            <text:p>348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9">
            <text:p>349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50">
            <text:p>350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51">
            <text:p>351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52">
            <text:p>352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53">
            <text:p>353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54">
            <text:p>354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55">
            <text:p>355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56">
            <text:p>356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57">
            <text:p>357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58">
            <text:p>358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5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20T11:16:42.28">
            <text:p>0420 <text:s/>1116</text:p>
          </table:table-cell>
          <table:table-cell table:number-columns-repeated="5" office:value-type="string">
            <text:p>*</text:p>
          </table:table-cell>
          <table:table-cell table:style-name="ce24" table:formula="of:=NOW()" office:value-type="date" office:date-value="2021-04-20T11:16:45.12">
            <text:p>0420 <text:s/>1116</text:p>
          </table:table-cell>
          <table:table-cell table:style-name="ce24" table:formula="of:=NOW()" office:value-type="date" office:date-value="2021-04-20T11:16:45.12">
            <text:p>0420 <text:s/>1116</text:p>
          </table:table-cell>
          <table:table-cell office:value-type="string">
            <text:p>*</text:p>
          </table:table-cell>
          <table:table-cell table:style-name="ce24" table:formula="of:=NOW()" office:value-type="date" office:date-value="2021-04-20T11:16:45.12">
            <text:p>0420 <text:s/>111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2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2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12"/>
          <table:table-cell table:number-columns-repeated="1012"/>
        </table:table-row>
        <table:table-row table:style-name="ro35">
          <table:table-cell table:number-columns-repeated="11"/>
          <table:table-cell table:style-name="ce24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12"/>
          <table:table-cell table:number-columns-repeated="1012"/>
        </table:table-row>
        <table:table-row table:style-name="ro1" table:number-rows-repeated="10481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" table:style-name="ta1" table:print="false">
        <table:table-column table:style-name="co1" table:default-cell-style-name="ce19"/>
        <table:table-column table:style-name="co14" table:default-cell-style-name="ce19"/>
        <table:table-column table:style-name="co4" table:default-cell-style-name="ce19"/>
        <table:table-column table:style-name="co15" table:number-columns-repeated="11" table:default-cell-style-name="ce1"/>
        <table:table-column table:style-name="co5" table:default-cell-style-name="ce19"/>
        <table:table-column table:style-name="co1" table:number-columns-repeated="1009" table:default-cell-style-name="ce19"/>
        <table:table-row table:style-name="ro1">
          <table:table-cell table:number-columns-repeated="3"/>
          <table:table-cell table:style-name="ce15" table:formula="of:=COUNTIF([.D3:.D51];&quot;x&quot;)" office:value-type="float" office:value="4">
            <text:p>4</text:p>
          </table:table-cell>
          <table:table-cell table:style-name="ce15" table:formula="of:=COUNTA([.E3:.E9])" office:value-type="float" office:value="6">
            <text:p>6</text:p>
          </table:table-cell>
          <table:table-cell table:style-name="ce15" table:formula="of:=COUNTA([.F3:.F9])" office:value-type="float" office:value="6">
            <text:p>6</text:p>
          </table:table-cell>
          <table:table-cell table:style-name="ce15" table:formula="of:=COUNTA([.G3:.G9])" office:value-type="float" office:value="6">
            <text:p>6</text:p>
          </table:table-cell>
          <table:table-cell table:style-name="ce15" table:formula="of:=COUNTIF([.H3:.H14];&quot;x&quot;)" office:value-type="float" office:value="7">
            <text:p>7</text:p>
          </table:table-cell>
          <table:table-cell table:style-name="ce15" table:formula="of:=COUNTIF([.I3:.I14];&quot;x&quot;)" office:value-type="float" office:value="4">
            <text:p>4</text:p>
          </table:table-cell>
          <table:table-cell table:style-name="ce15" table:formula="of:=COUNTIF([.J3:.J14];&quot;x&quot;)" office:value-type="float" office:value="4">
            <text:p>4</text:p>
          </table:table-cell>
          <table:table-cell table:style-name="ce15" table:formula="of:=COUNTIF([.K3:.K14];&quot;x&quot;)" office:value-type="float" office:value="0">
            <text:p>0</text:p>
          </table:table-cell>
          <table:table-cell table:style-name="ce15" table:formula="of:=COUNTIF([.L3:.L14];&quot;x&quot;)" office:value-type="float" office:value="0">
            <text:p>0</text:p>
          </table:table-cell>
          <table:table-cell table:style-name="ce15" table:formula="of:=COUNTIF([.M3:.M14];&quot;x&quot;)" office:value-type="float" office:value="0">
            <text:p>0</text:p>
          </table:table-cell>
          <table:table-cell table:style-name="ce15" table:formula="of:=COUNTIF([.N3:.N14];&quot;x&quot;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table:formula="of:=CONCATENATE(&quot;s.n. (&quot;;MAX([.A3:.A14]);&quot;)&quot;)" office:value-type="string" office:string-value="s.n. (7)">
            <text:p>s.n. (7)</text:p>
          </table:table-cell>
          <table:table-cell table:style-name="ce22" office:value-type="string">
            <text:p>sentence</text:p>
          </table:table-cell>
          <table:table-cell table:style-name="ce22" office:value-type="string">
            <text:p>entry</text:p>
          </table:table-cell>
          <table:table-cell table:style-name="ce8" office:value-type="date" office:date-value="2021-03-16T13:13:24.55">
            <text:p>0316</text:p>
          </table:table-cell>
          <table:table-cell table:style-name="ce45" office:value-type="date" office:date-value="2021-03-20T14:36:31.78">
            <text:p>0320</text:p>
          </table:table-cell>
          <table:table-cell table:style-name="ce45" office:value-type="date" office:date-value="2021-03-21T10:50:44.88">
            <text:p>0321</text:p>
          </table:table-cell>
          <table:table-cell table:style-name="ce45" office:value-type="date" office:date-value="2021-03-22T16:19:02.51">
            <text:p>0322</text:p>
          </table:table-cell>
          <table:table-cell table:style-name="ce45" office:value-type="date" office:date-value="2021-03-23T09:01:30.66">
            <text:p>0323</text:p>
          </table:table-cell>
          <table:table-cell table:style-name="ce45" office:value-type="date" office:date-value="2021-03-24T14:23:17.96">
            <text:p>0324</text:p>
          </table:table-cell>
          <table:table-cell table:style-name="ce45" office:value-type="date" office:date-value="2021-03-25T12:57:57.93">
            <text:p>0325</text:p>
          </table:table-cell>
          <table:table-cell table:style-name="ce45" table:number-columns-repeated="4"/>
          <table:table-cell table:style-name="ce24" table:formula="of:=NOW()" office:value-type="date" office:date-value="2021-04-20T11:16:45.24">
            <text:p>0420 <text:s/>1116</text:p>
          </table:table-cell>
          <table:table-cell table:number-columns-repeated="1009"/>
        </table:table-row>
        <table:table-row table:style-name="ro36">
          <table:table-cell table:style-name="ce21" office:value-type="float" office:value="1">
            <text:p>1</text:p>
          </table:table-cell>
          <table:table-cell table:style-name="ce26" office:value-type="string">
            <text:p>vietnamese</text:p>
          </table:table-cell>
          <table:table-cell table:style-name="ce42" office:value-type="date" office:date-value="2021-03-16T13:12:16.45">
            <text:p>0316 <text:s/>1312</text:p>
          </table:table-cell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6" office:value-type="string">
            <text:p>x</text:p>
          </table:table-cell>
          <table:table-cell table:style-name="ce46" table:number-columns-repeated="4"/>
          <table:table-cell table:style-name="ce24" table:formula="of:=NOW()" office:value-type="date" office:date-value="2021-04-20T11:16:45.24">
            <text:p>0420 <text:s/>1116</text:p>
          </table:table-cell>
          <table:table-cell table:number-columns-repeated="1009"/>
        </table:table-row>
        <table:table-row table:style-name="ro36">
          <table:table-cell table:style-name="ce21" office:value-type="float" office:value="2">
            <text:p>2</text:p>
          </table:table-cell>
          <table:table-cell table:style-name="ce26" office:value-type="string">
            <text:p>polska</text:p>
          </table:table-cell>
          <table:table-cell table:style-name="ce42" office:value-type="date" office:date-value="2021-03-16T13:22:15.93">
            <text:p>0316 <text:s/>1322</text:p>
          </table:table-cell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6" office:value-type="string">
            <text:p>x</text:p>
          </table:table-cell>
          <table:table-cell table:style-name="ce46" table:number-columns-repeated="4"/>
          <table:table-cell table:style-name="ce24" table:formula="of:=NOW()" office:value-type="date" office:date-value="2021-04-20T11:16:45.25">
            <text:p>0420 <text:s/>1116</text:p>
          </table:table-cell>
          <table:table-cell table:number-columns-repeated="1009"/>
        </table:table-row>
        <table:table-row table:style-name="ro36">
          <table:table-cell table:style-name="ce21" office:value-type="float" office:value="3">
            <text:p>3</text:p>
          </table:table-cell>
          <table:table-cell table:style-name="ce26" office:value-type="string">
            <text:p>arabic</text:p>
          </table:table-cell>
          <table:table-cell table:style-name="ce42"/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46" table:number-columns-repeated="5"/>
          <table:table-cell table:style-name="ce24" table:formula="of:=NOW()" office:value-type="date" office:date-value="2021-04-20T11:16:45.25">
            <text:p>0420 <text:s/>1116</text:p>
          </table:table-cell>
          <table:table-cell table:number-columns-repeated="1009"/>
        </table:table-row>
        <table:table-row table:style-name="ro36">
          <table:table-cell table:style-name="ce44" office:value-type="float" office:value="4">
            <text:p>4</text:p>
          </table:table-cell>
          <table:table-cell table:style-name="ce26" office:value-type="string">
            <text:p>persian</text:p>
          </table:table-cell>
          <table:table-cell table:style-name="ce42"/>
          <table:table-cell table:style-name="ce18" office:value-type="string">
            <text:p>x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46" table:number-columns-repeated="5"/>
          <table:table-cell table:style-name="ce24" table:formula="of:=NOW()" office:value-type="date" office:date-value="2021-04-20T11:16:45.25">
            <text:p>0420 <text:s/>1116</text:p>
          </table:table-cell>
          <table:table-cell table:number-columns-repeated="1009"/>
        </table:table-row>
        <table:table-row table:style-name="ro36">
          <table:table-cell table:style-name="ce21" office:value-type="float" office:value="5">
            <text:p>5</text:p>
          </table:table-cell>
          <table:table-cell table:style-name="ce26" office:value-type="string">
            <text:p>russian</text:p>
          </table:table-cell>
          <table:table-cell table:style-name="ce42"/>
          <table:table-cell table:style-name="ce18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/>
          <table:table-cell table:style-name="ce46" table:number-columns-repeated="5"/>
          <table:table-cell table:style-name="ce24" table:formula="of:=NOW()" office:value-type="date" office:date-value="2021-04-20T11:16:45.25">
            <text:p>0420 <text:s/>1116</text:p>
          </table:table-cell>
          <table:table-cell table:number-columns-repeated="1009"/>
        </table:table-row>
        <table:table-row table:style-name="ro36">
          <table:table-cell table:style-name="ce21" office:value-type="float" office:value="6">
            <text:p>6</text:p>
          </table:table-cell>
          <table:table-cell table:style-name="ce26" office:value-type="string">
            <text:p>korean</text:p>
          </table:table-cell>
          <table:table-cell table:style-name="ce42"/>
          <table:table-cell table:style-name="ce14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6" office:value-type="string">
            <text:p>x</text:p>
          </table:table-cell>
          <table:table-cell table:style-name="ce46" table:number-columns-repeated="4"/>
          <table:table-cell table:style-name="ce24" table:formula="of:=NOW()" office:value-type="date" office:date-value="2021-04-20T11:16:45.25">
            <text:p>0420 <text:s/>1116</text:p>
          </table:table-cell>
          <table:table-cell table:number-columns-repeated="1009"/>
        </table:table-row>
        <table:table-row table:style-name="ro36">
          <table:table-cell table:style-name="ce21" office:value-type="float" office:value="7">
            <text:p>7</text:p>
          </table:table-cell>
          <table:table-cell table:style-name="ce26" office:value-type="string">
            <text:p>chinese</text:p>
          </table:table-cell>
          <table:table-cell table:style-name="ce42"/>
          <table:table-cell table:style-name="ce14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6" office:value-type="string">
            <text:p>x</text:p>
          </table:table-cell>
          <table:table-cell table:style-name="ce46" table:number-columns-repeated="4"/>
          <table:table-cell table:style-name="ce24" table:formula="of:=NOW()" office:value-type="date" office:date-value="2021-04-20T11:16:45.26">
            <text:p>0420 <text:s/>1116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42"/>
          <table:table-cell table:style-name="ce14"/>
          <table:table-cell table:style-name="ce12" table:number-columns-repeated="5"/>
          <table:table-cell table:number-columns-repeated="5" table:style-name="ce46" office:value-type="string">
            <text:p>#</text:p>
          </table:table-cell>
          <table:table-cell table:style-name="ce24" table:formula="of:=NOW()" office:value-type="date" office:date-value="2021-04-20T11:16:45.26">
            <text:p>0420 <text:s/>1116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42"/>
          <table:table-cell table:style-name="ce14"/>
          <table:table-cell table:style-name="ce12" table:number-columns-repeated="5"/>
          <table:table-cell table:style-name="ce46" table:number-columns-repeated="5"/>
          <table:table-cell table:style-name="ce24" table:formula="of:=NOW()" office:value-type="date" office:date-value="2021-04-20T11:16:45.26">
            <text:p>0420 <text:s/>1116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42"/>
          <table:table-cell table:style-name="ce14"/>
          <table:table-cell table:style-name="ce12" table:number-columns-repeated="5"/>
          <table:table-cell table:style-name="ce46" table:number-columns-repeated="5"/>
          <table:table-cell table:style-name="ce24" table:formula="of:=NOW()" office:value-type="date" office:date-value="2021-04-20T11:16:45.26">
            <text:p>0420 <text:s/>1116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42"/>
          <table:table-cell table:style-name="ce14"/>
          <table:table-cell table:style-name="ce12" table:number-columns-repeated="5"/>
          <table:table-cell table:style-name="ce46" table:number-columns-repeated="5"/>
          <table:table-cell table:style-name="ce24" table:formula="of:=NOW()" office:value-type="date" office:date-value="2021-04-20T11:16:45.26">
            <text:p>0420 <text:s/>1116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42"/>
          <table:table-cell table:style-name="ce14"/>
          <table:table-cell table:style-name="ce12" table:number-columns-repeated="5"/>
          <table:table-cell table:style-name="ce46" table:number-columns-repeated="5"/>
          <table:table-cell table:style-name="ce24" table:formula="of:=NOW()" office:value-type="date" office:date-value="2021-04-20T11:16:45.26">
            <text:p>0420 <text:s/>1116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20T11:16:45.26">
            <text:p>0420 <text:s/>1116</text:p>
          </table:table-cell>
          <table:table-cell table:style-name="ce10" table:formula="of:=NOW()" office:value-type="date" office:date-value="2021-04-20T11:16:45.22">
            <text:p>0420 <text:s/>1116</text:p>
          </table:table-cell>
          <table:table-cell table:style-name="ce24" table:formula="of:=NOW()" office:value-type="date" office:date-value="2021-04-20T11:16:45.26">
            <text:p>0420 <text:s/>1116</text:p>
          </table:table-cell>
          <table:table-cell table:style-name="ce24" table:formula="of:=NOW()" office:value-type="date" office:date-value="2021-04-20T11:16:45.26">
            <text:p>0420 <text:s/>1116</text:p>
          </table:table-cell>
          <table:table-cell table:style-name="ce24" table:formula="of:=NOW()" office:value-type="date" office:date-value="2021-04-20T11:16:45.26">
            <text:p>0420 <text:s/>1116</text:p>
          </table:table-cell>
          <table:table-cell table:style-name="ce24" table:formula="of:=NOW()" office:value-type="date" office:date-value="2021-04-20T11:16:45.26">
            <text:p>0420 <text:s/>1116</text:p>
          </table:table-cell>
          <table:table-cell table:style-name="ce24" table:formula="of:=NOW()" office:value-type="date" office:date-value="2021-04-20T11:16:45.26">
            <text:p>0420 <text:s/>1116</text:p>
          </table:table-cell>
          <table:table-cell table:style-name="ce24" table:formula="of:=NOW()" office:value-type="date" office:date-value="2021-04-20T11:16:45.26">
            <text:p>0420 <text:s/>1116</text:p>
          </table:table-cell>
          <table:table-cell table:style-name="ce24" table:formula="of:=NOW()" office:value-type="date" office:date-value="2021-04-20T11:16:45.26">
            <text:p>0420 <text:s/>1116</text:p>
          </table:table-cell>
          <table:table-cell table:style-name="ce24" table:formula="of:=NOW()" office:value-type="date" office:date-value="2021-04-20T11:16:45.26">
            <text:p>0420 <text:s/>1116</text:p>
          </table:table-cell>
          <table:table-cell table:style-name="ce24" table:formula="of:=NOW()" office:value-type="date" office:date-value="2021-04-20T11:16:45.26">
            <text:p>0420 <text:s/>1116</text:p>
          </table:table-cell>
          <table:table-cell table:style-name="ce24" table:formula="of:=NOW()" office:value-type="date" office:date-value="2021-04-20T11:16:45.26">
            <text:p>0420 <text:s/>1116</text:p>
          </table:table-cell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 table:number-rows-repeated="9">
          <table:table-cell table:number-columns-repeated="3"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14"/>
          <table:table-cell table:style-name="ce24" table:number-columns-repeated="10"/>
          <table:table-cell table:number-columns-repeated="1010"/>
        </table:table-row>
        <table:table-row table:style-name="ro1" table:number-rows-repeated="24">
          <table:table-cell table:number-columns-repeated="3"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10"/>
          <table:table-cell table:style-name="ce12" table:number-columns-repeated="10"/>
          <table:table-cell table:number-columns-repeated="1010"/>
        </table:table-row>
        <table:table-row table:style-name="ro1" table:number-rows-repeated="10">
          <table:table-cell table:number-columns-repeated="4"/>
          <table:table-cell table:style-name="ce12" table:number-columns-repeated="10"/>
          <table:table-cell table:number-columns-repeated="101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vi.A4:vi.AMJ50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0">2021/04/20</text:date>, <text:time>11:16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4-20T11:16:44.28</dc:date>
    <dc:creator>iwabuchi ken</dc:creator>
    <meta:editing-duration>P1DT16H40M31S</meta:editing-duration>
    <meta:editing-cycles>252</meta:editing-cycles>
    <meta:generator>OpenOffice/4.1.3$Win32 OpenOffice.org_project/413m1$Build-9783</meta:generator>
    <meta:document-statistic meta:table-count="3" meta:cell-count="2635" meta:object-count="0"/>
  </office:meta>
</office:document-meta>
</file>